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number-columns-repeated="1020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number-columns-repeated="1020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number-columns-repeated="1020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number-columns-repeated="1020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number-columns-repeated="1020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number-columns-repeated="1020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 HP ＋\V[386],
STR ＋\V[387], DEF ＋\V[388],
FIN ＋\V[389], AGI ＋\V[390]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Girl Rage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number-columns-repeated="1020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number-columns-repeated="1020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ooty Bash】 skill!</text:p>
          </table:table-cell>
          <table:table-cell table:number-columns-repeated="1020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number-columns-repeated="1020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number-columns-repeated="1020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number-columns-repeated="1020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20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number-columns-repeated="1020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number-columns-repeated="1020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“Top Menu” will be
displayed at the top of the screen.</text:p>
          </table:table-cell>
          <table:table-cell table:number-columns-repeated="1020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“Fight“, “Items”, and ”Run”.</text:p>
          </table:table-cell>
          <table:table-cell table:number-columns-repeated="1020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“Fight”.</text:p>
          </table:table-cell>
          <table:table-cell table:number-columns-repeated="1020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“Fight”, characters will be able
to act in order of initiative.</text:p>
          </table:table-cell>
          <table:table-cell table:number-columns-repeated="1020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“Attack“, “Skills”, or ”Wait”.</text:p>
          </table:table-cell>
          <table:table-cell table:number-columns-repeated="1020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“Attack” and deal some damage
to the opponent.</text:p>
          </table:table-cell>
          <table:table-cell table:number-columns-repeated="1020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“Skills” from the command menu,
special attacks and moves can be unleashed.
However, Hamuko doesn't know any skills yet,
so this can't be selected.</text:p>
          </table:table-cell>
          <table:table-cell table:number-columns-repeated="1020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“Wait”, you can skip your turn
without doing anything.</text:p>
          </table:table-cell>
          <table:table-cell table:number-columns-repeated="1020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“Top Menu” will be shown at the start of
combat, and then after every 5 turns taken by
our enemies and allies in battle.</text:p>
          </table:table-cell>
          <table:table-cell table:number-columns-repeated="1020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number-columns-repeated="1020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“Critical Hit”
will occur.</text:p>
          </table:table-cell>
          <table:table-cell table:number-columns-repeated="1020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“Counter”, responding with an
attack of their own.</text:p>
          </table:table-cell>
          <table:table-cell table:number-columns-repeated="1020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number-columns-repeated="1020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number-columns-repeated="1020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number-columns-repeated="1020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number-columns-repeated="1020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number-columns-repeated="1020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number-columns-repeated="1020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number-columns-repeated="1020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“C-Come at me, if you want!”</text:p>
          </table:table-cell>
          <table:table-cell table:number-columns-repeated="1020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“Normal is best, isn't it?!”</text:p>
          </table:table-cell>
          <table:table-cell table:number-columns-repeated="1020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number-columns-repeated="1020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Hey, hey,
it's a little early for April Fools' jokes!</text:p>
          </table:table-cell>
          <table:table-cell table:number-columns-repeated="1020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number-columns-repeated="1020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... Ready to go...</text:p>
          </table:table-cell>
          <table:table-cell table:number-columns-repeated="1020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—!</text:p>
          </table:table-cell>
          <table:table-cell table:number-columns-repeated="1020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number-columns-repeated="1020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number-columns-repeated="1020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'm all done—.</text:p>
          </table:table-cell>
          <table:table-cell table:number-columns-repeated="1020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number-columns-repeated="1020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number-columns-repeated="1020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number-columns-repeated="1020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number-columns-repeated="1020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number-columns-repeated="1020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much better!</text:p>
          </table:table-cell>
          <table:table-cell table:number-columns-repeated="1020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...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, hahah...</text:p>
          </table:table-cell>
          <table:table-cell table:number-columns-repeated="1020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... I thought I wouldn't make it～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aah... a few more seconds and I would've
caused a flood...)</text:p>
          </table:table-cell>
          <table:table-cell table:number-columns-repeated="1020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uggest she pee outside?</text:p>
          </table:table-cell>
          <table:table-cell table:number-columns-repeated="1020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... I'm really thirsty... I'd like some water,
please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I'm gonna...!! It's gonna c-come out...!</text:p>
          </table:table-cell>
          <table:table-cell table:number-columns-repeated="1020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ywhere... let me pee...!!</text:p>
          </table:table-cell>
          <table:table-cell table:number-columns-repeated="1020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I-I've got to make it...!!</text:p>
          </table:table-cell>
          <table:table-cell table:number-columns-repeated="1020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 wanna pee... it's no good...! Pee...!!</text:p>
          </table:table-cell>
          <table:table-cell table:number-columns-repeated="1020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I can't hold it...!!</text:p>
          </table:table-cell>
          <table:table-cell table:number-columns-repeated="1020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wait up for a minute... just a minute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I, p-pretty soon...</text:p>
          </table:table-cell>
          <table:table-cell table:number-columns-repeated="1020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uhh... I'm gonna need to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see any toilets around here, but... I-I
guess I don't have a choice, right...?</text:p>
          </table:table-cell>
          <table:table-cell table:number-columns-repeated="1020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 here?! No way, Jose...!</text:p>
          </table:table-cell>
          <table:table-cell table:number-columns-repeated="1020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f only I'd gone to the toilet when I had the
chance...</text:p>
          </table:table-cell>
          <table:table-cell table:number-columns-repeated="1020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it never would've turned out like...
this... *sniff*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*mutter*... I wanna go... to the toilet...</text:p>
          </table:table-cell>
          <table:table-cell table:number-columns-repeated="1020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ck...! Y-You didn't hear that, right...?</text:p>
          </table:table-cell>
          <table:table-cell table:number-columns-repeated="1020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well... th-that's how it is...</text:p>
          </table:table-cell>
          <table:table-cell table:number-columns-repeated="1020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member, regular breaks are essential for a
healthy lifestyle!</text:p>
          </table:table-cell>
          <table:table-cell table:number-columns-repeated="1020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because we're young, doesn't mean we
should push ourselves too hard...!</text:p>
          </table:table-cell>
          <table:table-cell table:number-columns-repeated="1020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off to find Ossie over at Lake Oshiru!</text:p>
          </table:table-cell>
          <table:table-cell table:number-columns-repeated="1020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nna be a plesiosaur-type monster,
that's the feeling I get!! I can't wait!!</text:p>
          </table:table-cell>
          <table:table-cell table:number-columns-repeated="1020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go back to the castle and figure
out how to fight against the Carats: red, blue
and white!</text:p>
          </table:table-cell>
          <table:table-cell table:number-columns-repeated="1020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~, no matter which way we turn, it feels
like there's been a Carat waiting around every
corner, lately~!</text:p>
          </table:table-cell>
          <table:table-cell table:number-columns-repeated="1020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number-columns-repeated="1020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number-columns-repeated="1020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number-columns-repeated="1020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number-columns-repeated="1020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number-columns-repeated="1020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number-columns-repeated="1020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number-columns-repeated="1020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number-columns-repeated="1020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number-columns-repeated="1020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number-columns-repeated="1020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number-columns-repeated="1020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number-columns-repeated="1020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aahh...! Alien-chan's visor is so cooool!!</text:p>
          </table:table-cell>
          <table:table-cell table:number-columns-repeated="1020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I wanna try it on so baaad...!</text:p>
          </table:table-cell>
          <table:table-cell table:number-columns-repeated="1020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ybe this kidnapping(?) case has something
to do with one of the Carats?</text:p>
          </table:table-cell>
          <table:table-cell table:number-columns-repeated="1020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d be a really nasty thing for them
to do!!</text:p>
          </table:table-cell>
          <table:table-cell table:number-columns-repeated="1020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hot spring was just as good as they say!</text:p>
          </table:table-cell>
          <table:table-cell table:number-columns-repeated="1020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no way we can lose, now!</text:p>
          </table:table-cell>
          <table:table-cell table:number-columns-repeated="1020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 the enemy, I mean... not to the baths.</text:p>
          </table:table-cell>
          <table:table-cell table:number-columns-repeated="1020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Reguma-kun!</text:p>
          </table:table-cell>
          <table:table-cell table:number-columns-repeated="1020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must have a pretty good idea of where
we've gotta go next, right?!</text:p>
          </table:table-cell>
          <table:table-cell table:number-columns-repeated="1020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not gonna say another word!!</text:p>
          </table:table-cell>
          <table:table-cell table:number-columns-repeated="1020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I'm not!</text:p>
          </table:table-cell>
          <table:table-cell table:number-columns-repeated="1020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disappointed that we couldn't use the
hot springs straight away, but...</text:p>
          </table:table-cell>
          <table:table-cell table:number-columns-repeated="1020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little bit of exercise before taking a dip never
hurt anyone!</text:p>
          </table:table-cell>
          <table:table-cell table:number-columns-repeated="1020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know if I should really say this, but...</text:p>
          </table:table-cell>
          <table:table-cell table:number-columns-repeated="1020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place called the Secret Springs, it's not
really all that secret, is it.</text:p>
          </table:table-cell>
          <table:table-cell table:number-columns-repeated="1020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-ot ・ spri-ings ♪    O-n ・ se-n ♪</text:p>
          </table:table-cell>
          <table:table-cell table:number-columns-repeated="1020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monsters come out then we've gotta
kill ・ them ♪</text:p>
          </table:table-cell>
          <table:table-cell table:number-columns-repeated="1020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psie! I said something kinda crazy!</text:p>
          </table:table-cell>
          <table:table-cell table:number-columns-repeated="1020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go tell the Princess about the lab
chief!</text:p>
          </table:table-cell>
          <table:table-cell table:number-columns-repeated="1020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but... about when the Chief captured me,
and what she did to me, uhh...</text:p>
          </table:table-cell>
          <table:table-cell table:number-columns-repeated="1020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leave that part out...</text:p>
          </table:table-cell>
          <table:table-cell table:number-columns-repeated="1020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 shame that the Chief was doing wicked
deeds behind our backs...</text:p>
          </table:table-cell>
          <table:table-cell table:number-columns-repeated="1020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 she was gonna power-up our Seraphia
was all a big lie... it's a double-whammy...</text:p>
          </table:table-cell>
          <table:table-cell table:number-columns-repeated="1020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off to find Viola-san, who's gone missing
somewhere deep inside the forest?</text:p>
          </table:table-cell>
          <table:table-cell table:number-columns-repeated="1020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-Let's go, then...</text:p>
          </table:table-cell>
          <table:table-cell table:number-columns-repeated="1020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meet the Knight Commander at
Jinbū Village, double-quick!</text:p>
          </table:table-cell>
          <table:table-cell table:number-columns-repeated="1020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where we'll commence operation
Save-Viola!</text:p>
          </table:table-cell>
          <table:table-cell table:number-columns-repeated="1020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-Pee... gonna pee... no, I'm leaking, I'm
leakiiiing!!</text:p>
          </table:table-cell>
          <table:table-cell table:number-columns-repeated="1020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-Just gotta hold it... 'til I get over behind
there... please, no, don't come ooou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he bathroooom...!</text:p>
          </table:table-cell>
          <table:table-cell table:number-columns-repeated="1020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y poor bladder can't take any mooore! I'm
gonna, I'm gonna burst...!!</text:p>
          </table:table-cell>
          <table:table-cell table:number-columns-repeated="1020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 don't usually do that kind of thing,
but...</text:p>
          </table:table-cell>
          <table:table-cell table:number-columns-repeated="1020"/>
        </table:table-row>
        <table:table-row>
          <table:table-cell table:style-name="ce0" office:value-type="string">
            <text:p>もうだめぇ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t's no good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Reguma-kun... 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concentrate like this...</text:p>
          </table:table-cell>
          <table:table-cell table:number-columns-repeated="1020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you're going to tease me like that...</text:p>
          </table:table-cell>
          <table:table-cell table:number-columns-repeated="1020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might start to hate you, y'know...?</text:p>
          </table:table-cell>
          <table:table-cell table:number-columns-repeated="1020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-Get away from me!! I totally stink of pee!!</text:p>
          </table:table-cell>
          <table:table-cell table:number-columns-repeated="1020"/>
        </table:table-row>
        <table:table-row>
          <table:table-cell table:style-name="ce0" office:value-type="string">
            <text:p>何て言うか、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w do I put this, uhh...</text:p>
          </table:table-cell>
          <table:table-cell table:number-columns-repeated="1020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 might need to use the toilet〜? Or
something... at least, that's what I'm thinking...</text:p>
          </table:table-cell>
          <table:table-cell table:number-columns-repeated="1020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when are we taking our next break...?</text:p>
          </table:table-cell>
          <table:table-cell table:number-columns-repeated="1020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orta, well... starting to feel like I have to
go, y'know...?</text:p>
          </table:table-cell>
          <table:table-cell table:number-columns-repeated="1020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y, then! Let's go back to the castle
and show the Princess the new friend we've
made!</text:p>
          </table:table-cell>
          <table:table-cell table:number-columns-repeated="1020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ll be some spicy new developments
waiting for us〜! ♪</text:p>
          </table:table-cell>
          <table:table-cell table:number-columns-repeated="1020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Spirit Queeeeeen!! Where aaare youuuu!!</text:p>
          </table:table-cell>
          <table:table-cell table:number-columns-repeated="1020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out, come out, wherever you aaaaaaare!!</text:p>
          </table:table-cell>
          <table:table-cell table:number-columns-repeated="1020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〜 Soooo〜 Hooottt〜...!!</text:p>
          </table:table-cell>
          <table:table-cell table:number-columns-repeated="1020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it'll only get worse if I keep talking
about it, but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feel like... I just gotta say it〜...!</text:p>
          </table:table-cell>
          <table:table-cell table:number-columns-repeated="1020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ew it was coming, but...</text:p>
          </table:table-cell>
          <table:table-cell table:number-columns-repeated="1020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the sunshine here is harsh...</text:p>
          </table:table-cell>
          <table:table-cell table:number-columns-repeated="1020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n I hear “Spirit Queen”, I get the image
of a genie coming out of a lamp, or
something!</text:p>
          </table:table-cell>
          <table:table-cell table:number-columns-repeated="1020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about you, Reguma-kun?</text:p>
          </table:table-cell>
          <table:table-cell table:number-columns-repeated="1020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gh!! I just can't stop thinking about this
“not-a-human” ally!!</text:p>
          </table:table-cell>
          <table:table-cell table:number-columns-repeated="1020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think it's an animal?! Or a spirit?!
Ooh, what if it's a zombie?!!</text:p>
          </table:table-cell>
          <table:table-cell table:number-columns-repeated="1020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zombie'd be cool...</text:p>
          </table:table-cell>
          <table:table-cell table:number-columns-repeated="1020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llfire Carat and Splendor Carat... it's all
making my head hurt.</text:p>
          </table:table-cell>
          <table:table-cell table:number-columns-repeated="1020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what were those family names again?
Pan-something, and Djael... uhhhh...</text:p>
          </table:table-cell>
          <table:table-cell table:number-columns-repeated="1020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moment there I didn't think we were
gonna make it out alive, but we're still in one
piece thanks to that gun-girl!</text:p>
          </table:table-cell>
          <table:table-cell table:number-columns-repeated="1020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though, who was tha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h, god... no... I don't think I can... hold it
in... anymore...!</text:p>
          </table:table-cell>
          <table:table-cell table:number-columns-repeated="1020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guess I'm gonna have to go right here...!
It's not my fault, okay?!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mm... actually...</text:p>
          </table:table-cell>
          <table:table-cell table:number-columns-repeated="1020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kinda been... well, holding it in for a while
now...</text:p>
          </table:table-cell>
          <table:table-cell table:number-columns-repeated="1020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eah, I know there aren't any toilets around
here, but...</text:p>
          </table:table-cell>
          <table:table-cell table:number-columns-repeated="1020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'll try holding it... just a little longer...</text:p>
          </table:table-cell>
          <table:table-cell table:number-columns-repeated="1020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D-Dammit...)</text:p>
          </table:table-cell>
          <table:table-cell table:number-columns-repeated="1020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really need to use the bathroom right about
now...)</text:p>
          </table:table-cell>
          <table:table-cell table:number-columns-repeated="1020"/>
        </table:table-row>
        <table:table-row>
          <table:table-cell table:style-name="ce0" office:value-type="string">
            <text:p>出口どこぉ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ere's the exit...?</text:p>
          </table:table-cell>
          <table:table-cell table:number-columns-repeated="1020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just that... y'know... I wanna get out of
here as soon as possible...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-We're trapped like rats...</text:p>
          </table:table-cell>
          <table:table-cell table:number-columns-repeated="1020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 guess we should go find a way out!</text:p>
          </table:table-cell>
          <table:table-cell table:number-columns-repeated="1020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rything's going off without a hitch!</text:p>
          </table:table-cell>
          <table:table-cell table:number-columns-repeated="1020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back to the castle so the Princess
can lavish us with praise!!</text:p>
          </table:table-cell>
          <table:table-cell table:number-columns-repeated="1020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is next Hellish King is called?</text:p>
          </table:table-cell>
          <table:table-cell table:number-columns-repeated="1020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one we fought in the Eastlands was...
uhhh, Komekichi, or something... right?</text:p>
          </table:table-cell>
          <table:table-cell table:number-columns-repeated="1020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we need to go report back to the
Princess about the research and the Four
Hellish Kings.</text:p>
          </table:table-cell>
          <table:table-cell table:number-columns-repeated="1020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right! It's like when people say,
“I have good news and bad news,” right?!
I wanna be the one to say it!!</text:p>
          </table:table-cell>
          <table:table-cell table:number-columns-repeated="1020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no... I can't hold it in, it's coming out!!
</text:p>
          </table:table-cell>
          <table:table-cell table:number-columns-repeated="1020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aaah, it's comiiiiiiing!!
</text:p>
          </table:table-cell>
          <table:table-cell table:number-columns-repeated="1020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h, haah, aaAAAH!
</text:p>
          </table:table-cell>
          <table:table-cell table:number-columns-repeated="1020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f... I don't get to the toilet soon...!
</text:p>
          </table:table-cell>
          <table:table-cell table:number-columns-repeated="1020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stand it anymooore!
</text:p>
          </table:table-cell>
          <table:table-cell table:number-columns-repeated="1020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u～! I-It's so embarrassing, but...
</text:p>
          </table:table-cell>
          <table:table-cell table:number-columns-repeated="1020"/>
        </table:table-row>
        <table:table-row>
          <table:table-cell table:style-name="ce0" office:value-type="string">
            <text:p>もう、無理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bear it any longer...!!
</text:p>
          </table:table-cell>
          <table:table-cell table:number-columns-repeated="1020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, I just need to go to the toilet really
bad...</text:p>
          </table:table-cell>
          <table:table-cell table:number-columns-repeated="1020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's go and find one...
</text:p>
          </table:table-cell>
          <table:table-cell table:number-columns-repeated="1020"/>
        </table:table-row>
        <table:table-row>
          <table:table-cell table:style-name="ce0" office:value-type="string">
            <text:p>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ooooh...
</text:p>
          </table:table-cell>
          <table:table-cell table:number-columns-repeated="1020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, just wait here a minute...
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...! Not in a place like this...! Geez!
</text:p>
          </table:table-cell>
          <table:table-cell table:number-columns-repeated="1020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tried as hard as I could... and I still couldn't
hold it in... uuuh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uhhh... see...
</text:p>
          </table:table-cell>
          <table:table-cell table:number-columns-repeated="1020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thinking... maybe I could use a little
bathroom break...?</text:p>
          </table:table-cell>
          <table:table-cell table:number-columns-repeated="1020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if we, uhh... find somewhere to take a rest
stop along the way...</text:p>
          </table:table-cell>
          <table:table-cell table:number-columns-repeated="1020"/>
        </table:table-row>
        <table:table-row>
          <table:table-cell table:style-name="ce0" office:value-type="string">
            <text:p>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'know...?
</text:p>
          </table:table-cell>
          <table:table-cell table:number-columns-repeated="1020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Four Hellish Kings have finally come out
to play!!</text:p>
          </table:table-cell>
          <table:table-cell table:number-columns-repeated="1020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s actually a secret fifth one, or
something! Now that'd be a plot twist!!</text:p>
          </table:table-cell>
          <table:table-cell table:number-columns-repeated="1020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should get back to the Yamato Village
Headman and tell him that we cleared the
coal mines, stat!</text:p>
          </table:table-cell>
          <table:table-cell table:number-columns-repeated="1020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ur target turned out to be an undead after
all! Somehow, I could just tell from its name!</text:p>
          </table:table-cell>
          <table:table-cell table:number-columns-repeated="1020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Doyaaah!!)</text:p>
          </table:table-cell>
          <table:table-cell table:number-columns-repeated="1020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We'd better pick up our spoils, first.)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That Gashkull's definitely going
to be an Undead-type monster!</text:p>
          </table:table-cell>
          <table:table-cell table:number-columns-repeated="1020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ll be so awesome if it comes back to life no
matter how many times we defeat it!! It'll be
pretty bad, though!!</text:p>
          </table:table-cell>
          <table:table-cell table:number-columns-repeated="1020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paths in the Eastlands are all super narrow,
aren't they?</text:p>
          </table:table-cell>
          <table:table-cell table:number-columns-repeated="1020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though the continent itself seems big
enough...</text:p>
          </table:table-cell>
          <table:table-cell table:number-columns-repeated="1020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all we need to do is get this key back
to Mr. Headman!</text:p>
          </table:table-cell>
          <table:table-cell table:number-columns-repeated="1020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ive it our all and get to the top of Asura
Tower! For Mr. Headman!</text:p>
          </table:table-cell>
          <table:table-cell table:number-columns-repeated="1020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'll be so happy if we manage to bring back
the key〜!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find someone who might know
where Gashkull is hiding.</text:p>
          </table:table-cell>
          <table:table-cell table:number-columns-repeated="1020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what do you think it looks like?</text:p>
          </table:table-cell>
          <table:table-cell table:number-columns-repeated="1020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it's like some kind of huge skull growing
right out of the ground!</text:p>
          </table:table-cell>
          <table:table-cell table:number-columns-repeated="1020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o, I-I'm gonna explode!!
</text:p>
          </table:table-cell>
          <table:table-cell table:number-columns-repeated="1020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h-hold iiit!!
</text:p>
          </table:table-cell>
          <table:table-cell table:number-columns-repeated="1020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go too far, okay?!! But you can't come
too close, either!!!</text:p>
          </table:table-cell>
          <table:table-cell table:number-columns-repeated="1020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...! I need to peeee!
</text:p>
          </table:table-cell>
          <table:table-cell table:number-columns-repeated="1020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oh... wh-what do I do...?!
</text:p>
          </table:table-cell>
          <table:table-cell table:number-columns-repeated="1020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 it's t-t-too s-scary... I can't...!
</text:p>
          </table:table-cell>
          <table:table-cell table:number-columns-repeated="1020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need to use the toilet...
</text:p>
          </table:table-cell>
          <table:table-cell table:number-columns-repeated="1020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I'm not so sure about using phantom ship
toilets...</text:p>
          </table:table-cell>
          <table:table-cell table:number-columns-repeated="1020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...?! Y-You don't mean right here, do you...?
</text:p>
          </table:table-cell>
          <table:table-cell table:number-columns-repeated="1020"/>
        </table:table-row>
        <table:table-row>
          <table:table-cell table:style-name="ce0" office:value-type="string">
            <text:p>やだよぅ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t a chance...
</text:p>
          </table:table-cell>
          <table:table-cell table:number-columns-repeated="1020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was I meant to do...?!  How could
anyone hold it for so long in a place like this...?!</text:p>
          </table:table-cell>
          <table:table-cell table:number-columns-repeated="1020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know it's not a good time for this, but...
</text:p>
          </table:table-cell>
          <table:table-cell table:number-columns-repeated="1020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onder if you can... use the toilets on this
ship...?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kinda need go to the bathroom...)
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-What should I do...?)
</text:p>
          </table:table-cell>
          <table:table-cell table:number-columns-repeated="1020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fine...!</text:p>
          </table:table-cell>
          <table:table-cell table:number-columns-repeated="1020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 get through haunted houses at amusement
parks just fine!</text:p>
          </table:table-cell>
          <table:table-cell table:number-columns-repeated="1020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not scared one bit—! Ahahahah...</text:p>
          </table:table-cell>
          <table:table-cell table:number-columns-repeated="1020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to think of it, I haven't really seen much
of the ship yet!</text:p>
          </table:table-cell>
          <table:table-cell table:number-columns-repeated="1020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I know, let's go to the deck! We might
be able to see the beautiful ocean view!</text:p>
          </table:table-cell>
          <table:table-cell table:number-columns-repeated="1020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Eastern
monsters, I mean?! I bet they're like
Yōkai​!!</text:p>
          </table:table-cell>
          <table:table-cell table:number-columns-repeated="1020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we're really making good use of those
ships, aren't we?</text:p>
          </table:table-cell>
          <table:table-cell table:number-columns-repeated="1020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we'd better go find whoever's in
charge of the lab.</text:p>
          </table:table-cell>
          <table:table-cell table:number-columns-repeated="1020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ere they are?</text:p>
          </table:table-cell>
          <table:table-cell table:number-columns-repeated="1020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op quiz! Where is our next destination?!</text:p>
          </table:table-cell>
          <table:table-cell table:number-columns-repeated="1020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oorrect! It's the secret laboratory south of
St. Yuria's!</text:p>
          </table:table-cell>
          <table:table-cell table:number-columns-repeated="1020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ll points, Reguma-kun!</text:p>
          </table:table-cell>
          <table:table-cell table:number-columns-repeated="1020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e're going back to see the Princess at
the castle?</text:p>
          </table:table-cell>
          <table:table-cell table:number-columns-repeated="1020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When you have no doubts, hurry forth”!
Although, we may a have a few doubts...!</text:p>
          </table:table-cell>
          <table:table-cell table:number-columns-repeated="1020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 then, next up is the railroad up at Mt.
Mahai!</text:p>
          </table:table-cell>
          <table:table-cell table:number-columns-repeated="1020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nna fill up those rail cars! Rail cars,
wahoo!!</text:p>
          </table:table-cell>
          <table:table-cell table:number-columns-repeated="1020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th-that's it!!</text:p>
          </table:table-cell>
          <table:table-cell table:number-columns-repeated="1020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at my limit...!!</text:p>
          </table:table-cell>
          <table:table-cell table:number-columns-repeated="1020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uu... I-I'll be... right back!!</text:p>
          </table:table-cell>
          <table:table-cell table:number-columns-repeated="1020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-Reguma-kun!!</text:p>
          </table:table-cell>
          <table:table-cell table:number-columns-repeated="1020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but I'm... at my breaking point...</text:p>
          </table:table-cell>
          <table:table-cell table:number-columns-repeated="1020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there's no other way... huh...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it here a sec...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... uhh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go the bathroom, and its... maybe
kind of bad...?</text:p>
          </table:table-cell>
          <table:table-cell table:number-columns-repeated="1020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g-got it...</text:p>
          </table:table-cell>
          <table:table-cell table:number-columns-repeated="1020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push myself, or *that* might happen...</text:p>
          </table:table-cell>
          <table:table-cell table:number-columns-repeated="1020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way.. that's... a little...</text:p>
          </table:table-cell>
          <table:table-cell table:number-columns-repeated="1020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look at me... I'm so ashamed...!</text:p>
          </table:table-cell>
          <table:table-cell table:number-columns-repeated="1020"/>
        </table:table-row>
        <table:table-row>
          <table:table-cell table:style-name="ce0" office:value-type="string">
            <text:p>うう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*wiggle*</text:p>
          </table:table-cell>
          <table:table-cell table:number-columns-repeated="1020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...</text:p>
          </table:table-cell>
          <table:table-cell table:number-columns-repeated="1020"/>
        </table:table-row>
        <table:table-row>
          <table:table-cell table:style-name="ce0" office:value-type="string">
            <text:p>できれば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possible, uhh...</text:p>
          </table:table-cell>
          <table:table-cell table:number-columns-repeated="1020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I might kinda... need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really is brisk out here, huh...</text:p>
          </table:table-cell>
          <table:table-cell table:number-columns-repeated="1020"/>
        </table:table-row>
        <table:table-row>
          <table:table-cell table:style-name="ce0" office:value-type="string">
            <text:p>ちょっと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uhh...</text:p>
          </table:table-cell>
          <table:table-cell table:number-columns-repeated="1020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ah... it's nothing.</text:p>
          </table:table-cell>
          <table:table-cell table:number-columns-repeated="1020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back to the Midlands to see the
Princess, right?</text:p>
          </table:table-cell>
          <table:table-cell table:number-columns-repeated="1020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wo ferries in one day! Wahooo!!</text:p>
          </table:table-cell>
          <table:table-cell table:number-columns-repeated="1020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ight be too dangerous to chase after
Hellfire-chan right now, so how about we get
back to the Commander in town?</text:p>
          </table:table-cell>
          <table:table-cell table:number-columns-repeated="1020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inside of the base looks like something
out of a movie...</text:p>
          </table:table-cell>
          <table:table-cell table:number-columns-repeated="1020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's so cool～! I'm gettin' fired up～!!</text:p>
          </table:table-cell>
          <table:table-cell table:number-columns-repeated="1020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ohoho———!!</text:p>
          </table:table-cell>
          <table:table-cell table:number-columns-repeated="1020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where in the side of the cliff, there's a
hole leading to the Duchess of Hellfire's base!</text:p>
          </table:table-cell>
          <table:table-cell table:number-columns-repeated="1020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! Brace for impact!</text:p>
          </table:table-cell>
          <table:table-cell table:number-columns-repeated="1020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irst things first, let's head back to Barugīn
Town and tell the SDU Commander just how
dangerous the snowfields are.</text:p>
          </table:table-cell>
          <table:table-cell table:number-columns-repeated="1020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we have an opportunity to find and
take the Duchess of Hellfire down, but it's
just way too chilly～...</text:p>
          </table:table-cell>
          <table:table-cell table:number-columns-repeated="1020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scared of snowslides, but... we have
to do our best to investigate!</text:p>
          </table:table-cell>
          <table:table-cell table:number-columns-repeated="1020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muko, ganbarimasu!
Watashi ganbarimasu—!!</text:p>
          </table:table-cell>
          <table:table-cell table:number-columns-repeated="1020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is, we can finally go conduct our
investigation of the snowfields!</text:p>
          </table:table-cell>
          <table:table-cell table:number-columns-repeated="1020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Duchess of Hellfire, can you hear me?
Watch out, 'cause we're coming for you!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number-columns-repeated="1020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number-columns-repeated="1020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number-columns-repeated="1020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number-columns-repeated="1020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number-columns-repeated="1020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number-columns-repeated="1020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number-columns-repeated="1020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number-columns-repeated="1020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number-columns-repeated="1020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hh～...</text:p>
          </table:table-cell>
          <table:table-cell table:number-columns-repeated="1020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number-columns-repeated="1020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number-columns-repeated="1020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number-columns-repeated="1020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number-columns-repeated="1020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number-columns-repeated="1020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number-columns-repeated="1020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number-columns-repeated="1020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number-columns-repeated="1020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number-columns-repeated="1020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number-columns-repeated="1020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number-columns-repeated="1020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number-columns-repeated="1020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number-columns-repeated="1020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u...! I can't...! It's coming out!!</text:p>
          </table:table-cell>
          <table:table-cell table:number-columns-repeated="1020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c-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's no use, I'll... use that spot over
there!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! I-I, that is...!</text:p>
          </table:table-cell>
          <table:table-cell table:number-columns-repeated="1020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-I can hold it anymore!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...! I'll be right back!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't there any... toilets nearby?</text:p>
          </table:table-cell>
          <table:table-cell table:number-columns-repeated="1020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number-columns-repeated="1020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're right.</text:p>
          </table:table-cell>
          <table:table-cell table:number-columns-repeated="1020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number-columns-repeated="1020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...!</text:p>
          </table:table-cell>
          <table:table-cell table:number-columns-repeated="1020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say weird stuff like that...!</text:p>
          </table:table-cell>
          <table:table-cell table:number-columns-repeated="1020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...? I'm sorry...</text:p>
          </table:table-cell>
          <table:table-cell table:number-columns-repeated="1020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h... I already feel like I have to pee
again...)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been... holding it in for a little while
now...</text:p>
          </table:table-cell>
          <table:table-cell table:number-columns-repeated="1020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n-no. It's nothing to worry about...</text:p>
          </table:table-cell>
          <table:table-cell table:number-columns-repeated="1020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number-columns-repeated="1020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number-columns-repeated="1020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number-columns-repeated="1020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number-columns-repeated="1020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“Hyamu Tunnel”, or something?</text:p>
          </table:table-cell>
          <table:table-cell table:number-columns-repeated="1020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c'mon!! We're going to
the castle, hurry up!!</text:p>
          </table:table-cell>
          <table:table-cell table:number-columns-repeated="1020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number-columns-repeated="1020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
Sharusharu-san home safely.</text:p>
          </table:table-cell>
          <table:table-cell table:number-columns-repeated="1020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... I wanna go! I wanna go!</text:p>
          </table:table-cell>
          <table:table-cell table:number-columns-repeated="1020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... pee... pee...!!)</text:p>
          </table:table-cell>
          <table:table-cell table:number-columns-repeated="1020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 done for, I can't stand it anymore!)</text:p>
          </table:table-cell>
          <table:table-cell table:number-columns-repeated="1020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... should do! Wait here!</text:p>
          </table:table-cell>
          <table:table-cell table:number-columns-repeated="1020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number-columns-repeated="1020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... I'm gonna leak...!)</text:p>
          </table:table-cell>
          <table:table-cell table:number-columns-repeated="1020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... I'll be back in no time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...</text:p>
          </table:table-cell>
          <table:table-cell table:number-columns-repeated="1020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number-columns-repeated="1020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should I do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number-columns-repeated="1020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Got it...</text:p>
          </table:table-cell>
          <table:table-cell table:number-columns-repeated="1020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say that...!</text:p>
          </table:table-cell>
          <table:table-cell table:number-columns-repeated="1020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 grown-up, I can't just not use a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I wanna change out of these
clothes already...</text:p>
          </table:table-cell>
          <table:table-cell table:number-columns-repeated="1020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also... I need to use the toilet again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sharu-san... where are you?</text:p>
          </table:table-cell>
          <table:table-cell table:number-columns-repeated="1020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-She's nowhere to be found... *squirm*</text:p>
          </table:table-cell>
          <table:table-cell table:number-columns-repeated="1020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... I have to change out of these, quickly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where is Sharusharu-san, anyway?</text:p>
          </table:table-cell>
          <table:table-cell table:number-columns-repeated="1020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...!</text:p>
          </table:table-cell>
          <table:table-cell table:number-columns-repeated="1020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sharu-san
is being held captive.</text:p>
          </table:table-cell>
          <table:table-cell table:number-columns-repeated="1020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find her so we can save her!</text:p>
          </table:table-cell>
          <table:table-cell table:number-columns-repeated="1020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can't...! It's more than... I can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... I need the toilet!!</text:p>
          </table:table-cell>
          <table:table-cell table:number-columns-repeated="1020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getting really bad...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going to leak out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-sorry to ask, but... umm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use the toilet, so can we please
take a rest stop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</text:p>
          </table:table-cell>
          <table:table-cell table:number-columns-repeated="1020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</text:p>
          </table:table-cell>
          <table:table-cell table:number-columns-repeated="1020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, just a tiny bit...)</text:p>
          </table:table-cell>
          <table:table-cell table:number-columns-repeated="1020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but what
am I gonna do?)</text:p>
          </table:table-cell>
          <table:table-cell table:number-columns-repeated="1020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take Sharusharu back from the bandit
gang!</text:p>
          </table:table-cell>
          <table:table-cell table:number-columns-repeated="1020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</text:p>
          </table:table-cell>
          <table:table-cell table:number-columns-repeated="1020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number-columns-repeated="1020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</text:p>
          </table:table-cell>
          <table:table-cell table:number-columns-repeated="1020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In the back of the forest to the north”, huh...?</text:p>
          </table:table-cell>
          <table:table-cell table:number-columns-repeated="1020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number-columns-repeated="1020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number-columns-repeated="1020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number-columns-repeated="1020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number-columns-repeated="1020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number-columns-repeated="1020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number-columns-repeated="1020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number-columns-repeated="1020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number-columns-repeated="1020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number-columns-repeated="1020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number-columns-repeated="1020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number-columns-repeated="1020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number-columns-repeated="1020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number-columns-repeated="1020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number-columns-repeated="1020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number-columns-repeated="1020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number-columns-repeated="1020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number-columns-repeated="1020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number-columns-repeated="1020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number-columns-repeated="1020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number-columns-repeated="1020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number-columns-repeated="1020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number-columns-repeated="1020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number-columns-repeated="1020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number-columns-repeated="1020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number-columns-repeated="1020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number-columns-repeated="1020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number-columns-repeated="1020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number-columns-repeated="1020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number-columns-repeated="1020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number-columns-repeated="1020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number-columns-repeated="1020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number-columns-repeated="1020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number-columns-repeated="1020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number-columns-repeated="1020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number-columns-repeated="1020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number-columns-repeated="1020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number-columns-repeated="1020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“Mediseed”
somewhere in Dābu Cavern, right?</text:p>
          </table:table-cell>
          <table:table-cell table:number-columns-repeated="1020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number-columns-repeated="1020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number-columns-repeated="1020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number-columns-repeated="1020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number-columns-repeated="1020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number-columns-repeated="1020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number-columns-repeated="1020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number-columns-repeated="1020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number-columns-repeated="1020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number-columns-repeated="1020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number-columns-repeated="1020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number-columns-repeated="1020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number-columns-repeated="1020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number-columns-repeated="1020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number-columns-repeated="1020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number-columns-repeated="1020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number-columns-repeated="1020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 wouldn't happen to have any water,
would you...? I'm parched...!</text:p>
          </table:table-cell>
          <table:table-cell table:number-columns-repeated="1020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... I'm at my limit, no... it's gonna come
out...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seriously... m-my absolute... limit...!!</text:p>
          </table:table-cell>
          <table:table-cell table:number-columns-repeated="1020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... it's coming oooouuuut!!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-What now... I can't... I can't take it
anymore...!)</text:p>
          </table:table-cell>
          <table:table-cell table:number-columns-repeated="1020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 need to pee now, or else... I'll w-wet
myself...!!)</text:p>
          </table:table-cell>
          <table:table-cell table:number-columns-repeated="1020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ut! I-I can't just do it... in a place
like this...!!</text:p>
          </table:table-cell>
          <table:table-cell table:number-columns-repeated="1020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ren't there any toilets around here...?
*glance* *glance*</text:p>
          </table:table-cell>
          <table:table-cell table:number-columns-repeated="1020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 see, erm... I'm struggling, here...!</text:p>
          </table:table-cell>
          <table:table-cell table:number-columns-repeated="1020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“delicacy”...?</text:p>
          </table:table-cell>
          <table:table-cell table:number-columns-repeated="1020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ust a little longer, and...</text:p>
          </table:table-cell>
          <table:table-cell table:number-columns-repeated="1020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would have made it to the toilet just fine,
got it?!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sort of feel like I-I need to go to the
bathroom...</text:p>
          </table:table-cell>
          <table:table-cell table:number-columns-repeated="1020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m starting to feel like I could use a visit
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suppose it's probably too soon to say
anything...)</text:p>
          </table:table-cell>
          <table:table-cell table:number-columns-repeated="1020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ur little group has become quite the crowd,
don't you think?</text:p>
          </table:table-cell>
          <table:table-cell table:number-columns-repeated="1020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if Takoyaki knows how to fight, then
that's all the better.</text:p>
          </table:table-cell>
          <table:table-cell table:number-columns-repeated="1020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looks like the alien girl really will be
sticking to us, after all.</text:p>
          </table:table-cell>
          <table:table-cell table:number-columns-repeated="1020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that visor-thingy of hers will
prove to be very useful, so why not?</text:p>
          </table:table-cell>
          <table:table-cell table:number-columns-repeated="1020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number-columns-repeated="1020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number-columns-repeated="1020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number-columns-repeated="1020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number-columns-repeated="1020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number-columns-repeated="1020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number-columns-repeated="1020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number-columns-repeated="1020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number-columns-repeated="1020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number-columns-repeated="1020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number-columns-repeated="1020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number-columns-repeated="1020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number-columns-repeated="1020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number-columns-repeated="1020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number-columns-repeated="1020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number-columns-repeated="1020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number-columns-repeated="1020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number-columns-repeated="1020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matter how much I look, it's definitely
there, and yet I can't touch it...</text:p>
          </table:table-cell>
          <table:table-cell table:number-columns-repeated="1020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somehow... eerie... uncanny, even...</text:p>
          </table:table-cell>
          <table:table-cell table:number-columns-repeated="1020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missing child must be somewhere inside
Ondrera Manor.</text:p>
          </table:table-cell>
          <table:table-cell table:number-columns-repeated="1020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 to go and find her, right away...!</text:p>
          </table:table-cell>
          <table:table-cell table:number-columns-repeated="1020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how long that alien girl intends
on following us around?</text:p>
          </table:table-cell>
          <table:table-cell table:number-columns-repeated="1020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f course, I feel bad that she can't get
back home, but...</text:p>
          </table:table-cell>
          <table:table-cell table:number-columns-repeated="1020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not about to give up the last year
of our memories...</text:p>
          </table:table-cell>
          <table:table-cell table:number-columns-repeated="1020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I should this in advance...</text:p>
          </table:table-cell>
          <table:table-cell table:number-columns-repeated="1020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do realize what'll happen to you if you
peek into the ladies' baths... don't you?</text:p>
          </table:table-cell>
          <table:table-cell table:number-columns-repeated="1020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at kind of monster could be
blocking the water supply to the hot springs?</text:p>
          </table:table-cell>
          <table:table-cell table:number-columns-repeated="1020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had better not be some kind of gooey lump
that comes flying at us...</text:p>
          </table:table-cell>
          <table:table-cell table:number-columns-repeated="1020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never thought we'd be visiting a hot springs
resort, so I didn't bring towels or anything...</text:p>
          </table:table-cell>
          <table:table-cell table:number-columns-repeated="1020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y provide their own equipment.</text:p>
          </table:table-cell>
          <table:table-cell table:number-columns-repeated="1020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going to the Eastlands, aren't we? We'll
need to head to Zazābu Port Town, first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my smile really such a rare
sight...?!</text:p>
          </table:table-cell>
          <table:table-cell table:number-columns-repeated="1020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 Chief was really researching Magic all
along, then...</text:p>
          </table:table-cell>
          <table:table-cell table:number-columns-repeated="1020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would mean the story about her trying to
amplify our Seraphia was all a lie...</text:p>
          </table:table-cell>
          <table:table-cell table:number-columns-repeated="1020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we'll ever be able to beat Carat like
this...</text:p>
          </table:table-cell>
          <table:table-cell table:number-columns-repeated="1020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'd better not doing anything weird just
because it's dark in here...!</text:p>
          </table:table-cell>
          <table:table-cell table:number-columns-repeated="1020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come on! We need to chase the Chief
up to the surface!</text:p>
          </table:table-cell>
          <table:table-cell table:number-columns-repeated="1020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he question is...)</text:p>
          </table:table-cell>
          <table:table-cell table:number-columns-repeated="1020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ho's going to provide the “weedkiller”...)</text:p>
          </table:table-cell>
          <table:table-cell table:number-columns-repeated="1020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Viola-san clearly hasn't worked on that
recklessness of hers...</text:p>
          </table:table-cell>
          <table:table-cell table:number-columns-repeated="1020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let's hustle. She might be in danger.</text:p>
          </table:table-cell>
          <table:table-cell table:number-columns-repeated="1020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eriously, I'm on the v-verge of...!!</text:p>
          </table:table-cell>
          <table:table-cell table:number-columns-repeated="1020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aaaaahhh, no no no!!</text:p>
          </table:table-cell>
          <table:table-cell table:number-columns-repeated="1020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o-only because this is an emergency,
got it?!!</text:p>
          </table:table-cell>
          <table:table-cell table:number-columns-repeated="1020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leakiiing! Get away, pleeeas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hold it... bathroom... aagh, come
on, hurry up!</text:p>
          </table:table-cell>
          <table:table-cell table:number-columns-repeated="1020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'd better... keep this to yourself, got it?!</text:p>
          </table:table-cell>
          <table:table-cell table:number-columns-repeated="1020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ere, exactly...?! You moron!</text:p>
          </table:table-cell>
          <table:table-cell table:number-columns-repeated="1020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sn't there a bathroom... somewhere
around here...?</text:p>
          </table:table-cell>
          <table:table-cell table:number-columns-repeated="1020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erm... I need to make a rest stop...</text:p>
          </table:table-cell>
          <table:table-cell table:number-columns-repeated="1020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ve had it up to here with your jokes! Just let
me visit the bathroom, already!</text:p>
          </table:table-cell>
          <table:table-cell table:number-columns-repeated="1020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was giving it my all, and yet... ohhhh...</text:p>
          </table:table-cell>
          <table:table-cell table:number-columns-repeated="1020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really was at my absolute limit... I swear...</text:p>
          </table:table-cell>
          <table:table-cell table:number-columns-repeated="1020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isten... don't you think it's been a long time
since our last break?</text:p>
          </table:table-cell>
          <table:table-cell table:number-columns-repeated="1020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 I was just thinking that now would be a
great time...</text:p>
          </table:table-cell>
          <table:table-cell table:number-columns-repeated="1020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ve just realized I need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better make a rest stop the next time we
find one...)</text:p>
          </table:table-cell>
          <table:table-cell table:number-columns-repeated="1020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... It doesn't really bother me, or anything,
but...</text:p>
          </table:table-cell>
          <table:table-cell table:number-columns-repeated="1020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y you seem to be such a magnet
for girls...</text:p>
          </table:table-cell>
          <table:table-cell table:number-columns-repeated="1020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if... there's no way to get b-back up...?</text:p>
          </table:table-cell>
          <table:table-cell table:number-columns-repeated="1020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Kh... I'm so sweaty that my clothes are sticking
to my skin...</text:p>
          </table:table-cell>
          <table:table-cell table:number-columns-repeated="1020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Hey! Wh-Wh-What are you looking at!!
You pervert!!!</text:p>
          </table:table-cell>
          <table:table-cell table:number-columns-repeated="1020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want ice-cream...)</text:p>
          </table:table-cell>
          <table:table-cell table:number-columns-repeated="1020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One of those Yukimi ones would be nice...)</text:p>
          </table:table-cell>
          <table:table-cell table:number-columns-repeated="1020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received help from all sorts of people
all over this world.</text:p>
          </table:table-cell>
          <table:table-cell table:number-columns-repeated="1020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 people in the Southlands are
just as amicable.</text:p>
          </table:table-cell>
          <table:table-cell table:number-columns-repeated="1020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a shame that the research hasn't
progressed all that much, but this new
discovery about the legend of the Heavenly
Maiden sounds like great news.</text:p>
          </table:table-cell>
          <table:table-cell table:number-columns-repeated="1020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ead for the library underneath St.
Yuria's Church.</text:p>
          </table:table-cell>
          <table:table-cell table:number-columns-repeated="1020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is everyone from the demon world so
utterly egotistical?</text:p>
          </table:table-cell>
          <table:table-cell table:number-columns-repeated="1020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etting so tired of it...</text:p>
          </table:table-cell>
          <table:table-cell table:number-columns-repeated="1020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attracted one hell of a stalker, haven't
we?</text:p>
          </table:table-cell>
          <table:table-cell table:number-columns-repeated="1020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rom the looks of things, that won't be the last
time we'll meet.</text:p>
          </table:table-cell>
          <table:table-cell table:number-columns-repeated="1020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hh, I need the toilet...! There's so much
pee inside me that my belly is bulging!!)</text:p>
          </table:table-cell>
          <table:table-cell table:number-columns-repeated="1020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t this rate... at this rate, then...!)</text:p>
          </table:table-cell>
          <table:table-cell table:number-columns-repeated="1020"/>
        </table:table-row>
        <table:table-row>
          <table:table-cell table:style-name="ce0" office:value-type="string">
            <text:p>うううぅぅ・・・っ！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hhhhhhhh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that's what I have to do!!</text:p>
          </table:table-cell>
          <table:table-cell table:number-columns-repeated="1020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desperate, or anything!! I can
still hold it just fine!!</text:p>
          </table:table-cell>
          <table:table-cell table:number-columns-repeated="1020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or goodness' sake, where on earth is the
exit...?!</text:p>
          </table:table-cell>
          <table:table-cell table:number-columns-repeated="1020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only it were so simple, then I wouldn't be
suffering like this!!</text:p>
          </table:table-cell>
          <table:table-cell table:number-columns-repeated="1020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oodness me... I need to use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timing. I'll just have to hold it for as long
as we're stuck here...)</text:p>
          </table:table-cell>
          <table:table-cell table:number-columns-repeated="1020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e won't be able to stay down here forever.</text:p>
          </table:table-cell>
          <table:table-cell table:number-columns-repeated="1020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's hurry and get out of here as soon as we
can, all right...?</text:p>
          </table:table-cell>
          <table:table-cell table:number-columns-repeated="1020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gh, I can't believe we got trapped like this!
For goodness' sake!!</text:p>
          </table:table-cell>
          <table:table-cell table:number-columns-repeated="1020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you're ready for a good walloping whe
we get out of here, Saotome!</text:p>
          </table:table-cell>
          <table:table-cell table:number-columns-repeated="1020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Dr. FLASH seemed to think that Toshihiko
was the strongest of the bunch.</text:p>
          </table:table-cell>
          <table:table-cell table:number-columns-repeated="1020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t this rate, it'll be a piece of cake to take
down the last two, don't you think?</text:p>
          </table:table-cell>
          <table:table-cell table:number-columns-repeated="1020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n't run into any more Heavenly
Maidens since Hime joined.</text:p>
          </table:table-cell>
          <table:table-cell table:number-columns-repeated="1020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at must be it for classmate
encounters?</text:p>
          </table:table-cell>
          <table:table-cell table:number-columns-repeated="1020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assuming they managed to develop a drug
that allowed us to control and amplify our
Seraphia...</text:p>
          </table:table-cell>
          <table:table-cell table:number-columns-repeated="1020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uld we have to take one every time we
go into battle?</text:p>
          </table:table-cell>
          <table:table-cell table:number-columns-repeated="1020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only took a small amount to have an
effect, that wouldn't be so bad. But having to
down a whole bottle every time would be...
well... fairly troublesome...</text:p>
          </table:table-cell>
          <table:table-cell table:number-columns-repeated="1020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ve had it! I-I-I'm at my snapping point!!
</text:p>
          </table:table-cell>
          <table:table-cell table:number-columns-repeated="1020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I-I'm going... to wet myself...!!
</text:p>
          </table:table-cell>
          <table:table-cell table:number-columns-repeated="1020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t's getting really bad...!
</text:p>
          </table:table-cell>
          <table:table-cell table:number-columns-repeated="1020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 me... go to the bathroom, for goodness'
sake... hey!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f-f-fine, i-if I must!!</text:p>
          </table:table-cell>
          <table:table-cell table:number-columns-repeated="1020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 just won't fly... n-not in a place like this!
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need to... to use the bathroom, somewhat...
</text:p>
          </table:table-cell>
          <table:table-cell table:number-columns-repeated="1020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 must be one somewhere around here...!
</text:p>
          </table:table-cell>
          <table:table-cell table:number-columns-repeated="1020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te this... please, just... don't look at me...
</text:p>
          </table:table-cell>
          <table:table-cell table:number-columns-repeated="1020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kind of nonsense are you spewing?!
I swear, I'll kick you!!</text:p>
          </table:table-cell>
          <table:table-cell table:number-columns-repeated="1020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 It's been a good while since our last break.
Maybe we could fit in a quick break...?</text:p>
          </table:table-cell>
          <table:table-cell table:number-columns-repeated="1020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perfectly fine, though!
</text:p>
          </table:table-cell>
          <table:table-cell table:number-columns-repeated="1020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, nobody needs to use the bathroom, right?
Everyone's all right?</text:p>
          </table:table-cell>
          <table:table-cell table:number-columns-repeated="1020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...? I just thought I'd make sure...
</text:p>
          </table:table-cell>
          <table:table-cell table:number-columns-repeated="1020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ere able to defeat one of the Four
Hellish Kings this time, but what if the other
three attack us all at once? Then we'd be
in real trouble...</text:p>
          </table:table-cell>
          <table:table-cell table:number-columns-repeated="1020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ould be nice if they kept facing off
against us one at a time.</text:p>
          </table:table-cell>
          <table:table-cell table:number-columns-repeated="1020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 want to do well in the hospitality
industry, I think you need experience and
common sense...</text:p>
          </table:table-cell>
          <table:table-cell table:number-columns-repeated="1020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that I've ever done it, myself.</text:p>
          </table:table-cell>
          <table:table-cell table:number-columns-repeated="1020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peace has returned to the coal mines.</text:p>
          </table:table-cell>
          <table:table-cell table:number-columns-repeated="1020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the Headman will be delighted!</text:p>
          </table:table-cell>
          <table:table-cell table:number-columns-repeated="1020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coal mine's been sealed up for ages. I
hope the walls haven't become all brittle and
ready to collapse at any moment.</text:p>
          </table:table-cell>
          <table:table-cell table:number-columns-repeated="1020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that's not a death flag!!</text:p>
          </table:table-cell>
          <table:table-cell table:number-columns-repeated="1020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Headman had a big smile on his face,
didn't he?</text:p>
          </table:table-cell>
          <table:table-cell table:number-columns-repeated="1020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should do our best to make good on our
promise and meet his expectations!</text:p>
          </table:table-cell>
          <table:table-cell table:number-columns-repeated="1020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you can be inspirational every once in a 
while, Saotome. Who would've thought?</text:p>
          </table:table-cell>
          <table:table-cell table:number-columns-repeated="1020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kind of jealous... n-no, nothing.</text:p>
          </table:table-cell>
          <table:table-cell table:number-columns-repeated="1020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oor Tomocchi must have suffered some awful
trauma from that phantom ship. I won't let her
get so scared ever again.</text:p>
          </table:table-cell>
          <table:table-cell table:number-columns-repeated="1020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t me, though. I was absolutely fine...!</text:p>
          </table:table-cell>
          <table:table-cell table:number-columns-repeated="1020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aah, I-I really can't... h-hold it...!!
</text:p>
          </table:table-cell>
          <table:table-cell table:number-columns-repeated="1020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 ooout, ah, i-it's coming out...!!
</text:p>
          </table:table-cell>
          <table:table-cell table:number-columns-repeated="1020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uu!! D-Don't leak out, not yet!!
</text:p>
          </table:table-cell>
          <table:table-cell table:number-columns-repeated="1020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hk, d-damn...!)
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-need to find somewhere to pee, or
else...!!)</text:p>
          </table:table-cell>
          <table:table-cell table:number-columns-repeated="1020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say something like that so casually!
Idiot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uh... h-how on earth are we supposed to
get off of this ship...?!</text:p>
          </table:table-cell>
          <table:table-cell table:number-columns-repeated="1020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... a bad situation for a lady to be in!
</text:p>
          </table:table-cell>
          <table:table-cell table:number-columns-repeated="1020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must be joking...! In a place like this?!
</text:p>
          </table:table-cell>
          <table:table-cell table:number-columns-repeated="1020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one doesn't count! There was nothing
I could do...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... What am I going to do...)
</text:p>
          </table:table-cell>
          <table:table-cell table:number-columns-repeated="1020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ill I have to... hold it in this whole time...?)
</text:p>
          </table:table-cell>
          <table:table-cell table:number-columns-repeated="1020"/>
        </table:table-row>
        <table:table-row>
          <table:table-cell table:style-name="ce0" office:value-type="string">
            <text:p>と、ところで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y the way...
</text:p>
          </table:table-cell>
          <table:table-cell table:number-columns-repeated="1020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think it's a good idea to cut down on your
water intake in situations like these, wouldn't
you agree...?</text:p>
          </table:table-cell>
          <table:table-cell table:number-columns-repeated="1020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o knows what kind of foe we're up
against this time...?</text:p>
          </table:table-cell>
          <table:table-cell table:number-columns-repeated="1020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be on the lookout!</text:p>
          </table:table-cell>
          <table:table-cell table:number-columns-repeated="1020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sten up, pal! I am not normally “rowdier
than this”, got it?!</text:p>
          </table:table-cell>
          <table:table-cell table:number-columns-repeated="1020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n you say “scholar”, the image of a more
senior person tends to form in my mind.</text:p>
          </table:table-cell>
          <table:table-cell table:number-columns-repeated="1020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o would've thought that she'd turn out
to be so young and beautiful...?</text:p>
          </table:table-cell>
          <table:table-cell table:number-columns-repeated="1020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ly a handful of people know about the
research lab. There can't be that many
researchers, right?</text:p>
          </table:table-cell>
          <table:table-cell table:number-columns-repeated="1020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ey'd have to be the cream of the
crop.</text:p>
          </table:table-cell>
          <table:table-cell table:number-columns-repeated="1020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y can really uncover the secrets behind
the Powew of—</text:p>
          </table:table-cell>
          <table:table-cell table:number-columns-repeated="1020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I did not bite my tongue!!</text:p>
          </table:table-cell>
          <table:table-cell table:number-columns-repeated="1020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ight need to be more proactive about going
to the bathroom...)</text:p>
          </table:table-cell>
          <table:table-cell table:number-columns-repeated="1020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we're going to beat the Duchess of Hellfire,
we're really going to have to be diligent
about this.</text:p>
          </table:table-cell>
          <table:table-cell table:number-columns-repeated="1020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and steady wins the race!</text:p>
          </table:table-cell>
          <table:table-cell table:number-columns-repeated="1020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 can't...!!
</text:p>
          </table:table-cell>
          <table:table-cell table:number-columns-repeated="1020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... wet myself!!
</text:p>
          </table:table-cell>
          <table:table-cell table:number-columns-repeated="1020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h-hurry... or else...!
</text:p>
          </table:table-cell>
          <table:table-cell table:number-columns-repeated="1020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aotome!! Hey, I need to go...!!
</text:p>
          </table:table-cell>
          <table:table-cell table:number-columns-repeated="1020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really wait anymore...!!
</text:p>
          </table:table-cell>
          <table:table-cell table:number-columns-repeated="1020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 way... not on your life!
</text:p>
          </table:table-cell>
          <table:table-cell table:number-columns-repeated="1020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about time we stopped by a bathroom...!
</text:p>
          </table:table-cell>
          <table:table-cell table:number-columns-repeated="1020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s, even I have my limits!
</text:p>
          </table:table-cell>
          <table:table-cell table:number-columns-repeated="1020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—Unbelievable!! How can one person be so
tactless?!! Dummy!!</text:p>
          </table:table-cell>
          <table:table-cell table:number-columns-repeated="1020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h!! You really are lousy, aren't you!!
</text:p>
          </table:table-cell>
          <table:table-cell table:number-columns-repeated="1020"/>
        </table:table-row>
        <table:table-row>
          <table:table-cell table:style-name="ce0" office:value-type="string">
            <text:p>ねえ、と、トイレ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b-bathroom...
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can we take a short break?
</text:p>
          </table:table-cell>
          <table:table-cell table:number-columns-repeated="1020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really that tired, or anything...
</text:p>
          </table:table-cell>
          <table:table-cell table:number-columns-repeated="1020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Goodness me, would you show some
consideration...!!</text:p>
          </table:table-cell>
          <table:table-cell table:number-columns-repeated="1020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 your fault for not letting me go to
the bathroom...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rather like to... go to the toilet, now...)
</text:p>
          </table:table-cell>
          <table:table-cell table:number-columns-repeated="1020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Maybe we'll get to take a rest stop soon...)
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seriously, who would've thought that the
Duchess of Hellfire was a small child like that...?</text:p>
          </table:table-cell>
          <table:table-cell table:number-columns-repeated="1020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so, we can't be careless. We're up against
demons, of all things.</text:p>
          </table:table-cell>
          <table:table-cell table:number-columns-repeated="1020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 remember rightly, didn't she call herself
Carat?</text:p>
          </table:table-cell>
          <table:table-cell table:number-columns-repeated="1020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ight have lots more powerful demon
allies where that came from...</text:p>
          </table:table-cell>
          <table:table-cell table:number-columns-repeated="1020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enemy's secret lair must have an
assortment of fiendish traps lying in wait...</text:p>
          </table:table-cell>
          <table:table-cell table:number-columns-repeated="1020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, what we're about to step into is
the former base of the demons who want to
reign over the world.</text:p>
          </table:table-cell>
          <table:table-cell table:number-columns-repeated="1020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make absolutely sure we're ready before
we go.</text:p>
          </table:table-cell>
          <table:table-cell table:number-columns-repeated="1020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fair, our job was only to conduct an
investigation. On top of that, we have no idea
how powerful the Duchess of Hellfire really is.</text:p>
          </table:table-cell>
          <table:table-cell table:number-columns-repeated="1020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might be too risky to carelessly challenge
her, so I think retreating is the best choice.</text:p>
          </table:table-cell>
          <table:table-cell table:number-columns-repeated="1020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 What, erm... happened with Hamuko
really isn't her fault...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oing to ask you to please forget it...
okay?</text:p>
          </table:table-cell>
          <table:table-cell table:number-columns-repeated="1020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only did we manage to complete our rescue
mission, but we even unleashed our hidden
talents. Things are looking up.</text:p>
          </table:table-cell>
          <table:table-cell table:number-columns-repeated="1020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being said, the snowfields are sure to be
treacherous. We should brace ourselves.</text:p>
          </table:table-cell>
          <table:table-cell table:number-columns-repeated="1020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number-columns-repeated="1020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number-columns-repeated="1020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number-columns-repeated="1020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number-columns-repeated="1020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number-columns-repeated="1020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number-columns-repeated="1020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number-columns-repeated="1020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number-columns-repeated="1020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number-columns-repeated="1020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number-columns-repeated="1020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number-columns-repeated="1020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number-columns-repeated="1020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number-columns-repeated="1020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number-columns-repeated="1020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number-columns-repeated="1020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number-columns-repeated="1020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number-columns-repeated="1020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number-columns-repeated="1020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number-columns-repeated="1020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number-columns-repeated="1020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number-columns-repeated="1020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number-columns-repeated="1020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number-columns-repeated="1020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number-columns-repeated="1020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number-columns-repeated="1020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number-columns-repeated="1020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“Maiden” would be a girl...</text:p>
          </table:table-cell>
          <table:table-cell table:number-columns-repeated="1020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too late! I'm already... starting to
leak!!</text:p>
          </table:table-cell>
          <table:table-cell table:number-columns-repeated="1020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bsolutely at m-my limit!!</text:p>
          </table:table-cell>
          <table:table-cell table:number-columns-repeated="1020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's coming out, it's coming out!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</text:p>
          </table:table-cell>
          <table:table-cell table:number-columns-repeated="1020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's been
since I last went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... wh-what...?! Fine, but only because
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...</text:p>
          </table:table-cell>
          <table:table-cell table:number-columns-repeated="1020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't we... take a toilet break or
something?</text:p>
          </table:table-cell>
          <table:table-cell table:number-columns-repeated="1020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! Don't say something so
foolish!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... any nearby bathrooms...?)</text:p>
          </table:table-cell>
          <table:table-cell table:number-columns-repeated="1020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number-columns-repeated="1020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, no... please let this all be a bad
dream...</text:p>
          </table:table-cell>
          <table:table-cell table:number-columns-repeated="1020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n't be
a problem.)</text:p>
          </table:table-cell>
          <table:table-cell table:number-columns-repeated="1020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number-columns-repeated="1020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number-columns-repeated="1020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number-columns-repeated="1020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number-columns-repeated="1020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number-columns-repeated="1020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number-columns-repeated="1020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are quite precise,
thank goodness.</text:p>
          </table:table-cell>
          <table:table-cell table:number-columns-repeated="1020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ould you happen to be good
at Shogi?</text:p>
          </table:table-cell>
          <table:table-cell table:number-columns-repeated="1020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! It's no use... it's coming out...!</text:p>
          </table:table-cell>
          <table:table-cell table:number-columns-repeated="1020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if there's a toilet here... let me go
in!!</text:p>
          </table:table-cell>
          <table:table-cell table:number-columns-repeated="1020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mewhere, i-in the shade...!!</text:p>
          </table:table-cell>
          <table:table-cell table:number-columns-repeated="1020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hh... toilet...! I wanna use the toilet...!)</text:p>
          </table:table-cell>
          <table:table-cell table:number-columns-repeated="1020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number-columns-repeated="1020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...! I'm going over there!
</text:p>
          </table:table-cell>
          <table:table-cell table:number-columns-repeated="1020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's no other option...!</text:p>
          </table:table-cell>
          <table:table-cell table:number-columns-repeated="1020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fine! I'll just... put up with it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eed to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-That's none of your business!!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Eh? I-It's nothing at all, really!</text:p>
          </table:table-cell>
          <table:table-cell table:number-columns-repeated="1020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number-columns-repeated="1020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's getting desperate? Poor
thing...)</text:p>
          </table:table-cell>
          <table:table-cell table:number-columns-repeated="1020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ose damn bandits... I'll never forgive them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number-columns-repeated="1020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can't! I can't hold it for another second!
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really is... my limit...!!
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S-Saotome...!
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think... I can h-hold it any longer,
so...!</text:p>
          </table:table-cell>
          <table:table-cell table:number-columns-repeated="1020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number-columns-repeated="1020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. for example... you know... bathroom
breaks, and such...</text:p>
          </table:table-cell>
          <table:table-cell table:number-columns-repeated="1020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 doesn't have to be right this second or
anything, but...</text:p>
          </table:table-cell>
          <table:table-cell table:number-columns-repeated="1020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 
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... This... th-that is...</text:p>
          </table:table-cell>
          <table:table-cell table:number-columns-repeated="1020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getting tired, then how about we
take a break?</text:p>
          </table:table-cell>
          <table:table-cell table:number-columns-repeated="1020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fine... then never mind.</text:p>
          </table:table-cell>
          <table:table-cell table:number-columns-repeated="1020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lad that Tomocchi's okay.</text:p>
          </table:table-cell>
          <table:table-cell table:number-columns-repeated="1020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ut I hope that nothing's happened to
Sharusharu-san, either...</text:p>
          </table:table-cell>
          <table:table-cell table:number-columns-repeated="1020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, Sharusharu-san... will you two be
all right...?</text:p>
          </table:table-cell>
          <table:table-cell table:number-columns-repeated="1020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ey're not in a bad way...
</text:p>
          </table:table-cell>
          <table:table-cell table:number-columns-repeated="1020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number-columns-repeated="1020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“other world” from ours.</text:p>
          </table:table-cell>
          <table:table-cell table:number-columns-repeated="1020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number-columns-repeated="1020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number-columns-repeated="1020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number-columns-repeated="1020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number-columns-repeated="1020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number-columns-repeated="1020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number-columns-repeated="1020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number-columns-repeated="1020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number-columns-repeated="1020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number-columns-repeated="1020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number-columns-repeated="1020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number-columns-repeated="1020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number-columns-repeated="1020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number-columns-repeated="1020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number-columns-repeated="1020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number-columns-repeated="1020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number-columns-repeated="1020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number-columns-repeated="1020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number-columns-repeated="1020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number-columns-repeated="1020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number-columns-repeated="1020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number-columns-repeated="1020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number-columns-repeated="1020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number-columns-repeated="1020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“Hamuko”?</text:p>
          </table:table-cell>
          <table:table-cell table:number-columns-repeated="1020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number-columns-repeated="1020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number-columns-repeated="1020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number-columns-repeated="1020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number-columns-repeated="1020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number-columns-repeated="1020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number-columns-repeated="1020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number-columns-repeated="1020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number-columns-repeated="1020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number-columns-repeated="1020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number-columns-repeated="1020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number-columns-repeated="1020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number-columns-repeated="1020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number-columns-repeated="1020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number-columns-repeated="1020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number-columns-repeated="1020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number-columns-repeated="1020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number-columns-repeated="1020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number-columns-repeated="1020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number-columns-repeated="1020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number-columns-repeated="1020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number-columns-repeated="1020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number-columns-repeated="1020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let her pee outside
</text:p>
          </table:table-cell>
          <table:table-cell table:number-columns-repeated="1020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 her pee outside
</text:p>
          </table:table-cell>
          <table:table-cell table:number-columns-repeated="1020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—, I'm dyin' of thirst over here〜! Can I
get somethin' to drink before I keel over...?!</text:p>
          </table:table-cell>
          <table:table-cell table:number-columns-repeated="1020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number-columns-repeated="1020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-Emergency alert...!! Tomo-chan's... p-pee
levels... are!!</text:p>
          </table:table-cell>
          <table:table-cell table:number-columns-repeated="1020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y're... a-at critical... levels!!</text:p>
          </table:table-cell>
          <table:table-cell table:number-columns-repeated="1020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gh, I'm aboutta p-pee...! C'mon, let me go right
here...!! Pleeease!!</text:p>
          </table:table-cell>
          <table:table-cell table:number-columns-repeated="1020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really gonna leak... I-I'm not kidding!!</text:p>
          </table:table-cell>
          <table:table-cell table:number-columns-repeated="1020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-Commencing... drainage!!</text:p>
          </table:table-cell>
          <table:table-cell table:number-columns-repeated="1020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epeat...! Tomo-chan's bladder is at its limit!</text:p>
          </table:table-cell>
          <table:table-cell table:number-columns-repeated="1020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prepare fluid drainage equipment
immediately!!</text:p>
          </table:table-cell>
          <table:table-cell table:number-columns-repeated="1020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necessary, w-we can engage emergency
evacuation procedure right here...</text:p>
          </table:table-cell>
          <table:table-cell table:number-columns-repeated="1020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ese circumstances require an urgent
response...!!</text:p>
          </table:table-cell>
          <table:table-cell table:number-columns-repeated="1020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-We th-thank you for your cooperatiooon!!</text:p>
          </table:table-cell>
          <table:table-cell table:number-columns-repeated="1020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ellow warnin'!! Tomo-chan's desperation has
reached dangerous levels!!</text:p>
          </table:table-cell>
          <table:table-cell table:number-columns-repeated="1020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consider immediate evacuation of the
area, and prepare equipment for the swift
reduction of bladder fluid-levels!!</text:p>
          </table:table-cell>
          <table:table-cell table:number-columns-repeated="1020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mergency evacuation order has been received!
Notice to all nearby residents: please stay well
clear of the flood zone throughout the drainage
procedure!!</text:p>
          </table:table-cell>
          <table:table-cell table:number-columns-repeated="1020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reakin' news! We have confirmation of
Tomo-chan's growin' need to pee...!</text:p>
          </table:table-cell>
          <table:table-cell table:number-columns-repeated="1020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report all bathroom sightings to the
relevant authorities without delay...!</text:p>
          </table:table-cell>
          <table:table-cell table:number-columns-repeated="1020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nd I never once peed myself in school,
either... you believe me, right?</text:p>
          </table:table-cell>
          <table:table-cell table:number-columns-repeated="1020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ews flash! Tomo-chan pee warning!</text:p>
          </table:table-cell>
          <table:table-cell table:number-columns-repeated="1020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ecommendin' the prompt formulation of a
bathroom strategy!</text:p>
          </table:table-cell>
          <table:table-cell table:number-columns-repeated="1020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ako-chan's gun is so cool, huh?!</text:p>
          </table:table-cell>
          <table:table-cell table:number-columns-repeated="1020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wouldn't let me use it no matter
how much I asked. What, does she think I'm
too dangerous or somethin'?</text:p>
          </table:table-cell>
          <table:table-cell table:number-columns-repeated="1020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a know, I really think she jumped the "gun"
on that judgement...</text:p>
          </table:table-cell>
          <table:table-cell table:number-columns-repeated="1020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finally put the last of Red Carat's Four
Hellish Kings in the ground!</text:p>
          </table:table-cell>
          <table:table-cell table:number-columns-repeated="1020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d sure be great if we could defeat her friends
so easily...</text:p>
          </table:table-cell>
          <table:table-cell table:number-columns-repeated="1020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number-columns-repeated="1020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number-columns-repeated="1020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number-columns-repeated="1020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number-columns-repeated="1020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number-columns-repeated="1020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number-columns-repeated="1020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number-columns-repeated="1020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number-columns-repeated="1020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number-columns-repeated="1020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number-columns-repeated="1020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number-columns-repeated="1020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number-columns-repeated="1020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number-columns-repeated="1020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inside of Ondrera Manor kinda reminds me
of a haunted house...</text:p>
          </table:table-cell>
          <table:table-cell table:number-columns-repeated="1020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a spooky monster or somethin' really pops
out, I might run away or just straight up
pass out!! You'll hafta go on without me,
'kay?!</text:p>
          </table:table-cell>
          <table:table-cell table:number-columns-repeated="1020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kinda bothered by what the Commander
said about not bein' able to go forward
through the halls...</text:p>
          </table:table-cell>
          <table:table-cell table:number-columns-repeated="1020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s it just super slippery and uphill, so
they kept slidin' back down...?</text:p>
          </table:table-cell>
          <table:table-cell table:number-columns-repeated="1020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owdja like to hear about my and
Hime-chan's budding romance?</text:p>
          </table:table-cell>
          <table:table-cell table:number-columns-repeated="1020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mmm, what do I want in return~? Get me a
chocolate parfait, and maybe I'll tell ya~.</text:p>
          </table:table-cell>
          <table:table-cell table:number-columns-repeated="1020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n, I wish I had a water pistol to bring
into the hot springs~!</text:p>
          </table:table-cell>
          <table:table-cell table:number-columns-repeated="1020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anted to play Hot Springs Royale with
everyone~!</text:p>
          </table:table-cell>
          <table:table-cell table:number-columns-repeated="1020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the hot springs ain't mixed bathing,
after all...</text:p>
          </table:table-cell>
          <table:table-cell table:number-columns-repeated="1020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uess I'll just have to use my imagination...</text:p>
          </table:table-cell>
          <table:table-cell table:number-columns-repeated="1020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three golden rules of bathing:
1. Wash yourself off,
2. Don't bring your towel in,
3. Uhhh...</text:p>
          </table:table-cell>
          <table:table-cell table:number-columns-repeated="1020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What was the third one, again?</text:p>
          </table:table-cell>
          <table:table-cell table:number-columns-repeated="1020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mme tell ya in advance!!</text:p>
          </table:table-cell>
          <table:table-cell table:number-columns-repeated="1020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ixed hot springs are the only ones for me!!!</text:p>
          </table:table-cell>
          <table:table-cell table:number-columns-repeated="1020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But only with hot guys.)</text:p>
          </table:table-cell>
          <table:table-cell table:number-columns-repeated="1020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uck is part of skill, too! That would make the
meteorite our ally!</text:p>
          </table:table-cell>
          <table:table-cell table:number-columns-repeated="1020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t this rate, I bet we just keep winnin' with the
power of luck!</text:p>
          </table:table-cell>
          <table:table-cell table:number-columns-repeated="1020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think I've read a manga with that kinda
plot!</text:p>
          </table:table-cell>
          <table:table-cell table:number-columns-repeated="1020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huge thing that
crashed into the generator room is?</text:p>
          </table:table-cell>
          <table:table-cell table:number-columns-repeated="1020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meteor? What if there's aliens inside?!</text:p>
          </table:table-cell>
          <table:table-cell table:number-columns-repeated="1020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s it just my imagination, or...</text:p>
          </table:table-cell>
          <table:table-cell table:number-columns-repeated="1020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everyone lookin' at me...?</text:p>
          </table:table-cell>
          <table:table-cell table:number-columns-repeated="1020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we'll have to rumble with those
tough aides...</text:p>
          </table:table-cell>
          <table:table-cell table:number-columns-repeated="1020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more I hear about 'em, the less I wanna
see 'em...</text:p>
          </table:table-cell>
          <table:table-cell table:number-columns-repeated="1020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, I caaan't!! No, I'm gonna blooow!!
Aaagh, ah, noo...!! Hah!</text:p>
          </table:table-cell>
          <table:table-cell table:number-columns-repeated="1020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j-just go... over there,
somewhere...!!</text:p>
          </table:table-cell>
          <table:table-cell table:number-columns-repeated="1020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 won'tcha listen... I-I can't hold it
anymore...!!</text:p>
          </table:table-cell>
          <table:table-cell table:number-columns-repeated="1020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!! Quickly, let me go!! Hurry uuuup!</text:p>
          </table:table-cell>
          <table:table-cell table:number-columns-repeated="1020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why won'tcha let me go potty?! I've really
been holdin' it, here!!</text:p>
          </table:table-cell>
          <table:table-cell table:number-columns-repeated="1020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eez... h-how 'bout I just go somewhere
'round here?!</text:p>
          </table:table-cell>
          <table:table-cell table:number-columns-repeated="1020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-Fine, then let me use a toilet, would ya?!</text:p>
          </table:table-cell>
          <table:table-cell table:number-columns-repeated="1020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ven I get embarrassed... going pee
outdoors, I mean!!</text:p>
          </table:table-cell>
          <table:table-cell table:number-columns-repeated="1020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rap, this is bad! For real, I seriously gotta
go pee!!</text:p>
          </table:table-cell>
          <table:table-cell table:number-columns-repeated="1020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in't really got time to lose, y'know!!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uuuh...? W-Well yeah, I wanna go, but...
would ya wait for me?</text:p>
          </table:table-cell>
          <table:table-cell table:number-columns-repeated="1020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 'kay, just gimme a sec...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 office:value-type="string">
            <text:p>Chat - L4 (From other s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... hey, you gonna let me go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Ah, maaaan... I gotta pee...)</text:p>
          </table:table-cell>
          <table:table-cell table:number-columns-repeated="1020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 sure hope we take a potty break, soon...)</text:p>
          </table:table-cell>
          <table:table-cell table:number-columns-repeated="1020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hhh... s-sorry...</text:p>
          </table:table-cell>
          <table:table-cell table:number-columns-repeated="1020"/>
        </table:table-row>
        <table:table-row>
          <table:table-cell table:style-name="ce0" office:value-type="string">
            <text:p>謝るから許してよ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pologized, so forgive me...?</text:p>
          </table:table-cell>
          <table:table-cell table:number-columns-repeated="1020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you guys, no one needs to go to the
bathroom, right? All good?</text:p>
          </table:table-cell>
          <table:table-cell table:number-columns-repeated="1020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ya haven't guessed, I kinda do..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ounds like Carat's posse are super-duper
tough.</text:p>
          </table:table-cell>
          <table:table-cell table:number-columns-repeated="1020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l, whatever. It's no biggie, we just gotta
be even tougher!!</text:p>
          </table:table-cell>
          <table:table-cell table:number-columns-repeated="1020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sandstorm just before was crazy, huh〜?</text:p>
          </table:table-cell>
          <table:table-cell table:number-columns-repeated="1020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mans really are powerless against nature...</text:p>
          </table:table-cell>
          <table:table-cell table:number-columns-repeated="1020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weeeeeh... I feel like I'll shrivel up if I
don't keep drinkin'...</text:p>
          </table:table-cell>
          <table:table-cell table:number-columns-repeated="1020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aotome-kun, go an' buy me a parasol,
wouldya〜!!</text:p>
          </table:table-cell>
          <table:table-cell table:number-columns-repeated="1020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o-ee, it sure is boilin'〜!</text:p>
          </table:table-cell>
          <table:table-cell table:number-columns-repeated="1020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t's hurry up and figure out where the
Valley of Mirages is so we can go find
somewhere a little cooler〜!</text:p>
          </table:table-cell>
          <table:table-cell table:number-columns-repeated="1020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blue-haired Carat said somethin' about
gettin' in the way of her rival. In my opinion,
that's a pretty self-satisfied thing to say...</text:p>
          </table:table-cell>
          <table:table-cell table:number-columns-repeated="1020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hey, hey! I was just thinkin', that word,
“self-satisfying”...
Sounds pretty lewd, don'tcha think?</text:p>
          </table:table-cell>
          <table:table-cell table:number-columns-repeated="1020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magine if they made a drug that could
turn anyone into a Heavenly Maiden!</text:p>
          </table:table-cell>
          <table:table-cell table:number-columns-repeated="1020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could make your own debut as a
maiden, Saotome-kun!</text:p>
          </table:table-cell>
          <table:table-cell table:number-columns-repeated="1020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a outfit would I dress ya up in,
I wonder〜? Fufufu...!</text:p>
          </table:table-cell>
          <table:table-cell table:number-columns-repeated="1020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re done with the Seraphia
research yet?</text:p>
          </table:table-cell>
          <table:table-cell table:number-columns-repeated="1020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're still in the middle of it, how 'bout we
all pitch in and help out?</text:p>
          </table:table-cell>
          <table:table-cell table:number-columns-repeated="1020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d just get in the way, so I think I'll sit back and
watch...</text:p>
          </table:table-cell>
          <table:table-cell table:number-columns-repeated="1020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ll make it back to the castle this time
without any rude interruptions, for sure!</text:p>
          </table:table-cell>
          <table:table-cell table:number-columns-repeated="1020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might even get a special bonus every time
we take down one'a those Hellish Kings〜!</text:p>
          </table:table-cell>
          <table:table-cell table:number-columns-repeated="1020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gh, no good...! I'm gonna... pee my panties!</text:p>
          </table:table-cell>
          <table:table-cell table:number-columns-repeated="1020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here while I go “pick some flowers”!!</text:p>
          </table:table-cell>
          <table:table-cell table:number-columns-repeated="1020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! But!!!</text:p>
          </table:table-cell>
          <table:table-cell table:number-columns-repeated="1020"/>
        </table:table-row>
        <table:table-row>
          <table:table-cell table:style-name="ce0" office:value-type="string">
            <text:p>これにて失礼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Scuse me!!</text:p>
          </table:table-cell>
          <table:table-cell table:number-columns-repeated="1020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'm in a bit of a b-bind... and it's gettin'
worse!!</text:p>
          </table:table-cell>
          <table:table-cell table:number-columns-repeated="1020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... I gotta pee...!</text:p>
          </table:table-cell>
          <table:table-cell table:number-columns-repeated="1020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owe ya one! Wait here, 'kay?</text:p>
          </table:table-cell>
          <table:table-cell table:number-columns-repeated="1020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've... gotta go pee real bad...)</text:p>
          </table:table-cell>
          <table:table-cell table:number-columns-repeated="1020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-I'll be fine, won't I? We'll get outta here
soon, right?)</text:p>
          </table:table-cell>
          <table:table-cell table:number-columns-repeated="1020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d news, Tomo-chan needs to go pee...</text:p>
          </table:table-cell>
          <table:table-cell table:number-columns-repeated="1020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an wait a little...</text:p>
          </table:table-cell>
          <table:table-cell table:number-columns-repeated="1020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ey, I've got a bad feelin' about this...</text:p>
          </table:table-cell>
          <table:table-cell table:number-columns-repeated="1020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a nasty habit of gettin' ourselves
stuck with no one to save us for just a little
too long...</text:p>
          </table:table-cell>
          <table:table-cell table:number-columns-repeated="1020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 ya think Hellish Kings have ages?</text:p>
          </table:table-cell>
          <table:table-cell table:number-columns-repeated="1020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have sexes, too?</text:p>
          </table:table-cell>
          <table:table-cell table:number-columns-repeated="1020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 do, then... that means they can...
y'know...? Eheheh...</text:p>
          </table:table-cell>
          <table:table-cell table:number-columns-repeated="1020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think maybe those Hellish King guys are
picked out usin' some kinda test?</text:p>
          </table:table-cell>
          <table:table-cell table:number-columns-repeated="1020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the ones who just barely miss makin'
the cut get sent out as spares, or somethin'...</text:p>
          </table:table-cell>
          <table:table-cell table:number-columns-repeated="1020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 office:value-type="string">
            <text:p>Meme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feel when no scientist christmas cake
gf〜.</text:p>
          </table:table-cell>
          <table:table-cell table:number-columns-repeated="1020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never mind. That's got nothin' to do with
anythin'! ♪</text:p>
          </table:table-cell>
          <table:table-cell table:number-columns-repeated="1020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go... gonna come out... haah... haah...!
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otta... pee... ee...!!
</text:p>
          </table:table-cell>
          <table:table-cell table:number-columns-repeated="1020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-Just let me go here... I can't wait!!
</text:p>
          </table:table-cell>
          <table:table-cell table:number-columns-repeated="1020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, I can't... hold it anymore...!!
</text:p>
          </table:table-cell>
          <table:table-cell table:number-columns-repeated="1020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hhh——, it's leakin' out!!!
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t good... I gotta pee so bad!!
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gonna wet my panties at this raaate!!</text:p>
          </table:table-cell>
          <table:table-cell table:number-columns-repeated="1020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, g-give me a second to myself?!
</text:p>
          </table:table-cell>
          <table:table-cell table:number-columns-repeated="1020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way! I'm gonna make a puddle!
</text:p>
          </table:table-cell>
          <table:table-cell table:number-columns-repeated="1020"/>
        </table:table-row>
        <table:table-row>
          <table:table-cell table:style-name="ce0" office:value-type="string">
            <text:p>うん、すぐ戻るね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ice, I'll come straight back!!
</text:p>
          </table:table-cell>
          <table:table-cell table:number-columns-repeated="1020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's go look for a toilet somewhere 'round
here!!</text:p>
          </table:table-cell>
          <table:table-cell table:number-columns-repeated="1020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ghhh, I wanna take a pee, already...!!
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s like I ain't got a choice... geez...
</text:p>
          </table:table-cell>
          <table:table-cell table:number-columns-repeated="1020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on't really wanna, but... ah, well...
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see...?</text:p>
          </table:table-cell>
          <table:table-cell table:number-columns-repeated="1020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ps, I kinda need to go potty. My bad...</text:p>
          </table:table-cell>
          <table:table-cell table:number-columns-repeated="1020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re the other three Hellish Kings like,
d'ya think?</text:p>
          </table:table-cell>
          <table:table-cell table:number-columns-repeated="1020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reckon there's a super intense one, and
maybe another one who uses polite language,
or somethin'!</text:p>
          </table:table-cell>
          <table:table-cell table:number-columns-repeated="1020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this? There's the smell of some kinda
embarrassing situation in the air〜...</text:p>
          </table:table-cell>
          <table:table-cell table:number-columns-repeated="1020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ur enemies just keep gettin' stronger and
stronger...</text:p>
          </table:table-cell>
          <table:table-cell table:number-columns-repeated="1020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 guess we'll just have to get stronger
too!</text:p>
          </table:table-cell>
          <table:table-cell table:number-columns-repeated="1020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just had a great idea! How 'bout we
start sellin' our own original merch over in the
castle town?</text:p>
          </table:table-cell>
          <table:table-cell table:number-columns-repeated="1020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can start with handkerchiefs that ward away
evil spirits, and exorcism juice, and stuff like
that! We'll be rollin' in it!</text:p>
          </table:table-cell>
          <table:table-cell table:number-columns-repeated="1020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we've gotta take the road north from
the port 'til we get to the mountain where the
coal mines are, huh?</text:p>
          </table:table-cell>
          <table:table-cell table:number-columns-repeated="1020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! Wouldya look at that, I've turned into
a genuine guide!</text:p>
          </table:table-cell>
          <table:table-cell table:number-columns-repeated="1020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What kind of ores do ya think there
are in those mines?!</text:p>
          </table:table-cell>
          <table:table-cell table:number-columns-repeated="1020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we find any raw gemstones or anythin', can
we take one home?! Please?!</text:p>
          </table:table-cell>
          <table:table-cell table:number-columns-repeated="1020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maybe we should go drop by a shrine and
get a purification, or somethin'?</text:p>
          </table:table-cell>
          <table:table-cell table:number-columns-repeated="1020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... there aren't any Shinto shrines in this
world, are there...?</text:p>
          </table:table-cell>
          <table:table-cell table:number-columns-repeated="1020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h, ah, I-I-I'm...!!
</text:p>
          </table:table-cell>
          <table:table-cell table:number-columns-repeated="1020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... g-gonnaaa...!!
</text:p>
          </table:table-cell>
          <table:table-cell table:number-columns-repeated="1020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d better not... come over here! Pinkie
swear!</text:p>
          </table:table-cell>
          <table:table-cell table:number-columns-repeated="1020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uu...! I'm gonna pee my panties...!
</text:p>
          </table:table-cell>
          <table:table-cell table:number-columns-repeated="1020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... already drippin' ooout!
</text:p>
          </table:table-cell>
          <table:table-cell table:number-columns-repeated="1020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pe! Nowaynowaynoway!</text:p>
          </table:table-cell>
          <table:table-cell table:number-columns-repeated="1020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 if a ghost pops out?! No way I'm
goin' on my own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ee! But I'm too scared to go to the
bathroom...!</text:p>
          </table:table-cell>
          <table:table-cell table:number-columns-repeated="1020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... I gotta pee...! Uuuu〜!
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y! I-I-I'm scared...!
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to the toilet, but... I-I'm too scared...
</text:p>
          </table:table-cell>
          <table:table-cell table:number-columns-repeated="1020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u... what do I do... gotta pee...!
</text:p>
          </table:table-cell>
          <table:table-cell table:number-columns-repeated="1020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all that stupid ghost's fault...!!
</text:p>
          </table:table-cell>
          <table:table-cell table:number-columns-repeated="1020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an, I gotta go pee again already...
</text:p>
          </table:table-cell>
          <table:table-cell table:number-columns-repeated="1020"/>
        </table:table-row>
        <table:table-row>
          <table:table-cell table:style-name="ce0" office:value-type="string">
            <text:p>やだなぁ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is the worst...
</text:p>
          </table:table-cell>
          <table:table-cell table:number-columns-repeated="1020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 really was ghost of a girl in a white
one-piece dress! I'm serious!!</text:p>
          </table:table-cell>
          <table:table-cell table:number-columns-repeated="1020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... What if she's followin' us...?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 none of us get seasick that easy!</text:p>
          </table:table-cell>
          <table:table-cell table:number-columns-repeated="1020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great with stuff like this, just sayin'!
Roller coasters? No problem!</text:p>
          </table:table-cell>
          <table:table-cell table:number-columns-repeated="1020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just like the Chief said, it'd be much
more interestin' if our powers could come
out with a DODODODODO!</text:p>
          </table:table-cell>
          <table:table-cell table:number-columns-repeated="1020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it'll work if I try hard enough?
DODODODODODO!!</text:p>
          </table:table-cell>
          <table:table-cell table:number-columns-repeated="1020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 ya really explain the Power of the Angels
with science...?</text:p>
          </table:table-cell>
          <table:table-cell table:number-columns-repeated="1020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'll leave the difficult words to you,
Reguma-kun!</text:p>
          </table:table-cell>
          <table:table-cell table:number-columns-repeated="1020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alkin' about the weather is what you do when
you're out of conversation topics...</text:p>
          </table:table-cell>
          <table:table-cell table:number-columns-repeated="1020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you talk about when the
conversation runs out in outer space?</text:p>
          </table:table-cell>
          <table:table-cell table:number-columns-repeated="1020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listen to this! I found this suuuper
weird-lookin' bug!</text:p>
          </table:table-cell>
          <table:table-cell table:number-columns-repeated="1020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n I shifted this one rock, there was a slug
with a tail like a hand-fan crawling underneath!</text:p>
          </table:table-cell>
          <table:table-cell table:number-columns-repeated="1020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uh? What's a hammerhead worm...?</text:p>
          </table:table-cell>
          <table:table-cell table:number-columns-repeated="1020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we made it through the boat
journey without incident!</text:p>
          </table:table-cell>
          <table:table-cell table:number-columns-repeated="1020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Am I the only one who was kinda waitin'
for something to happen?)</text:p>
          </table:table-cell>
          <table:table-cell table:number-columns-repeated="1020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it's comin' it's comin'!!</text:p>
          </table:table-cell>
          <table:table-cell table:number-columns-repeated="1020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out, my pee's comin' out!!</text:p>
          </table:table-cell>
          <table:table-cell table:number-columns-repeated="1020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t my limit, just let me go over there!!</text:p>
          </table:table-cell>
          <table:table-cell table:number-columns-repeated="1020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re so... horrible...!!</text:p>
          </table:table-cell>
          <table:table-cell table:number-columns-repeated="1020"/>
        </table:table-row>
        <table:table-row>
          <table:table-cell table:style-name="ce0" office:value-type="string">
            <text:p>～～～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～～～!!!</text:p>
          </table:table-cell>
          <table:table-cell table:number-columns-repeated="1020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wh-what am I gonna... I-I can't take it
anymore!</text:p>
          </table:table-cell>
          <table:table-cell table:number-columns-repeated="1020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o late, I'm gonna pee myself!!</text:p>
          </table:table-cell>
          <table:table-cell table:number-columns-repeated="1020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bad, I-I'll just go right over there!</text:p>
          </table:table-cell>
          <table:table-cell table:number-columns-repeated="1020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et that it's risky, b-but...!</text:p>
          </table:table-cell>
          <table:table-cell table:number-columns-repeated="1020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lookin'!</text:p>
          </table:table-cell>
          <table:table-cell table:number-columns-repeated="1020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pee! Hey, let me go pee!</text:p>
          </table:table-cell>
          <table:table-cell table:number-columns-repeated="1020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～... heyyy, quickly!
</text:p>
          </table:table-cell>
          <table:table-cell table:number-columns-repeated="1020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aotome-kun, let's hit up the nearest bathroom!</text:p>
          </table:table-cell>
          <table:table-cell table:number-columns-repeated="1020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been holdin' it in this whole time, y'see...!</text:p>
          </table:table-cell>
          <table:table-cell table:number-columns-repeated="1020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it was kinda warm at first, but now it's
gettin' colder and colder...</text:p>
          </table:table-cell>
          <table:table-cell table:number-columns-repeated="1020"/>
        </table:table-row>
        <table:table-row>
          <table:table-cell table:style-name="ce0" office:value-type="string">
            <text:p>ねえ、トイレ行か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toilet?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hear the call of nature...</text:p>
          </table:table-cell>
          <table:table-cell table:number-columns-repeated="1020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ve fixed up the toilet on the
ship?</text:p>
          </table:table-cell>
          <table:table-cell table:number-columns-repeated="1020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don't want another pee-holdin' catastrophe!</text:p>
          </table:table-cell>
          <table:table-cell table:number-columns-repeated="1020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crab we just beat up... I wonder if you
could boil it up and serve with butter?</text:p>
          </table:table-cell>
          <table:table-cell table:number-columns-repeated="1020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didn't exactly look tasty, though!</text:p>
          </table:table-cell>
          <table:table-cell table:number-columns-repeated="1020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whaddya think a demonic being
actually looks like?</text:p>
          </table:table-cell>
          <table:table-cell table:number-columns-repeated="1020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just look like us people?</text:p>
          </table:table-cell>
          <table:table-cell table:number-columns-repeated="1020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maybe, they're ten-foot tall giants!
...Nah, no way.</text:p>
          </table:table-cell>
          <table:table-cell table:number-columns-repeated="1020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re it is! We're about to face off with the
final boss!</text:p>
          </table:table-cell>
          <table:table-cell table:number-columns-repeated="1020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title like “Duchess”, it sounds like she
probably has a real nice bod!!</text:p>
          </table:table-cell>
          <table:table-cell table:number-columns-repeated="1020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ou don't think so?</text:p>
          </table:table-cell>
          <table:table-cell table:number-columns-repeated="1020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been thinkin', it's so cold that even
the Duchess of Hellfire must be chilled to the
bone.</text:p>
          </table:table-cell>
          <table:table-cell table:number-columns-repeated="1020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I might even feel a bit sorry for her,
y'know...?</text:p>
          </table:table-cell>
          <table:table-cell table:number-columns-repeated="1020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real frosty around here, isn't it～!
That's the Northlands for ya!</text:p>
          </table:table-cell>
          <table:table-cell table:number-columns-repeated="1020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this cold, I bet you could hammer a nail
with a banana!</text:p>
          </table:table-cell>
          <table:table-cell table:number-columns-repeated="1020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... with a hard banana, eh? ♪</text:p>
          </table:table-cell>
          <table:table-cell table:number-columns-repeated="1020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Viola-chan was a pretty nice lady!</text:p>
          </table:table-cell>
          <table:table-cell table:number-columns-repeated="1020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mighta been a little too hyperactive?
Maybe she oughta settle down a bit.</text:p>
          </table:table-cell>
          <table:table-cell table:number-columns-repeated="1020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at? Why're you glarin' at me like that...?</text:p>
          </table:table-cell>
          <table:table-cell table:number-columns-repeated="1020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number-columns-repeated="1020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to be careful! Girls can't afford to
let their tummies get too cold!</text:p>
          </table:table-cell>
          <table:table-cell table:number-columns-repeated="1020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number-columns-repeated="1020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number-columns-repeated="1020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number-columns-repeated="1020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number-columns-repeated="1020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number-columns-repeated="1020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number-columns-repeated="1020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number-columns-repeated="1020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number-columns-repeated="1020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number-columns-repeated="1020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number-columns-repeated="1020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number-columns-repeated="1020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number-columns-repeated="1020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number-columns-repeated="1020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number-columns-repeated="1020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number-columns-repeated="1020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number-columns-repeated="1020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number-columns-repeated="1020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number-columns-repeated="1020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number-columns-repeated="1020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number-columns-repeated="1020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number-columns-repeated="1020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number-columns-repeated="1020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number-columns-repeated="1020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number-columns-repeated="1020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number-columns-repeated="1020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number-columns-repeated="1020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number-columns-repeated="1020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's gonna leak!! I'm leaking!!</text:p>
          </table:table-cell>
          <table:table-cell table:number-columns-repeated="1020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't hold it!!</text:p>
          </table:table-cell>
          <table:table-cell table:number-columns-repeated="1020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't get it!! I really can't hold it
anymooore!!</text:p>
          </table:table-cell>
          <table:table-cell table:number-columns-repeated="1020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! H-H-Here it comes!!</text:p>
          </table:table-cell>
          <table:table-cell table:number-columns-repeated="1020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</text:p>
          </table:table-cell>
          <table:table-cell table:number-columns-repeated="1020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's bulgin' out!!</text:p>
          </table:table-cell>
          <table:table-cell table:number-columns-repeated="1020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... I-I'll really leak!!</text:p>
          </table:table-cell>
          <table:table-cell table:number-columns-repeated="1020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t's almost too much!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's gonna come out whether I like
it or not...!!</text:p>
          </table:table-cell>
          <table:table-cell table:number-columns-repeated="1020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?</text:p>
          </table:table-cell>
          <table:table-cell table:number-columns-repeated="1020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toilet...!</text:p>
          </table:table-cell>
          <table:table-cell table:number-columns-repeated="1020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～...!</text:p>
          </table:table-cell>
          <table:table-cell table:number-columns-repeated="1020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... it-it's like this, uhhm...</text:p>
          </table:table-cell>
          <table:table-cell table:number-columns-repeated="1020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number-columns-repeated="1020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number-columns-repeated="1020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number-columns-repeated="1020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number-columns-repeated="1020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number-columns-repeated="1020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number-columns-repeated="1020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number-columns-repeated="1020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slurp*...</text:p>
          </table:table-cell>
          <table:table-cell table:number-columns-repeated="1020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ain't he supposed to be
the leader of their whole army?</text:p>
          </table:table-cell>
          <table:table-cell table:number-columns-repeated="1020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'd give me his autograph～?</text:p>
          </table:table-cell>
          <table:table-cell table:number-columns-repeated="1020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ah! I'm gonna blow!!</text:p>
          </table:table-cell>
          <table:table-cell table:number-columns-repeated="1020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'm gonna go do it
over in that corner!!</text:p>
          </table:table-cell>
          <table:table-cell table:number-columns-repeated="1020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'm just about to pee myself!!</text:p>
          </table:table-cell>
          <table:table-cell table:number-columns-repeated="1020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s!</text:p>
          </table:table-cell>
          <table:table-cell table:number-columns-repeated="1020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really in danger now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... hey, can you just stand guard for me
for a 'sec?</text:p>
          </table:table-cell>
          <table:table-cell table:number-columns-repeated="1020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it's dangerous 'n all! But, I'm
really gonna...</text:p>
          </table:table-cell>
          <table:table-cell table:number-columns-repeated="1020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orry, I'll finish up fast!</text:p>
          </table:table-cell>
          <table:table-cell table:number-columns-repeated="1020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... I gotta pee super bad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where are ya...?</text:p>
          </table:table-cell>
          <table:table-cell table:number-columns-repeated="1020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h... s-so that's what it's come to, huh...?</text:p>
          </table:table-cell>
          <table:table-cell table:number-columns-repeated="1020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-out!
</text:p>
          </table:table-cell>
          <table:table-cell table:number-columns-repeated="1020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fta pee again...</text:p>
          </table:table-cell>
          <table:table-cell table:number-columns-repeated="1020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ll right for now, but...</text:p>
          </table:table-cell>
          <table:table-cell table:number-columns-repeated="1020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～... I wanna go pee...</text:p>
          </table:table-cell>
          <table:table-cell table:number-columns-repeated="1020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's gotta be a toilet 'round here, right...?</text:p>
          </table:table-cell>
          <table:table-cell table:number-columns-repeated="1020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sorta thing just happens every once in
a while...</text:p>
          </table:table-cell>
          <table:table-cell table:number-columns-repeated="1020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need to go to the toilet, now.</text:p>
          </table:table-cell>
          <table:table-cell table:number-columns-repeated="1020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n still hold it, for sure～.</text:p>
          </table:table-cell>
          <table:table-cell table:number-columns-repeated="1020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number-columns-repeated="1020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nd they have just the right amount of
muscle, too! Nice～!</text:p>
          </table:table-cell>
          <table:table-cell table:number-columns-repeated="1020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more! No, my pee—it's all gonna come out!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nna do it right over there!!
</text:p>
          </table:table-cell>
          <table:table-cell table:number-columns-repeated="1020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yy?! L-Let me do it... pleeease...!!</text:p>
          </table:table-cell>
          <table:table-cell table:number-columns-repeated="1020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ah, qu... quickly...!!</text:p>
          </table:table-cell>
          <table:table-cell table:number-columns-repeated="1020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... wanna... go pee!!
</text:p>
          </table:table-cell>
          <table:table-cell table:number-columns-repeated="1020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-I'm gonna explode!!
</text:p>
          </table:table-cell>
          <table:table-cell table:number-columns-repeated="1020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a sec while I go over there!!
</text:p>
          </table:table-cell>
          <table:table-cell table:number-columns-repeated="1020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a?! B-But...!</text:p>
          </table:table-cell>
          <table:table-cell table:number-columns-repeated="1020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
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but I gotta use the toilet...
</text:p>
          </table:table-cell>
          <table:table-cell table:number-columns-repeated="1020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ryone else has to go too, right? Right?
</text:p>
          </table:table-cell>
          <table:table-cell table:number-columns-repeated="1020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number-columns-repeated="1020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, just a
liiittle～.</text:p>
          </table:table-cell>
          <table:table-cell table:number-columns-repeated="1020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by a bathroom if we find one, 'kay?
</text:p>
          </table:table-cell>
          <table:table-cell table:number-columns-repeated="1020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-kun's the party leader?
</text:p>
          </table:table-cell>
          <table:table-cell table:number-columns-repeated="1020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've got yourself a complete harem～!
Aren't you lucky?</text:p>
          </table:table-cell>
          <table:table-cell table:number-columns-repeated="1020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 Komu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orry...</text:p>
          </table:table-cell>
          <table:table-cell table:number-columns-repeated="1020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uld be very grateful if I could have
something to drink...</text:p>
          </table:table-cell>
          <table:table-cell table:number-columns-repeated="1020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 office:value-type="string">
            <text:p>Chat - L7 A
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 can't...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 office:value-type="string">
            <text:p>Chat - L7 B
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haah... ngh, I'm going to... p-pee myself...</text:p>
          </table:table-cell>
          <table:table-cell table:number-columns-repeated="1020"/>
        </table:table-row>
        <table:table-row>
          <table:table-cell table:style-name="ce0" office:value-type="string">
            <text:p>ううぅぅっ！！！////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ooooh!!! ////</text:p>
          </table:table-cell>
          <table:table-cell table:number-columns-repeated="1020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 office:value-type="string">
            <text:p>Chat - L6 A
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The restroom... I want to go to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 office:value-type="string">
            <text:p>Chat - L6 B
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at should I do, I can't hold it anymore...!)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 office:value-type="string">
            <text:p>Outdoor pee - L6
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! Well, I'm not okay, but I'm... O. K...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 office:value-type="string">
            <text:p>Chat - L5 A
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u-umm...</text:p>
          </table:table-cell>
          <table:table-cell table:number-columns-repeated="1020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 office:value-type="string">
            <text:p>Chat - L5 B
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s there, well... a r-restroom anywhere...? ////</text:p>
          </table:table-cell>
          <table:table-cell table:number-columns-repeated="1020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 office:value-type="string">
            <text:p>Outdoor pee - L5
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at isn't a restroom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 office:value-type="string">
            <text:p>Chat (wet)
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*hic*, *sob*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 office:value-type="string">
            <text:p>Chat - L4 A
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aotome-san... umm...</text:p>
          </table:table-cell>
          <table:table-cell table:number-columns-repeated="1020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 office:value-type="string">
            <text:p>Chat - L4 B
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there is anywhere nearby where we could
perhaps take a break, then, umm...</text:p>
          </table:table-cell>
          <table:table-cell table:number-columns-repeated="1020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 office:value-type="string">
            <text:p>Chat - L3
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uld like to take a break... maybe...)</text:p>
          </table:table-cell>
          <table:table-cell table:number-columns-repeated="1020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just thought of something... once we've
found Ossie, how are we supposed to get one
of its scales?</text:p>
          </table:table-cell>
          <table:table-cell table:number-columns-repeated="1020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m! No violence allowed, all right?</text:p>
          </table:table-cell>
          <table:table-cell table:number-columns-repeated="1020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one of the Hellish Kings just earlier
said something like "the source of the Heavenly
Maiden's power is their spirit", or something.</text:p>
          </table:table-cell>
          <table:table-cell table:number-columns-repeated="1020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think he was necessarily wrong, but
I wasn't very impressed by their tactics...</text:p>
          </table:table-cell>
          <table:table-cell table:number-columns-repeated="1020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number-columns-repeated="1020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number-columns-repeated="1020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number-columns-repeated="1020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number-columns-repeated="1020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number-columns-repeated="1020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number-columns-repeated="1020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number-columns-repeated="1020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number-columns-repeated="1020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*mumble* *mumble*</text:p>
          </table:table-cell>
          <table:table-cell table:number-columns-repeated="1020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number-columns-repeated="1020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number-columns-repeated="1020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number-columns-repeated="1020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issing child is somewhere in the mansion,
isn't she?</text:p>
          </table:table-cell>
          <table:table-cell table:number-columns-repeated="1020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kidnapper might be with her, too. Let's
be extra careful...!</text:p>
          </table:table-cell>
          <table:table-cell table:number-columns-repeated="1020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irst of all, I think we should go and
investigate inside that creepy mansion.</text:p>
          </table:table-cell>
          <table:table-cell table:number-columns-repeated="1020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might learn something important.</text:p>
          </table:table-cell>
          <table:table-cell table:number-columns-repeated="1020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back to the castle to discuss
our strategy, aren't we?</text:p>
          </table:table-cell>
          <table:table-cell table:number-columns-repeated="1020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Somehow, it feels like something always goes
wrong at times like these...)</text:p>
          </table:table-cell>
          <table:table-cell table:number-columns-repeated="1020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We only have a shower at home, so I don't
often get a chance to use a bath like this.)</text:p>
          </table:table-cell>
          <table:table-cell table:number-columns-repeated="1020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ow that I think about it... I wonder if bathing
manners are the same in this world as in our
world?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e'll be fine, won't we?</text:p>
          </table:table-cell>
          <table:table-cell table:number-columns-repeated="1020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imagining the rest and relaxation we'll
get from the hot springs...</text:p>
          </table:table-cell>
          <table:table-cell table:number-columns-repeated="1020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y legs are already starting to give.</text:p>
          </table:table-cell>
          <table:table-cell table:number-columns-repeated="1020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never walked around so much in my entire
life...</text:p>
          </table:table-cell>
          <table:table-cell table:number-columns-repeated="1020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do very well with heat, but I do love
going to hot springs.</text:p>
          </table:table-cell>
          <table:table-cell table:number-columns-repeated="1020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d don't forget the coffee milk, afterwards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 know it's nothing, but...</text:p>
          </table:table-cell>
          <table:table-cell table:number-columns-repeated="1020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sually, I think a meteorite of that size would
land with much more impact and turn this whole
area into a crater...</text:p>
          </table:table-cell>
          <table:table-cell table:number-columns-repeated="1020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! P-Please forget what I said! I'm sorry for
saying something so pointless...!</text:p>
          </table:table-cell>
          <table:table-cell table:number-columns-repeated="1020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ought the Chief was a good and reliable
person...</text:p>
          </table:table-cell>
          <table:table-cell table:number-columns-repeated="1020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she was using us from the very start...</text:p>
          </table:table-cell>
          <table:table-cell table:number-columns-repeated="1020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void all eye contact...)</text:p>
          </table:table-cell>
          <table:table-cell table:number-columns-repeated="1020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acing another difficult situation, and
the research still isn't done...</text:p>
          </table:table-cell>
          <table:table-cell table:number-columns-repeated="1020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, that's not it! It's not like I blame the
Chief...!!</text:p>
          </table:table-cell>
          <table:table-cell table:number-columns-repeated="1020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o... I-I might just be... at my breaking
point...!!)</text:p>
          </table:table-cell>
          <table:table-cell table:number-columns-repeated="1020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m going to wet myself... going to... pee my
panties...!!)</text:p>
          </table:table-cell>
          <table:table-cell table:number-columns-repeated="1020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aahh! Hah, hah, ah, aaaaaah!!</text:p>
          </table:table-cell>
          <table:table-cell table:number-columns-repeated="1020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estroom... restroom...!)</text:p>
          </table:table-cell>
          <table:table-cell table:number-columns-repeated="1020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y on earth are there no restrooooms...!!)</text:p>
          </table:table-cell>
          <table:table-cell table:number-columns-repeated="1020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 still... endure it... for just a little
longer... ////</text:p>
          </table:table-cell>
          <table:table-cell table:number-columns-repeated="1020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-To be honest, I... for a while, now... umm...</text:p>
          </table:table-cell>
          <table:table-cell table:number-columns-repeated="1020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I've been... holding it in... so... ////</text:p>
          </table:table-cell>
          <table:table-cell table:number-columns-repeated="1020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, it's certainly not that bad... I can be
patient...!!</text:p>
          </table:table-cell>
          <table:table-cell table:number-columns-repeated="1020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this isn't...! I don't normally have
accidents like this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aotome-san...?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////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... ////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's a... a restroom anywhere
nearby...)</text:p>
          </table:table-cell>
          <table:table-cell table:number-columns-repeated="1020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f so, then it would be nice to take a short
breather...)</text:p>
          </table:table-cell>
          <table:table-cell table:number-columns-repeated="1020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very grateful to Komu-san for opting to
provide us with cover fire from behind, but...</text:p>
          </table:table-cell>
          <table:table-cell table:number-columns-repeated="1020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so a little anxious that she might
accidentally hit one of us, instead...</text:p>
          </table:table-cell>
          <table:table-cell table:number-columns-repeated="1020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very cool down here in the shade of the
valley.</text:p>
          </table:table-cell>
          <table:table-cell table:number-columns-repeated="1020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-Of course, that doesn't mean we can stay
here forever...</text:p>
          </table:table-cell>
          <table:table-cell table:number-columns-repeated="1020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t's so awfully hot... let's do our best to
find the Valley of Mirages...</text:p>
          </table:table-cell>
          <table:table-cell table:number-columns-repeated="1020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ll... do my best, too...</text:p>
          </table:table-cell>
          <table:table-cell table:number-columns-repeated="1020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 sunlight is... so bright...!
(&gt;_&lt;)</text:p>
          </table:table-cell>
          <table:table-cell table:number-columns-repeated="1020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to need to cross the “Great
Sunrise Bridge” if we want to reach the
Southlands, right?</text:p>
          </table:table-cell>
          <table:table-cell table:number-columns-repeated="1020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even marked down on our map, so
I think we should keep a close eye on
it as we go.</text:p>
          </table:table-cell>
          <table:table-cell table:number-columns-repeated="1020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searching a completely unknown force
like Seraphia sounds terribly difficult.</text:p>
          </table:table-cell>
          <table:table-cell table:number-columns-repeated="1020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the research was left up to us, I don't
think I would have any idea where to
start...</text:p>
          </table:table-cell>
          <table:table-cell table:number-columns-repeated="1020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young boy we battled against back at
the castle seemed awfully used to fighting
despite being so small...</text:p>
          </table:table-cell>
          <table:table-cell table:number-columns-repeated="1020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emon world must be a terrifying place...</text:p>
          </table:table-cell>
          <table:table-cell table:number-columns-repeated="1020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t might be just my imagination, but...</text:p>
          </table:table-cell>
          <table:table-cell table:number-columns-repeated="1020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I could feel a slight hint of Magic
emanating from the bodies of those bandits.</text:p>
          </table:table-cell>
          <table:table-cell table:number-columns-repeated="1020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they're human, so that couldn't possibly be
the case...</text:p>
          </table:table-cell>
          <table:table-cell table:number-columns-repeated="1020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... Sor... rry, I... I-I'm...</text:p>
          </table:table-cell>
          <table:table-cell table:number-columns-repeated="1020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t my li... imit...!! ////</text:p>
          </table:table-cell>
          <table:table-cell table:number-columns-repeated="1020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... please, cover your... ea—aaagh!</text:p>
          </table:table-cell>
          <table:table-cell table:number-columns-repeated="1020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Of course, there won't be any restrooms in a
place like this, but...)</text:p>
          </table:table-cell>
          <table:table-cell table:number-columns-repeated="1020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...But I can't b-bear it... anymore...!)</text:p>
          </table:table-cell>
          <table:table-cell table:number-columns-repeated="1020"/>
        </table:table-row>
        <table:table-row>
          <table:table-cell table:style-name="ce0" office:value-type="string">
            <text:p>（ふるふるっ！）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*shudder*!)</text:p>
          </table:table-cell>
          <table:table-cell table:number-columns-repeated="1020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can't do it... n-not when you put it so
plainly...! ////)</text:p>
          </table:table-cell>
          <table:table-cell table:number-columns-repeated="1020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Auuh... restroom... restroom...)</text:p>
          </table:table-cell>
          <table:table-cell table:number-columns-repeated="1020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Quickly... quickly...!)</text:p>
          </table:table-cell>
          <table:table-cell table:number-columns-repeated="1020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uwah! I-I-I didn't say anything!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do need to visit the restroom, but not
nearly enough to say it out loud...)</text:p>
          </table:table-cell>
          <table:table-cell table:number-columns-repeated="1020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ll... just have to put up with it...)</text:p>
          </table:table-cell>
          <table:table-cell table:number-columns-repeated="1020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goes without saying, but I won't be able to
use the restroom until we escape from here...)</text:p>
          </table:table-cell>
          <table:table-cell table:number-columns-repeated="1020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h, I wish I'd said something after I felt
a Magical presence coming from those
suspicious men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</text:p>
          </table:table-cell>
          <table:table-cell table:number-columns-repeated="1020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ince we've found two of the Hellish Kings
in the east and the west, then...</text:p>
          </table:table-cell>
          <table:table-cell table:number-columns-repeated="1020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ink we might be able to find the last two
in the north and south.</text:p>
          </table:table-cell>
          <table:table-cell table:number-columns-repeated="1020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Ah, but since the enemy already have their
base in the north, would that mean we'll find
them in the center and south, instead...?</text:p>
          </table:table-cell>
          <table:table-cell table:number-columns-repeated="1020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ave you ever wondered whether time's
passing in our world while we're here in
this one?</text:p>
          </table:table-cell>
          <table:table-cell table:number-columns-repeated="1020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veryone must be so worried...</text:p>
          </table:table-cell>
          <table:table-cell table:number-columns-repeated="1020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just so happened to interrupt that awful
Hellish King's rampage before anyone got
hurt this time, but...</text:p>
          </table:table-cell>
          <table:table-cell table:number-columns-repeated="1020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if someone gets attacked somewhere
out of our reach next time?</text:p>
          </table:table-cell>
          <table:table-cell table:number-columns-repeated="1020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d like to help the Laboratory Chief's research
go as quickly as possible.</text:p>
          </table:table-cell>
          <table:table-cell table:number-columns-repeated="1020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o... tome...-san!!
</text:p>
          </table:table-cell>
          <table:table-cell table:number-columns-repeated="1020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h, aagh...!!
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so sorry, I'm so sorry! I'm so sorryyy!
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I, uhh...!
</text:p>
          </table:table-cell>
          <table:table-cell table:number-columns-repeated="1020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I... um, must I continue to h-hold it in...?!
</text:p>
          </table:table-cell>
          <table:table-cell table:number-columns-repeated="1020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at's n-not an appropriate thing to do...!
</text:p>
          </table:table-cell>
          <table:table-cell table:number-columns-repeated="1020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xcuse me, I... actually...
</text:p>
          </table:table-cell>
          <table:table-cell table:number-columns-repeated="1020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need the re— umm, I need a break...!
</text:p>
          </table:table-cell>
          <table:table-cell table:number-columns-repeated="1020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t's... that's...!!
</text:p>
          </table:table-cell>
          <table:table-cell table:number-columns-repeated="1020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! Don't look over this way...!
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don't want to ask too much,
but...</text:p>
          </table:table-cell>
          <table:table-cell table:number-columns-repeated="1020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it's okay... umm... I'd like to use the restr...
*mutter* *mutter*</text:p>
          </table:table-cell>
          <table:table-cell table:number-columns-repeated="1020"/>
        </table:table-row>
        <table:table-row>
          <table:table-cell table:style-name="ce0" office:value-type="string">
            <text:p>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
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taking Gashkull's tusk back to the
Seraphia laboratory, aren't we?</text:p>
          </table:table-cell>
          <table:table-cell table:number-columns-repeated="1020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would be nice if this helps them with their
Seraphia research.</text:p>
          </table:table-cell>
          <table:table-cell table:number-columns-repeated="1020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thing happened at all... I swear...!</text:p>
          </table:table-cell>
          <table:table-cell table:number-columns-repeated="1020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is Gashkull's tusk...</text:p>
          </table:table-cell>
          <table:table-cell table:number-columns-repeated="1020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seems to be positively trembling with Magical
power.</text:p>
          </table:table-cell>
          <table:table-cell table:number-columns-repeated="1020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, do the four of us make
up all of the Heavenly Maidens?</text:p>
          </table:table-cell>
          <table:table-cell table:number-columns-repeated="1020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we keep going, might we encounter a fifth or
sixth Heavenly Maiden, or even more?</text:p>
          </table:table-cell>
          <table:table-cell table:number-columns-repeated="1020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ore the better, I think.</text:p>
          </table:table-cell>
          <table:table-cell table:number-columns-repeated="1020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ready starting to picture what the coal
mines will look like, but I think we should take
care not to get lost on the way there, first.</text:p>
          </table:table-cell>
          <table:table-cell table:number-columns-repeated="1020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Headman looked really pleased, didn't he?</text:p>
          </table:table-cell>
          <table:table-cell table:number-columns-repeated="1020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e must hoping for our success from the
bottom of his heart...</text:p>
          </table:table-cell>
          <table:table-cell table:number-columns-repeated="1020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ying it out loud like that... I'm starting to
get rather nervous...!</text:p>
          </table:table-cell>
          <table:table-cell table:number-columns-repeated="1020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wondering if this continent has a culture not
unlike Japan's.</text:p>
          </table:table-cell>
          <table:table-cell table:number-columns-repeated="1020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ctually... I'm starting to get a craving for
soy sauce...</text:p>
          </table:table-cell>
          <table:table-cell table:number-columns-repeated="1020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h... I-I'm going... to...!</text:p>
          </table:table-cell>
          <table:table-cell table:number-columns-repeated="1020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... I can't... hold it... ////</text:p>
          </table:table-cell>
          <table:table-cell table:number-columns-repeated="1020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r ears! Please, cover your eeears! ////
</text:p>
          </table:table-cell>
          <table:table-cell table:number-columns-repeated="1020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have to... p-p... pee...!)
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eed... somewhere... to go... oooh! ////)</text:p>
          </table:table-cell>
          <table:table-cell table:number-columns-repeated="1020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I'm still quite all right!!
</text:p>
          </table:table-cell>
          <table:table-cell table:number-columns-repeated="1020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a-actually, I, uhh... I have something
to ask...</text:p>
          </table:table-cell>
          <table:table-cell table:number-columns-repeated="1020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t... it... it's about finding... a restroom... ////
</text:p>
          </table:table-cell>
          <table:table-cell table:number-columns-repeated="1020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! Y-You shouldn't say thing like that... ////
</text:p>
          </table:table-cell>
          <table:table-cell table:number-columns-repeated="1020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... in such a pitiful state, but...
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!
</text:p>
          </table:table-cell>
          <table:table-cell table:number-columns-repeated="1020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glance* *glance*... *rub* *rub*...
</text:p>
          </table:table-cell>
          <table:table-cell table:number-columns-repeated="1020"/>
        </table:table-row>
        <table:table-row>
          <table:table-cell table:style-name="ce0" office:value-type="string">
            <text:p>（もじもじもじ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 *wiggle*...
</text:p>
          </table:table-cell>
          <table:table-cell table:number-columns-repeated="1020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-there's one thing that's been
bothering me...</text:p>
          </table:table-cell>
          <table:table-cell table:number-columns-repeated="1020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ile we're trapped on this phantom ship...
where are we meant to, umm, you know... ////</text:p>
          </table:table-cell>
          <table:table-cell table:number-columns-repeated="1020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re's a famous professor who once said,
“paranormal activity can be explained partly
by plasma”.</text:p>
          </table:table-cell>
          <table:table-cell table:number-columns-repeated="1020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ight now, I'm trying wholeheartedly to believe
in that theory...</text:p>
          </table:table-cell>
          <table:table-cell table:number-columns-repeated="1020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 how they managed to
make a splendid ship like this, considering
there's no heavy machinery in this world...</text:p>
          </table:table-cell>
          <table:table-cell table:number-columns-repeated="1020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't stop thinking about what the Chief's
assistant, Lumii, said...</text:p>
          </table:table-cell>
          <table:table-cell table:number-columns-repeated="1020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 you think she meant...?</text:p>
          </table:table-cell>
          <table:table-cell table:number-columns-repeated="1020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know it's a little late to ask, but I wonder
where the Duchess' companions are?</text:p>
          </table:table-cell>
          <table:table-cell table:number-columns-repeated="1020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didn't see them in the base, at least...</text:p>
          </table:table-cell>
          <table:table-cell table:number-columns-repeated="1020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kind of studies they do in that
research facility...?</text:p>
          </table:table-cell>
          <table:table-cell table:number-columns-repeated="1020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curious.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just thought of something... if the priest is
in the Northlands, then who's taking care of
the Blessing Ritual...?)</text:p>
          </table:table-cell>
          <table:table-cell table:number-columns-repeated="1020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uh?! W-Was... was I was spacing out...?!</text:p>
          </table:table-cell>
          <table:table-cell table:number-columns-repeated="1020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
...i-is something I say too often... ////</text:p>
          </table:table-cell>
          <table:table-cell table:number-columns-repeated="1020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I-I... I can't!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 hold it in...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! I-I-I'll be right back...!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'm sorry... that is, I...!</text:p>
          </table:table-cell>
          <table:table-cell table:number-columns-repeated="1020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'd like to go... to the restroom...!</text:p>
          </table:table-cell>
          <table:table-cell table:number-columns-repeated="1020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-Forget it! That's... 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-Excuse me... uhm... uhm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, I... I need the restroom...</text:p>
          </table:table-cell>
          <table:table-cell table:number-columns-repeated="1020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-Wh-Wh-W-Wha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-I need to get changed, quickly...</text:p>
          </table:table-cell>
          <table:table-cell table:number-columns-repeated="1020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hh? Ah, no, umm... nothing...</text:p>
          </table:table-cell>
          <table:table-cell table:number-columns-repeated="1020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f I may, um...</text:p>
          </table:table-cell>
          <table:table-cell table:number-columns-repeated="1020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 would be nice if we could stop and take a
moment's rest...</text:p>
          </table:table-cell>
          <table:table-cell table:number-columns-repeated="1020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inally going back to the warmth
and sunshine of the Midlands... hoh...</text:p>
          </table:table-cell>
          <table:table-cell table:number-columns-repeated="1020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uchess of Hellfire turned out to be a
small girl like that. Everyone must be really
powerful in the demon world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a little scared, but... I have to do my
best...!</text:p>
          </table:table-cell>
          <table:table-cell table:number-columns-repeated="1020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otome-san... I'll trust in your battle
strategy to get us through alive...!</text:p>
          </table:table-cell>
          <table:table-cell table:number-columns-repeated="1020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Duchess of Hellfire person sounds really
strong...</text:p>
          </table:table-cell>
          <table:table-cell table:number-columns-repeated="1020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 starts to look like we can't win, we should
probably be ready to run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 I'm not good at dealing with the
cold...</text:p>
          </table:table-cell>
          <table:table-cell table:number-columns-repeated="1020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have to do more exercise and raise my
tolerance...</text:p>
          </table:table-cell>
          <table:table-cell table:number-columns-repeated="1020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like Viola-san said, I think we should stay
still whenever the blizzard picks up.</text:p>
          </table:table-cell>
          <table:table-cell table:number-columns-repeated="1020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another incident...</text:p>
          </table:table-cell>
          <table:table-cell table:number-columns-repeated="1020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pillar of red light could have been a sign
of the Duchess of Hellfire's activity..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omewhat scared, but... I'll try my best...!</text:p>
          </table:table-cell>
          <table:table-cell table:number-columns-repeated="1020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number-columns-repeated="1020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number-columns-repeated="1020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number-columns-repeated="1020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number-columns-repeated="1020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number-columns-repeated="1020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number-columns-repeated="1020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number-columns-repeated="1020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number-columns-repeated="1020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number-columns-repeated="1020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number-columns-repeated="1020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number-columns-repeated="1020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number-columns-repeated="1020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number-columns-repeated="1020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number-columns-repeated="1020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number-columns-repeated="1020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number-columns-repeated="1020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number-columns-repeated="1020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number-columns-repeated="1020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number-columns-repeated="1020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number-columns-repeated="1020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ぁ・・・ぅっ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Hah, agh... uuu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oilet... toilet... aaaagh... toilet!!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can't... bear it any longeeer!!!</text:p>
          </table:table-cell>
          <table:table-cell table:number-columns-repeated="1020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begging you...! Please let me go to the
toilet!</text:p>
          </table:table-cell>
          <table:table-cell table:number-columns-repeated="1020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truly cannot hold on any longer... ////</text:p>
          </table:table-cell>
          <table:table-cell table:number-columns-repeated="1020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ooh... v-very well...</text:p>
          </table:table-cell>
          <table:table-cell table:number-columns-repeated="1020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do not come near me under any
circumstances... ////</text:p>
          </table:table-cell>
          <table:table-cell table:number-columns-repeated="1020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forgive me, but soon... the bathroom...!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really would like to go to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t would be much too embarrassing for
me to even consider... ////</text:p>
          </table:table-cell>
          <table:table-cell table:number-columns-repeated="1020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... I do not wish to hold everyone back,
but...</text:p>
          </table:table-cell>
          <table:table-cell table:number-columns-repeated="1020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would be very grateful if we could find some
nearby facilities to stop by... ////</text:p>
          </table:table-cell>
          <table:table-cell table:number-columns-repeated="1020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did my very best to hold it in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very sorry, but I failed... ////</text:p>
          </table:table-cell>
          <table:table-cell table:number-columns-repeated="1020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... I think I might need to visit the little
Spirit Queen's room... just slightly...)</text:p>
          </table:table-cell>
          <table:table-cell table:number-columns-repeated="1020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But I am a little embarrassed to say so... I
think I shall hold it just a bit longer...)</text:p>
          </table:table-cell>
          <table:table-cell table:number-columns-repeated="1020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t to go into too much detail, there are
many sorts of firearms: long-range, medium-
range, short-range, suppressive, defensive,
and so on.</text:p>
          </table:table-cell>
          <table:table-cell table:number-columns-repeated="1020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s for Takoyaki-san's ion gun...</text:p>
          </table:table-cell>
          <table:table-cell table:number-columns-repeated="1020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does not support rapid-fire, but it has
an auto-aim functionality, as well as a high
muzzle velocity, making it the rather rare
long-range handgun-type.</text:p>
          </table:table-cell>
          <table:table-cell table:number-columns-repeated="1020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is strategy meeting coming up... I wonder
how it will turn out?</text:p>
          </table:table-cell>
          <table:table-cell table:number-columns-repeated="1020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think we are doing quite fine, slowly
chipping away at the enemy forces, as it is...</text:p>
          </table:table-cell>
          <table:table-cell table:number-columns-repeated="1020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no, I'm about to... lose it...</text:p>
          </table:table-cell>
          <table:table-cell table:number-columns-repeated="1020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... I'm gonna peeee
myseeeelf!!</text:p>
          </table:table-cell>
          <table:table-cell table:number-columns-repeated="1020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not... hold it any more... so, please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number-columns-repeated="1020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for a minute... ////</text:p>
          </table:table-cell>
          <table:table-cell table:number-columns-repeated="1020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number-columns-repeated="1020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 a... umm...</text:p>
          </table:table-cell>
          <table:table-cell table:number-columns-repeated="1020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number-columns-repeated="1020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h...?!</text:p>
          </table:table-cell>
          <table:table-cell table:number-columns-repeated="1020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 could not do something like that...! ////</text:p>
          </table:table-cell>
          <table:table-cell table:number-columns-repeated="1020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uhh... umm...</text:p>
          </table:table-cell>
          <table:table-cell table:number-columns-repeated="1020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 will be taking our next
break? *wiggle*...</text:p>
          </table:table-cell>
          <table:table-cell table:number-columns-repeated="1020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number-columns-repeated="1020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 not look at me... ////</text:p>
          </table:table-cell>
          <table:table-cell table:number-columns-repeated="1020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number-columns-repeated="1020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ien technology is truly spectacular, is it
not...?! It looks like Magic to me.</text:p>
          </table:table-cell>
          <table:table-cell table:number-columns-repeated="1020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I may have just said something inappropriate
for the Spirit Queen to say... eheheh...</text:p>
          </table:table-cell>
          <table:table-cell table:number-columns-repeated="1020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, assuming this kidnapping (?) incident
was the work of either the Red or Blue
Carat...</text:p>
          </table:table-cell>
          <table:table-cell table:number-columns-repeated="1020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do you suppose they plan to do with a
young child...?</text:p>
          </table:table-cell>
          <table:table-cell table:number-columns-repeated="1020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cooler bath I got into was right next
door to the regular baths.</text:p>
          </table:table-cell>
          <table:table-cell table:number-columns-repeated="1020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thought I heard that alien's voice coming
from where everyone else was... was it just
my imagination, perhaps?</text:p>
          </table:table-cell>
          <table:table-cell table:number-columns-repeated="1020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pefully, the hot springs will now be back
in action.</text:p>
          </table:table-cell>
          <table:table-cell table:number-columns-repeated="1020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return to the Secret Springs
establishment to check.</text:p>
          </table:table-cell>
          <table:table-cell table:number-columns-repeated="1020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Silfurfoss Waterfall is a very popular
sightseeing location.</text:p>
          </table:table-cell>
          <table:table-cell table:number-columns-repeated="1020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 had no idea that the hot springs got
its water supply from an underground cavern
behind the waterfall.</text:p>
          </table:table-cell>
          <table:table-cell table:number-columns-repeated="1020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certain that the Secret Springs were just
west of Izumo village.</text:p>
          </table:table-cell>
          <table:table-cell table:number-columns-repeated="1020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my first time actually visiting, so I do
not know what it will actually be like.</text:p>
          </table:table-cell>
          <table:table-cell table:number-columns-repeated="1020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have heard stories of the Secret Springs in
the east, but this is my first time visiting.</text:p>
          </table:table-cell>
          <table:table-cell table:number-columns-repeated="1020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we are going, then I will enjoy myself to the
fullest!</text:p>
          </table:table-cell>
          <table:table-cell table:number-columns-repeated="1020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 do I say this...?</text:p>
          </table:table-cell>
          <table:table-cell table:number-columns-repeated="1020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simply very bad at dealing with
vague-minded people like that laboratory chief...</text:p>
          </table:table-cell>
          <table:table-cell table:number-columns-repeated="1020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o think she was researching humankind's
ability to use Magic...</text:p>
          </table:table-cell>
          <table:table-cell table:number-columns-repeated="1020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do you think she was really planning to do
with that knowledge if she succeeded...?</text:p>
          </table:table-cell>
          <table:table-cell table:number-columns-repeated="1020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-Everyone... do your best...!</text:p>
          </table:table-cell>
          <table:table-cell table:number-columns-repeated="1020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For once, I am so glad that I do not possess
an ounce of Seraphia!)</text:p>
          </table:table-cell>
          <table:table-cell table:number-columns-repeated="1020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sounds like an acquaintance of yours is in
big trouble.</text:p>
          </table:table-cell>
          <table:table-cell table:number-columns-repeated="1020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go and save her! I will lend you my
power, as well!</text:p>
          </table:table-cell>
          <table:table-cell table:number-columns-repeated="1020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look forward to supporting you as much as
I can.</text:p>
          </table:table-cell>
          <table:table-cell table:number-columns-repeated="1020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lease feel free to ask me any questions you
have about Carat and her allies, anytime.</text:p>
          </table:table-cell>
          <table:table-cell table:number-columns-repeated="1020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Although, I cannot promise that I will know
the answer...
Or that I have not forgotten it...</text:p>
          </table:table-cell>
          <table:table-cell table:number-columns-repeated="1020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 office:value-type="string">
            <text:p>Chat - L7 A
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t... I-It's coming Ooout...</text:p>
          </table:table-cell>
          <table:table-cell table:number-columns-repeated="1020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 office:value-type="string">
            <text:p>Chat - L7 B
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... I'm really... at my... absolute Limiiit...!!</text:p>
          </table:table-cell>
          <table:table-cell table:number-columns-repeated="1020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-No peeking, O-Okaaay?!</text:p>
          </table:table-cell>
          <table:table-cell table:number-columns-repeated="1020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 office:value-type="string">
            <text:p>Chat - L6 A
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gonna... pee Myseeelf!!</text:p>
          </table:table-cell>
          <table:table-cell table:number-columns-repeated="1020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 office:value-type="string">
            <text:p>Chat - L6 B
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can't hold it Anymooooore!!</text:p>
          </table:table-cell>
          <table:table-cell table:number-columns-repeated="1020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 office:value-type="string">
            <text:p>Outdoor pee - L6 A
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ere are no toilets around here, so I guess
there's no helping Iiit...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 office:value-type="string">
            <text:p>Outdoor pee - L6 B
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Wait here for just a Minuuute... ////</text:p>
          </table:table-cell>
          <table:table-cell table:number-columns-repeated="1020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 office:value-type="string">
            <text:p>Chat - L5 A
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u, I wanna go Peeee...!</text:p>
          </table:table-cell>
          <table:table-cell table:number-columns-repeated="1020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 office:value-type="string">
            <text:p>Chat - L5 B
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urry up and let me go to the toilet,
Alreadyyy...!</text:p>
          </table:table-cell>
          <table:table-cell table:number-columns-repeated="1020"/>
        </table:table-row>
        <table:table-row>
          <table:table-cell table:style-name="ce0" office:value-type="string">
            <text:p>こ、ここでカー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-Right Heeere?</text:p>
          </table:table-cell>
          <table:table-cell table:number-columns-repeated="1020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... that's too Embarrassiiing...</text:p>
          </table:table-cell>
          <table:table-cell table:number-columns-repeated="1020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 office:value-type="string">
            <text:p>Chat (wet)
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held it in as best I could... I'm so Pathetiiic...</text:p>
          </table:table-cell>
          <table:table-cell table:number-columns-repeated="1020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 office:value-type="string">
            <text:p>Chat - L4 A
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ey, hey, can I go to the toilet Yeeet?</text:p>
          </table:table-cell>
          <table:table-cell table:number-columns-repeated="1020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 office:value-type="string">
            <text:p>Chat - L4 B
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been holding it in for quite a while Nooow...</text:p>
          </table:table-cell>
          <table:table-cell table:number-columns-repeated="1020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gotta go to the bathroom all of a Suddeeen.</text:p>
          </table:table-cell>
          <table:table-cell table:number-columns-repeated="1020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 office:value-type="string">
            <text:p>Chat - L3 B
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suit being broken is really inconvenient,
Huuuh.</text:p>
          </table:table-cell>
          <table:table-cell table:number-columns-repeated="1020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look forward to working with Everyooone!</text:p>
          </table:table-cell>
          <table:table-cell table:number-columns-repeated="1020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be gunning enemies down left and right,
just you Waaait!</text:p>
          </table:table-cell>
          <table:table-cell table:number-columns-repeated="1020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“That will be \V[672] ren, please—!”</text:p>
          </table:table-cell>
          <table:table-cell table:number-columns-repeated="1020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
</text:p>
          </table:table-cell>
          <table:table-cell table:number-columns-repeated="1020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“Very well... hoiya～!”</text:p>
          </table:table-cell>
          <table:table-cell table:number-columns-repeated="1020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number-columns-repeated="1020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“I'm afraid you don't have 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Is that right—. Well, please come again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“Ah—, that's right! Before you browse my
wares, I have a totally tasty story for you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“You know how all the ships stopped, when
there was all that fuss with the thieves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“Phew, that was a real trouble—! For us
merchants, trading is our lifeline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“So, we realised. Our customers and the
delivery people who supply us with our wares
are all very important to us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“As a show of gratitude, we are introducing
our new loyalty scheme, 'thank-you points'!”</text:p>
          </table:table-cell>
          <table:table-cell table:number-columns-repeated="1020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“Basically, it's just like any old point-card
system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“Whenever you buy one of our items, it'll fill
the thank-you gauge according to the item's
price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“If you fill the gauge all the way up, what a
wonderful present you'll get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“How about it—? That was a good story, no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“Then without further ado, please take your
time and browse our stock—!”</text:p>
          </table:table-cell>
          <table:table-cell table:number-columns-repeated="1020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number-columns-repeated="1020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number-columns-repeated="1020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number-columns-repeated="1020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number-columns-repeated="1020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You can't seem to carry any more, see—?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it seems you don't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“Wahoo!! I am so terribly grateful for your
generous patronage—!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“As you can see, the thank-you gauge has
MAXed out—! Please press the 【A】 key and
choose a freebie—!”</text:p>
          </table:table-cell>
          <table:table-cell table:number-columns-repeated="1020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“Please, pick whatever you like—!”</text:p>
          </table:table-cell>
          <table:table-cell table:number-columns-repeated="1020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×1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×2 (Random)</text:p>
          </table:table-cell>
          <table:table-cell table:number-columns-repeated="1020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×1</text:p>
          </table:table-cell>
          <table:table-cell table:number-columns-repeated="1020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Aw, too bad. You don't have the space for it,
see—?”</text:p>
          </table:table-cell>
          <table:table-cell table:number-columns-repeated="1020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number-columns-repeated="1020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“Until next time—.”</text:p>
          </table:table-cell>
          <table:table-cell table:number-columns-repeated="1020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
</text:p>
          </table:table-cell>
          <table:table-cell table:number-columns-repeated="1020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
</text:p>
          </table:table-cell>
          <table:table-cell table:number-columns-repeated="1020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
</text:p>
          </table:table-cell>
          <table:table-cell table:number-columns-repeated="1020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“Uuuuh... maybe you should visit the
restrooms first—?”</text:p>
          </table:table-cell>
          <table:table-cell table:number-columns-repeated="1020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“Oh dear, what a spectacular mess you've
made—.”</text:p>
          </table:table-cell>
          <table:table-cell table:number-columns-repeated="1020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”</text:p>
          </table:table-cell>
          <table:table-cell table:number-columns-repeated="1020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“Great—! In that case, please wait just a little
while—.”</text:p>
          </table:table-cell>
          <table:table-cell table:number-columns-repeated="1020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“Thank you for waiting—! Your clothes are now
fresh and clean—!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you don't seem to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“My, my, you'll catch a cold like that, you
know—?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“Oh? It doesn't look like this young lady needs
any clothing cleaned—.”</text:p>
          </table:table-cell>
          <table:table-cell table:number-columns-repeated="1020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number-columns-repeated="1020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number-columns-repeated="1020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number-columns-repeated="1020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number-columns-repeated="1020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number-columns-repeated="1020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number-columns-repeated="1020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number-columns-repeated="1020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et going...</text:p>
          </table:table-cell>
          <table:table-cell table:number-columns-repeated="1020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</text:p>
          </table:table-cell>
          <table:table-cell table:number-columns-repeated="1020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 to keep you waiting.</text:p>
          </table:table-cell>
          <table:table-cell table:number-columns-repeated="1020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done.</text:p>
          </table:table-cell>
          <table:table-cell table:number-columns-repeated="1020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 like that...!</text:p>
          </table:table-cell>
          <table:table-cell table:number-columns-repeated="1020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</text:p>
          </table:table-cell>
          <table:table-cell table:number-columns-repeated="1020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number-columns-repeated="1020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are you looking at...?!</text:p>
          </table:table-cell>
          <table:table-cell table:number-columns-repeated="1020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</text:p>
          </table:table-cell>
          <table:table-cell table:number-columns-repeated="1020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else was I supposed to do?! It was a
really close call!</text:p>
          </table:table-cell>
          <table:table-cell table:number-columns-repeated="1020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need to stare...!</text:p>
          </table:table-cell>
          <table:table-cell table:number-columns-repeated="1020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, you have something to say?</text:p>
          </table:table-cell>
          <table:table-cell table:number-columns-repeated="1020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number-columns-repeated="1020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number-columns-repeated="1020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number-columns-repeated="1020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because... you know...!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number-columns-repeated="1020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number-columns-repeated="1020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number-columns-repeated="1020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
</text:p>
          </table:table-cell>
          <table:table-cell table:number-columns-repeated="1020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number-columns-repeated="1020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
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
</text:p>
          </table:table-cell>
          <table:table-cell table:number-columns-repeated="1020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
</text:p>
          </table:table-cell>
          <table:table-cell table:number-columns-repeated="1020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number-columns-repeated="1020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number-columns-repeated="1020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number-columns-repeated="1020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number-columns-repeated="1020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number-columns-repeated="1020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number-columns-repeated="1020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number-columns-repeated="1020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number-columns-repeated="1020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number-columns-repeated="1020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number-columns-repeated="1020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number-columns-repeated="1020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number-columns-repeated="1020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number-columns-repeated="1020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number-columns-repeated="1020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number-columns-repeated="1020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number-columns-repeated="1020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number-columns-repeated="1020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number-columns-repeated="1020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number-columns-repeated="1020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number-columns-repeated="1020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number-columns-repeated="1020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number-columns-repeated="1020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number-columns-repeated="1020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number-columns-repeated="1020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number-columns-repeated="1020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number-columns-repeated="1020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number-columns-repeated="1020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number-columns-repeated="1020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number-columns-repeated="1020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number-columns-repeated="1020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number-columns-repeated="1020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number-columns-repeated="1020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number-columns-repeated="1020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number-columns-repeated="1020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number-columns-repeated="1020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number-columns-repeated="1020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number-columns-repeated="1020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number-columns-repeated="1020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number-columns-repeated="1020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number-columns-repeated="1020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number-columns-repeated="1020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number-columns-repeated="1020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number-columns-repeated="1020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number-columns-repeated="1020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number-columns-repeated="1020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 office:value-type="string">
            <text:p>Empyreon/Deep Blue boss battle</text:p>
          </table:table-cell>
          <table:table-cell table:style-name="ce0"/>
          <table:table-cell table:style-name="ce0" office:value-type="string">
            <text:p>Empyreon of the Four Hellish Kings
"BURN!! My name is Empyreon!!"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"Listen well, Heavenly Maidens!! I shall
burn your bodies into ash!!"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"And I Am Deep Blue!"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"I Shall Tear You To Shreds!"</text:p>
          </table:table-cell>
          <table:table-cell table:number-columns-repeated="1020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 office:value-type="string">
            <text:p>Reguma
"(I've long since lost interest in their
names...)"</text:p>
          </table:table-cell>
          <table:table-cell table:number-columns-repeated="1020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 office:value-type="string">
            <text:p>Nurikabe boss battle</text:p>
          </table:table-cell>
          <table:table-cell table:style-name="ce0"/>
          <table:table-cell table:style-name="ce0" office:value-type="string">
            <text:p>Hamuko
"Uwaaagh!! Where did you come from?!!"</text:p>
          </table:table-cell>
          <table:table-cell table:number-columns-repeated="1020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 office:value-type="string">
            <text:p>Reguma
"It must have turned invisible to hide
from us."</text:p>
          </table:table-cell>
          <table:table-cell table:number-columns-repeated="1020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 office:value-type="string">
            <text:p>Nyanko
"I'd put this in the creepy-yet-cute
category, wouldn't you say?"</text:p>
          </table:table-cell>
          <table:table-cell table:number-columns-repeated="1020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 office:value-type="string">
            <text:p>Hamuko
"Nah, I think it's just plain creepy."</text:p>
          </table:table-cell>
          <table:table-cell table:number-columns-repeated="1020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 office:value-type="string">
            <text:p>Hime
"U-Umm... we're in combat..."</text:p>
          </table:table-cell>
          <table:table-cell table:number-columns-repeated="1020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 office:value-type="string">
            <text:p>Saffa boss battle</text:p>
          </table:table-cell>
          <table:table-cell table:style-name="ce0"/>
          <table:table-cell table:style-name="ce0" office:value-type="string">
            <text:p>Saffa
“Don't look down on me just 'cos I'm small.”</text:p>
          </table:table-cell>
          <table:table-cell table:number-columns-repeated="1020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 office:value-type="string">
            <text:p>Saffa
“Well, just do your best.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 office:value-type="string">
            <text:p>Priella boss battle 2</text:p>
          </table:table-cell>
          <table:table-cell table:style-name="ce0"/>
          <table:table-cell table:style-name="ce0" office:value-type="string">
            <text:p>Vengeful Priella
“I mighta been careless last time, but I'm
goin' all out this time!!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 office:value-type="string">
            <text:p>Vengeful Priella
“You'd better come at me with everythin' you
got!!!”</text:p>
          </table:table-cell>
          <table:table-cell table:number-columns-repeated="1020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 office:value-type="string">
            <text:p>Dr. FLASH boss battle</text:p>
          </table:table-cell>
          <table:table-cell table:style-name="ce0"/>
          <table:table-cell table:style-name="ce0" office:value-type="string">
            <text:p>Reguma
“They might be powerful fusions of your
creation, but monsters are monsters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 office:value-type="string">
            <text:p>Reguma
“I expect they'll fall to our Seraphia like any
other.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Hoh hoh hoh!! Do not underestimate the
power of my Lux!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You shall be ground into dust by my
double-trouble combo!!”</text:p>
          </table:table-cell>
          <table:table-cell table:number-columns-repeated="1020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 office:value-type="string">
            <text:p>Toshihiko boss battle</text:p>
          </table:table-cell>
          <table:table-cell table:style-name="ce0"/>
          <table:table-cell table:style-name="ce0" office:value-type="string">
            <text:p>Reguma
“Dual-wielding. You have good taste.”</text:p>
          </table:table-cell>
          <table:table-cell table:number-columns-repeated="1020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 office:value-type="string">
            <text:p>Hamuko
“Ooh, you remind me a little of that one
feudal swordsman!!”</text:p>
          </table:table-cell>
          <table:table-cell table:number-columns-repeated="1020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 office:value-type="string">
            <text:p>Hamuko
“What was his name again? Uhh, Miya...
Myamoto...”</text:p>
          </table:table-cell>
          <table:table-cell table:number-columns-repeated="1020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 office:value-type="string">
            <text:p>Hamuko
“Miyamoto... ah, got it! I was thinking of
‘Miyamoto Masashi!!’”</text:p>
          </table:table-cell>
          <table:table-cell table:number-columns-repeated="1020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Ain't you a little off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 office:value-type="string">
            <text:p>Gashkull boss battle</text:p>
          </table:table-cell>
          <table:table-cell table:style-name="ce0"/>
          <table:table-cell table:style-name="ce0" office:value-type="string">
            <text:p>Hamuko
“Ah, that definitely looks like a Gashkull!”</text:p>
          </table:table-cell>
          <table:table-cell table:number-columns-repeated="1020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 office:value-type="string">
            <text:p>Reguma
“Perfect. Get ready to engage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 office:value-type="string">
            <text:p>Nyanko
“We'll be taking that tusk of yours, I'm afrai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 office:value-type="string">
            <text:p>Phantom boss battle</text:p>
          </table:table-cell>
          <table:table-cell table:style-name="ce0"/>
          <table:table-cell table:style-name="ce0" office:value-type="string">
            <text:p>Tomocchi
“TH-THERE IT IIIIIIIIIIIIIIIIS!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 office:value-type="string">
            <text:p>Nyanko
“Calm down, Tomocchi! This isn't a ghost,
it's just a plain old monster!”</text:p>
          </table:table-cell>
          <table:table-cell table:number-columns-repeated="1020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 office:value-type="string">
            <text:p>Hime
“Yes... I can feel something like a demonic
presence coming from it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 office:value-type="string">
            <text:p>Hamuko
“Either way, I don't think this is going to be
an easy one..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 office:value-type="string">
            <text:p>Reguma
“As long as Seraphia works against it, I don't
care what it is.”</text:p>
          </table:table-cell>
          <table:table-cell table:number-columns-repeated="1020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 office:value-type="string">
            <text:p>Reguma
“We must defeat it in order to bring back the
other passengers. Let's go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 office:value-type="string">
            <text:p>Queen nipper boss battle</text:p>
          </table:table-cell>
          <table:table-cell table:style-name="ce0"/>
          <table:table-cell table:style-name="ce0" office:value-type="string">
            <text:p>Tomocchi
“Uwaaah! Is that a giant crab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 office:value-type="string">
            <text:p>Nyanko
“At the very least, it doesn't seem to be
a dragon.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N-No, you've got it all wrong! What I said
was Shining Draconic Crab!!”</text:p>
          </table:table-cell>
          <table:table-cell table:number-columns-repeated="1020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 office:value-type="string">
            <text:p>Hime
“I-It looks really tough...! Everyone, please
be on your guard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 office:value-type="string">
            <text:p>Hamuko
“Right! Time to go all out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Impudent Heavenly Maidens! This shall
be your final battle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Go!! Shining Draconic Crab!! Crush these
fools!!”</text:p>
          </table:table-cell>
          <table:table-cell table:number-columns-repeated="1020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 office:value-type="string">
            <text:p>Reguma
“(If you look closely, it's clearly not a crab...)”</text:p>
          </table:table-cell>
          <table:table-cell table:number-columns-repeated="1020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“Ooh! Compared to the ones from earlier,
these ones have a distinctive quality to them!”</text:p>
          </table:table-cell>
          <table:table-cell table:number-columns-repeated="1020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“The final trial, is it? Fine by me.”</text:p>
          </table:table-cell>
          <table:table-cell table:number-columns-repeated="1020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“C-Can we really win against them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“No problemo! We'll hit 'em with a ‘bonk’ and a
‘ka-pow’!”</text:p>
          </table:table-cell>
          <table:table-cell table:number-columns-repeated="1020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“Each of you, act according to my instructions.
Victory is most certainly within our reach.”</text:p>
          </table:table-cell>
          <table:table-cell table:number-columns-repeated="1020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“Prepare to intercept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“Yeaaahh—!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
“Consider yourselves lucky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
“For I, the great Bandit Leader Priella, will
face-off against you personally!”</text:p>
          </table:table-cell>
          <table:table-cell table:number-columns-repeated="1020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
“We didn't come here to listen to your intro
speech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We'll defeat you and take back
Sharusharu-san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A-And then you'll regret... *mumble*
*mumble*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Whatever! As long as you amuse me well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Here I come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“Wh... What is that thing...?!”</text:p>
          </table:table-cell>
          <table:table-cell table:number-columns-repeated="1020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“Uweeh, it looks super strong!!”</text:p>
          </table:table-cell>
          <table:table-cell table:number-columns-repeated="1020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“Since it's blocking the way, we have no choice
but to fight it.”</text:p>
          </table:table-cell>
          <table:table-cell table:number-columns-repeated="1020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“Follow my instructions to the letter, you two.”</text:p>
          </table:table-cell>
          <table:table-cell table:number-columns-repeated="1020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“G-Got it... welp, I'm counting on you!”</text:p>
          </table:table-cell>
          <table:table-cell table:number-columns-repeated="1020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“I can't accept being ordered around, but...
if there's no other choice...!”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number-columns-repeated="1020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number-columns-repeated="1020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number-columns-repeated="1020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number-columns-repeated="1020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number-columns-repeated="1020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number-columns-repeated="1020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number-columns-repeated="1020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number-columns-repeated="1020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number-columns-repeated="1020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number-columns-repeated="1020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number-columns-repeated="1020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number-columns-repeated="1020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number-columns-repeated="1020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
</text:p>
          </table:table-cell>
          <table:table-cell table:number-columns-repeated="1020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d～. I've actually kinda been
holding it in for a while.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number-columns-repeated="1020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number-columns-repeated="1020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number-columns-repeated="1020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number-columns-repeated="1020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number-columns-repeated="1020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number-columns-repeated="1020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number-columns-repeated="1020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number-columns-repeated="1020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number-columns-repeated="1020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number-columns-repeated="1020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number-columns-repeated="1020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number-columns-repeated="1020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number-columns-repeated="1020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number-columns-repeated="1020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number-columns-repeated="1020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number-columns-repeated="1020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number-columns-repeated="1020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number-columns-repeated="1020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u～... what a relief!</text:p>
          </table:table-cell>
          <table:table-cell table:number-columns-repeated="1020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... I thought I was gonna make a
waterfall in my panties～...</text:p>
          </table:table-cell>
          <table:table-cell table:number-columns-repeated="1020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really was just about to pee myself～...</text:p>
          </table:table-cell>
          <table:table-cell table:number-columns-repeated="1020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～! I needed that～!!</text:p>
          </table:table-cell>
          <table:table-cell table:number-columns-repeated="1020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... haah... I-I made it～...!</text:p>
          </table:table-cell>
          <table:table-cell table:number-columns-repeated="1020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y-you wouldn't believe how much just
came out!</text:p>
          </table:table-cell>
          <table:table-cell table:number-columns-repeated="1020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a been a new personal record...!</text:p>
          </table:table-cell>
          <table:table-cell table:number-columns-repeated="1020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number-columns-repeated="1020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number-columns-repeated="1020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number-columns-repeated="1020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number-columns-repeated="1020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number-columns-repeated="1020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t's the men's room...?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-it's the men's room, huh...?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... e-even though it's the men's room...!</text:p>
          </table:table-cell>
          <table:table-cell table:number-columns-repeated="1020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't possibly hold it anymore!!</text:p>
          </table:table-cell>
          <table:table-cell table:number-columns-repeated="1020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... it's the men's room... that's
kinda...</text:p>
          </table:table-cell>
          <table:table-cell table:number-columns-repeated="1020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...!</text:p>
          </table:table-cell>
          <table:table-cell table:number-columns-repeated="1020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I'm not a boy... so...! I shouldn't...!</text:p>
          </table:table-cell>
          <table:table-cell table:number-columns-repeated="1020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... no... I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hold it, I can't hold it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take anything, just let me use a toilet!</text:p>
          </table:table-cell>
          <table:table-cell table:number-columns-repeated="1020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the men's bathroom, see?!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way I'm going into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number-columns-repeated="1020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... no way I could...!</text:p>
          </table:table-cell>
          <table:table-cell table:number-columns-repeated="1020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... h-hold it than use the men's
bathroom...!</text:p>
          </table:table-cell>
          <table:table-cell table:number-columns-repeated="1020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u, nn...! Sorry, I... I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have no intention of using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's bathroom!</text:p>
          </table:table-cell>
          <table:table-cell table:number-columns-repeated="1020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-Even if I do have to go... this is kind of...!</text:p>
          </table:table-cell>
          <table:table-cell table:number-columns-repeated="1020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not a... a ladies' bathroom...?</text:p>
          </table:table-cell>
          <table:table-cell table:number-columns-repeated="1020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well, I think it would be too risky for me
to go in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...! Why isn't there a girl's bathroom
he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... I-I can't hold it...!</text:p>
          </table:table-cell>
          <table:table-cell table:number-columns-repeated="1020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haa!! No... more...!</text:p>
          </table:table-cell>
          <table:table-cell table:number-columns-repeated="1020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wetting myself! I can't help it!! Toilet!!</text:p>
          </table:table-cell>
          <table:table-cell table:number-columns-repeated="1020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 I'd better stay out of the boy's
room～...</text:p>
          </table:table-cell>
          <table:table-cell table:number-columns-repeated="1020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oo... the men's toilets, huh...</text:p>
          </table:table-cell>
          <table:table-cell table:number-columns-repeated="1020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</text:p>
          </table:table-cell>
          <table:table-cell table:number-columns-repeated="1020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-Should I, or...?</text:p>
          </table:table-cell>
          <table:table-cell table:number-columns-repeated="1020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j-just this once, I'll take it even if it's
the men's room!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e right back!</text:p>
          </table:table-cell>
          <table:table-cell table:number-columns-repeated="1020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's toilets? Wh-Whatever!</text:p>
          </table:table-cell>
          <table:table-cell table:number-columns-repeated="1020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ee! Wait for me!!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eett!! I'm peeing myseeeelf!!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not so sure about
going in there.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number-columns-repeated="1020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-do need to go, but... is there only a
men's bathroom...?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, huh... oooh...</text:p>
          </table:table-cell>
          <table:table-cell table:number-columns-repeated="1020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ever! I can't really hold it anyway...!</text:p>
          </table:table-cell>
          <table:table-cell table:number-columns-repeated="1020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h, I don't care if it's the men's bathroom!!</text:p>
          </table:table-cell>
          <table:table-cell table:number-columns-repeated="1020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 me go pee in there!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number-columns-repeated="1020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number-columns-repeated="1020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number-columns-repeated="1020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number-columns-repeated="1020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number-columns-repeated="1020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
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
</text:p>
          </table:table-cell>
          <table:table-cell table:number-columns-repeated="1020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
</text:p>
          </table:table-cell>
          <table:table-cell table:number-columns-repeated="1020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number-columns-repeated="1020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
</text:p>
          </table:table-cell>
          <table:table-cell table:number-columns-repeated="1020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
</text:p>
          </table:table-cell>
          <table:table-cell table:number-columns-repeated="1020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
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
</text:p>
          </table:table-cell>
          <table:table-cell table:number-columns-repeated="1020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
</text:p>
          </table:table-cell>
          <table:table-cell table:number-columns-repeated="1020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
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
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number-columns-repeated="1020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
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number-columns-repeated="1020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
</text:p>
          </table:table-cell>
          <table:table-cell table:number-columns-repeated="1020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
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number-columns-repeated="1020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number-columns-repeated="1020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
</text:p>
          </table:table-cell>
          <table:table-cell table:number-columns-repeated="1020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number-columns-repeated="1020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number-columns-repeated="1020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number-columns-repeated="1020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number-columns-repeated="1020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number-columns-repeated="1020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
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
</text:p>
          </table:table-cell>
          <table:table-cell table:number-columns-repeated="1020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number-columns-repeated="1020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number-columns-repeated="1020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number-columns-repeated="1020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number-columns-repeated="1020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number-columns-repeated="1020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number-columns-repeated="1020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number-columns-repeated="1020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number-columns-repeated="1020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number-columns-repeated="1020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number-columns-repeated="1020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number-columns-repeated="1020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number-columns-repeated="1020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number-columns-repeated="1020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number-columns-repeated="1020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number-columns-repeated="1020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number-columns-repeated="1020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number-columns-repeated="1020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number-columns-repeated="1020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Norm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Fighter】?</text:p>
          </table:table-cell>
          <table:table-cell table:number-columns-repeated="1020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nlock a new class until you've
reached level 5 on your current one!</text:p>
          </table:table-cell>
          <table:table-cell table:number-columns-repeated="1020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Huálóng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ropic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Paeon】?</text:p>
          </table:table-cell>
          <table:table-cell table:number-columns-repeated="1020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hanatos】?</text:p>
          </table:table-cell>
          <table:table-cell table:number-columns-repeated="1020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Kunoichi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Cheerleader】?</text:p>
          </table:table-cell>
          <table:table-cell table:number-columns-repeated="1020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Normal】!!</text:p>
          </table:table-cell>
          <table:table-cell table:number-columns-repeated="1020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Fighter】!!</text:p>
          </table:table-cell>
          <table:table-cell table:number-columns-repeated="1020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Huálóng】!!</text:p>
          </table:table-cell>
          <table:table-cell table:number-columns-repeated="1020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ropical】!!</text:p>
          </table:table-cell>
          <table:table-cell table:number-columns-repeated="1020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Paeon】!!</text:p>
          </table:table-cell>
          <table:table-cell table:number-columns-repeated="1020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hanatos】!!</text:p>
          </table:table-cell>
          <table:table-cell table:number-columns-repeated="1020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Kunoichi】!!</text:p>
          </table:table-cell>
          <table:table-cell table:number-columns-repeated="1020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Cheerleader】!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number-columns-repeated="1020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number-columns-repeated="1020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number-columns-repeated="1020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【Orb Fragment】 ×1,
but your inventory is full!
Too bad—the orb fragment vanished!</text:p>
          </table:table-cell>
          <table:table-cell table:number-columns-repeated="1020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number-columns-repeated="1020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number-columns-repeated="1020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number-columns-repeated="1020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number-columns-repeated="1020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number-columns-repeated="1020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number-columns-repeated="1020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 tutorial</text:p>
          </table:table-cell>
          <table:table-cell table:number-columns-repeated="1020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pirit Nymphs</text:p>
          </table:table-cell>
          <table:table-cell table:number-columns-repeated="1020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change Holy Water for items</text:p>
          </table:table-cell>
          <table:table-cell table:number-columns-repeated="1020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t is a class?</text:p>
          </table:table-cell>
          <table:table-cell table:number-columns-repeated="1020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class levels</text:p>
          </table:table-cell>
          <table:table-cell table:number-columns-repeated="1020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want to pick another class</text:p>
          </table:table-cell>
          <table:table-cell table:number-columns-repeated="1020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ch classes are recommended?</text:p>
          </table:table-cell>
          <table:table-cell table:number-columns-repeated="1020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【Class】 uses a different fighting style in
combat.</text:p>
          </table:table-cell>
          <table:table-cell table:number-columns-repeated="1020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of your stats can go up or down
depending on your class, and each class
also enables a distinct set of skills.</text:p>
          </table:table-cell>
          <table:table-cell table:number-columns-repeated="1020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here are a total of 7 classes. Think your
choice through carefully.</text:p>
          </table:table-cell>
          <table:table-cell table:number-columns-repeated="1020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class has its own 【Class Level】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By defeating monsters as a particular class,
you will gain 【Class EXP】 for that class
and be able to raise the corresponding class
level. The maximum class level is 9.</text:p>
          </table:table-cell>
          <table:table-cell table:number-columns-repeated="1020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cannot check the amount of class EXP you
have, but you can earn a lot of it by defeating
monsters that are at least as strong as you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With each class level, you gain different perks.
1. At every odd-numbered level, a new skill.
2. At every even-numbered level, stat points
to spend as you please.</text:p>
          </table:table-cell>
          <table:table-cell table:number-columns-repeated="1020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Level-up your class as much as you'd like, as
there are no disadvantages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Once you've chosen a class, you may not
immediately unlock another new class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n order to unlock a new class, you must first
reach at least class level 5 on your current
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gain class experience in battle and
hit class level 5 before trying to unlock your
next class.</text:p>
          </table:table-cell>
          <table:table-cell table:number-columns-repeated="1020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Since every class has its advantages and
disadvantages, no one class can be
recommended over the others.</text:p>
          </table:table-cell>
          <table:table-cell table:number-columns-repeated="1020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consider the stat variations and
skills available to each class, then choose
the ones which suit you best.</text:p>
          </table:table-cell>
          <table:table-cell table:number-columns-repeated="1020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'm afraid you haven't yet filled the vial to
the top with Holy Water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 office:value-type="string">
            <text:p>Difference from 2619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Once you've chosen a class, you cannot unlock
another class again immediately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 office:value-type="string">
            <text:p>Difference from 2620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To unlock a new class, you must reach at least
class level 5 on your current 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 office:value-type="string">
            <text:p>Difference from 2621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may unlock new classes by battling
enemies and hitting class level 5.</text:p>
          </table:table-cell>
          <table:table-cell table:number-columns-repeated="1020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ugment abilities?</text:p>
          </table:table-cell>
          <table:table-cell table:number-columns-repeated="1020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 office:value-type="string">
            <text:p>Portable Toil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that right here would be a little...</text:p>
          </table:table-cell>
          <table:table-cell table:number-columns-repeated="1020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amuko
“Eh? That's okay, I don't really need to use
the toilet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amuko
“I-I'm not so desperate that I'd use
something like that, don't you worry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amuko
“Y-Yep... there don't seem to be any toilets
around here... would you give me just a
minute...?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amuko
“Th-Thank you...! I'll go give it a spin, so
wait here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amuko
“Kh... hh... dammit, it's leaking ou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amuko
“Phew... all better...”</text:p>
          </table:table-cell>
          <table:table-cell table:number-columns-repeated="1020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Produced \V[1366]ml of pee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Nyanko
“A toilet? I don't particularly need to go,
thank you very much...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Nyanko
“I don't need to go nearly bad enough to
use one of those, got it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Nyanko
“F... Fine... since there doesn't seem to be
a bathroom anywhere close by..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Nyanko
“W-Well... beggars can't be choosers, that's
all...! ////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Nyanko
“Agh, qu-quickly, give me that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Nyanko
“Haah... I-I can't believe I used one of those
in a place 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omocchi
“Hweh? Naah, I'm goo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omocchi
“I don't wanna! I ain't exactly burstin' here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omocchi
“Ah, you've got somethin' real nice over
there! Gimme, gimme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omocchi
“O-One, please! I can't hold it anymore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omocchi
“I'm g-gonna pee myself! Hurry... up...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omocchi
“Pheeew—... that felt amazin'... ☆”</text:p>
          </table:table-cell>
          <table:table-cell table:number-columns-repeated="1020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ime
“I-I've already dealt with it...!”</text:p>
          </table:table-cell>
          <table:table-cell table:number-columns-repeated="1020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ime
“I-I-I'm quite all righ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ime
“Uuu... if Saotome-san is telling me to,
then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ime
“U... Understood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ime
“I... can't... hold i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ime
“Y-Y-You didn't... hear it, did you...?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Komu
“I-Is that not an item for those who need to
relieve themselves...?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Komu
“No, I, I am still absolutely... fine, thank
you...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Komu
“U-Umm... may I borrow that...? Thank
you very much! /////”</text:p>
          </table:table-cell>
          <table:table-cell table:number-columns-repeated="1020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Komu
“Hauu, th-thank goodness...! I will take you
up on your kind offer...!”</text:p>
          </table:table-cell>
          <table:table-cell table:number-columns-repeated="1020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Komu
“It is... coming... out...! I-I cannot take it
any longeeeer!!”</text:p>
          </table:table-cell>
          <table:table-cell table:number-columns-repeated="1020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Komu
“Haah... I-I needed that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akoyaki
“Whaa? That won't be necessary right Nooow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akoyaki
“I have to pee into thaaat?! That sounds a
little embarrassing, so I'll Paaass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akoyaki
“I can't hold my pee anymore... d-do you
mind if I use Thaaat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akoyaki
“Aaah! I'll take thaaat! I was just about at
my Limiii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akoyaki
“Yikes, I'm about to blooow!! Hurry, hurry,
lend me Thaaa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akoyaki
“Fuuuu...! My bladder has been emptied!
I'm aaall Betterrr!”</text:p>
          </table:table-cell>
          <table:table-cell table:number-columns-repeated="1020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 office:value-type="string">
            <text:p>Clothing S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one of those where people can see
would be way too embarrassing!</text:p>
          </table:table-cell>
          <table:table-cell table:number-columns-repeated="1020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amuko
“S-Sorry... I need to go to the toilet firs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amuko
“Th-Thanks... I'll go get changed over there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amuko
“Hey, I haven't peed myself! R-Right now, I just
want to go to the toile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amuko
“H-Hey, I haven't peed myself!”</text:p>
          </table:table-cell>
          <table:table-cell table:number-columns-repeated="1020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amuko
“Hauu... this is too embarrassing... ////”</text:p>
          </table:table-cell>
          <table:table-cell table:number-columns-repeated="1020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Nyanko
“L-Let me go to the bathroom, first...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Nyanko
“D-Don't you dare peek, got it...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Nyanko
“I haven't quite wet myself, yet!! Now, let me
use the bathroom before I really do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Nyanko
“Excuse you! I did *not* wet myself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Nyanko
“Qu-Quick... before anyone sees... ////”</text:p>
          </table:table-cell>
          <table:table-cell table:number-columns-repeated="1020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omocchi
“N-No... I'm aboutta burst, I'm tellin' ya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omocchi
“I'll go change super quick, so wait up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omocchi
“I ain't peed myself yet, but... I totally will if
I can't go pee soon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omocchi
“Huh? But I didn't pee myself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omocchi
“Fuweeeh... my panties are soaked through...”</text:p>
          </table:table-cell>
          <table:table-cell table:number-columns-repeated="1020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ime
“Could I first go to the r-restroom,
please...! ////”</text:p>
          </table:table-cell>
          <table:table-cell table:number-columns-repeated="1020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ime
“Y... Yes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ime
“Umm, umm...! First... the restroom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ime
“I-I-I-I haven't w... h-had an accident...! ////”</text:p>
          </table:table-cell>
          <table:table-cell table:number-columns-repeated="1020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ime
“I-I need to hurry up before someone sees me
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Komu
“U-U-Umm... it is rather hard to say, but... I
wish to... to go to the toilet, first! ////”</text:p>
          </table:table-cell>
          <table:table-cell table:number-columns-repeated="1020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Komu
“I am truly sorry for all the trouble...”</text:p>
          </table:table-cell>
          <table:table-cell table:number-columns-repeated="1020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Komu
“Eh?! Umm, I have not yet wet myself...! More
importantly, m-may I go to... to the toilet...!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Komu
“No, umm, I... I do not believe I have need of
something like that...”</text:p>
          </table:table-cell>
          <table:table-cell table:number-columns-repeated="1020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Komu
“How could I, the Spirit Queen... oh, I am so
mortified... ////”</text:p>
          </table:table-cell>
          <table:table-cell table:number-columns-repeated="1020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Komu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akoyaki
“If I put on new panties now, I'll just wet those
ones Toooo!! Toilet! Where's the Toileeet?!?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akoyaki
“Ohhh! What a cool Iteeeem!! I'm gonna change
my panties, so wait for Meeee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akoyaki
“What I really desire is the Toileeet!! Aaah! I'm
gonna Leeaaaak!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akoyaki
“Nnn? My panties are dry and Spotleeeess!
It's True! Wanna take a Look-Seeee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akoyaki
“Uuuu... if only my equipment was working
properly, this wouldn't've Happeeened...!”</text:p>
          </table:table-cell>
          <table:table-cell table:number-columns-repeated="1020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akoyak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 office:value-type="string">
            <text:p>Ship Toilet - L0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he toilet anymore... I wanna
change out of these clothes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ight now, I'd... I'd rather do something about
these clothes than use the toilet...</text:p>
          </table:table-cell>
          <table:table-cell table:number-columns-repeated="1020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dying to go, but...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... a-a little scared...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this bathroom...</text:p>
          </table:table-cell>
          <table:table-cell table:number-columns-repeated="1020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iving me goose bumps... I-I think I'll just
hold it...</text:p>
          </table:table-cell>
          <table:table-cell table:number-columns-repeated="1020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 office:value-type="string">
            <text:p>Ship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 can't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ho, I wouldn't wanna use a bathroom
like this...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 office:value-type="string">
            <text:p>Ship 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uh...? I'd never use a bathroom like thi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kind of have to use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really don't want to use those toilet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... need to go, but...</text:p>
          </table:table-cell>
          <table:table-cell table:number-columns-repeated="1020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, th-this bathroom's a little too spooky...
I'll just hold it, for now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, I do need the bathroom, so?</text:p>
          </table:table-cell>
          <table:table-cell table:number-columns-repeated="1020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 toilets here are... way too creepy...!</text:p>
          </table:table-cell>
          <table:table-cell table:number-columns-repeated="1020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, truly... don't want to use the toilets
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, I... I can't hold it in anymore...!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like to get change first...</text:p>
          </table:table-cell>
          <table:table-cell table:number-columns-repeated="1020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 thanks... not this bathroom...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 office:value-type="string">
            <text:p>Ship Toilet - L5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I must... I'll just be a moment...</text:p>
          </table:table-cell>
          <table:table-cell table:number-columns-repeated="1020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 office:value-type="string">
            <text:p>Ship Toilet - L6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fine, if I must... I-I'll just be a moment...!</text:p>
          </table:table-cell>
          <table:table-cell table:number-columns-repeated="1020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anyway, who'd want to use a beat-up old
bathroom like this...?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... I don't want to go into that bathroom...
I'd rather we just got out of here...!</text:p>
          </table:table-cell>
          <table:table-cell table:number-columns-repeated="1020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ell... I do slightly need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 wait than use that one...!</text:p>
          </table:table-cell>
          <table:table-cell table:number-columns-repeated="1020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cared, or anything! I'm totally fine...!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ctually, I wanna do somethin' about these
clothes instead〜...</text:p>
          </table:table-cell>
          <table:table-cell table:number-columns-repeated="1020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thanks... it's too scary in there...</text:p>
          </table:table-cell>
          <table:table-cell table:number-columns-repeated="1020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nna go, but... nope... it's too scary...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 office:value-type="string">
            <text:p>Ship Toilet - L5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gotta pee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 office:value-type="string">
            <text:p>Ship Toilet - L5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... it's too scary, so I'll pass...!</text:p>
          </table:table-cell>
          <table:table-cell table:number-columns-repeated="1020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 office:value-type="string">
            <text:p>Ship Toilet - L6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waaah, I-I-I'm gonna pee my pantiiiies...!!</text:p>
          </table:table-cell>
          <table:table-cell table:number-columns-repeated="1020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 office:value-type="string">
            <text:p>Ship Toilet - L6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aan't!! It's too scary! It's way too
scaryyy!!</text:p>
          </table:table-cell>
          <table:table-cell table:number-columns-repeated="1020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 office:value-type="string">
            <text:p>Ship Toilet - L7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cared! I'm gonna peeeee!! Aaaaahhh!</text:p>
          </table:table-cell>
          <table:table-cell table:number-columns-repeated="1020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 office:value-type="string">
            <text:p>Ship Toilet - L7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good! I'm just too scaaaared!!</text:p>
          </table:table-cell>
          <table:table-cell table:number-columns-repeated="1020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throom? Nope, I'm good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gotta go potty, but...</text:p>
          </table:table-cell>
          <table:table-cell table:number-columns-repeated="1020"/>
        </table:table-row>
        <table:table-row>
          <table:table-cell table:style-name="ce0" office:value-type="string">
            <text:p>怖いから我慢する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o scared, so I'll wait...</text:p>
          </table:table-cell>
          <table:table-cell table:number-columns-repeated="1020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 office:value-type="string">
            <text:p>Ship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 still hold it! I'm fine, I swear...!</text:p>
          </table:table-cell>
          <table:table-cell table:number-columns-repeated="1020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... I-I'm holdin' it... in...!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aay! What if a ghost pops out?!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might get locked in there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 office:value-type="string">
            <text:p>Ship Toile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pee, I wanna peeee!!</text:p>
          </table:table-cell>
          <table:table-cell table:number-columns-repeated="1020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 office:value-type="string">
            <text:p>Ship Toile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t's too scary!! Aaaargh, I wanna pee
but it's too scaryyyyy!!!</text:p>
          </table:table-cell>
          <table:table-cell table:number-columns-repeated="1020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not sure about... using this restroom...</text:p>
          </table:table-cell>
          <table:table-cell table:number-columns-repeated="1020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 office:value-type="string">
            <text:p>Ship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e-excuse me... I'll... just...</text:p>
          </table:table-cell>
          <table:table-cell table:number-columns-repeated="1020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quite all right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ut... I don't like the look of this restroom,
so I must refuse...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need to go to...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B-But... but...!)</text:p>
          </table:table-cell>
          <table:table-cell table:number-columns-repeated="1020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-R-Restroom...!)</text:p>
          </table:table-cell>
          <table:table-cell table:number-columns-repeated="1020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 can't... bear it any longer...!)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Nyan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wants to go to the toilet so bad she
can't stand it, but she's too scared to go...</text:p>
          </table:table-cell>
          <table:table-cell table:number-columns-repeated="1020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about to flood her panties, but
she's too scared to use the toilet and is instead
twisting and turning in desperatio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 office:value-type="string">
            <text:p>Spirit Tutorial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First, please look at the list of nameplates on
the left side of the screen.</text:p>
          </table:table-cell>
          <table:table-cell table:number-columns-repeated="1020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 office:value-type="string">
            <text:p>This time, it appears that the Nymph Crystal
that you have is right at the bottom, and
has the name “Phantom”.</text:p>
          </table:table-cell>
          <table:table-cell table:number-columns-repeated="1020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 office:value-type="string">
            <text:p>Please look at the small icon to the right of
the nameplate.</text:p>
          </table:table-cell>
          <table:table-cell table:number-columns-repeated="1020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 office:value-type="string">
            <text:p>I believe that icon represents a Nymph Crystal.</text:p>
          </table:table-cell>
          <table:table-cell table:number-columns-repeated="1020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 office:value-type="string">
            <text:p>The icon indicates that you have the
Nymph Crystal, but it has not been unsealed.</text:p>
          </table:table-cell>
          <table:table-cell table:number-columns-repeated="1020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 office:value-type="string">
            <text:p>To release its seal, you will need to move the
cursor to its name and press the 【C】 key.</text:p>
          </table:table-cell>
          <table:table-cell table:number-columns-repeated="1020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 office:value-type="string">
            <text:p>Please give it a go.</text:p>
          </table:table-cell>
          <table:table-cell table:number-columns-repeated="1020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haven't yet obtained this Nymph Crystal.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one Spirit Orb and unseal this
Nymph Crystal?</text:p>
          </table:table-cell>
          <table:table-cell table:number-columns-repeated="1020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!</text:p>
          </table:table-cell>
          <table:table-cell table:number-columns-repeated="1020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 office:value-type="string">
            <text:p>Then go to 2796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have just unlocked the ability to be
possessed by Phantom, one of the spirit
nymphs.</text:p>
          </table:table-cell>
          <table:table-cell table:number-columns-repeated="1020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 office:value-type="string">
            <text:p>You no longer need to spend any Spirit Orbs
to be possessed by this nymph, so you may
reassign it as many times as you like.</text:p>
          </table:table-cell>
          <table:table-cell table:number-columns-repeated="1020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 office:value-type="string">
            <text:p>Now, there is one more thing of importance
to explain.</text:p>
          </table:table-cell>
          <table:table-cell table:number-columns-repeated="1020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 office:value-type="string">
            <text:p>All nymphs will absorb Spirit Energy from the
air around them and convert it into “Holy
Water” which they accumulate within
themselves.</text:p>
          </table:table-cell>
          <table:table-cell table:number-columns-repeated="1020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 office:value-type="string">
            <text:p>If I were to liken it to a human function,
erm... it would be, well...</text:p>
          </table:table-cell>
          <table:table-cell table:number-columns-repeated="1020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 office:value-type="string">
            <text:p>Similar to the secretion of... u-urine within
the kidneys... yes.</text:p>
          </table:table-cell>
          <table:table-cell table:number-columns-repeated="1020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 office:value-type="string">
            <text:p>Regardless, Holy Water is the source of a
nymph's power. The more of it that is
accumulated within a spirit, the more
powerful the spirit will become.</text:p>
          </table:table-cell>
          <table:table-cell table:number-columns-repeated="1020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 office:value-type="string">
            <text:p>I believe you picked a stat to augment just
a moment ago? Well, that stat boost becomes
more amplified depending on how much
Holy Water is stored within the nymph.</text:p>
          </table:table-cell>
          <table:table-cell table:number-columns-repeated="1020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 office:value-type="string">
            <text:p>In summary, a nymph's host becomes more
powerful the more desperately the spirit is
holding its Holy Water in.</text:p>
          </table:table-cell>
          <table:table-cell table:number-columns-repeated="1020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 office:value-type="string">
            <text:p>Although, you must be aware that nymphs
also have their limits.</text:p>
          </table:table-cell>
          <table:table-cell table:number-columns-repeated="1020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 office:value-type="string">
            <text:p>If the nymph accumulates more Holy Water
than it can as indicated by the 【HOLD】
parameter in the description window, it will
eventually lose control and leak it out.</text:p>
          </table:table-cell>
          <table:table-cell table:number-columns-repeated="1020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 office:value-type="string">
            <text:p>You should pay attention, as the stat bonus it
grants will reset to its lowest value when this
occurs.</text:p>
          </table:table-cell>
          <table:table-cell table:number-columns-repeated="1020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 office:value-type="string">
            <text:p>By the way, you can steadily increase each
nymph's HOLD power by repeatedly having it
accumulate and hold lots of Holy Water.</text:p>
          </table:table-cell>
          <table:table-cell table:number-columns-repeated="1020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 office:value-type="string">
            <text:p>I'm sure you will be able to pick your favorite
nymphs and train them to gain higher HOLD
power, thereby allowing them to grant higher
and higher stat boosts.</text:p>
          </table:table-cell>
          <table:table-cell table:number-columns-repeated="1020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 office:value-type="string">
            <text:p>I believe that is the end of my explanation.</text:p>
          </table:table-cell>
          <table:table-cell table:number-columns-repeated="1020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 office:value-type="string">
            <text:p>To close this menu, you need only press the
【X】 key.</text:p>
          </table:table-cell>
          <table:table-cell table:number-columns-repeated="1020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 office:value-type="string">
            <text:p>With this, you have just unsealed the spirit
called “Phantom”.</text:p>
          </table:table-cell>
          <table:table-cell table:number-columns-repeated="1020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 office:value-type="string">
            <text:p>Now, please take a look at the description
window at the bottom.</text:p>
          </table:table-cell>
          <table:table-cell table:number-columns-repeated="1020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 office:value-type="string">
            <text:p>The 【Ability】 section shows what special buff
you will gain when this spirit possesses you.</text:p>
          </table:table-cell>
          <table:table-cell table:number-columns-repeated="1020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 office:value-type="string">
            <text:p>Without further delay, let us give spirit
possession a try.</text:p>
          </table:table-cell>
          <table:table-cell table:number-columns-repeated="1020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 office:value-type="string">
            <text:p>Move the cursor to the spirit's nameplate
and press the 【C】 key once more.</text:p>
          </table:table-cell>
          <table:table-cell table:number-columns-repeated="1020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 office:value-type="string">
            <text:p>Then go to 2780</text:p>
          </table:table-cell>
          <table:table-cell table:style-name="ce0"/>
          <table:table-cell table:style-name="ce0" office:value-type="string">
            <text:p>After that, you must simply choose who will
be possessed by that nymphs, and which stat
you would like to augment.</text:p>
          </table:table-cell>
          <table:table-cell table:number-columns-repeated="1020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isn't being possessed by any nymphs.</text:p>
          </table:table-cell>
          <table:table-cell table:number-columns-repeated="1020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/>
          <table:table-cell table:style-name="ce0" office:value-type="string">
            <text:p>Unleash her Holy Water into the vial</text:p>
          </table:table-cell>
          <table:table-cell table:number-columns-repeated="1020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/>
          <table:table-cell table:style-name="ce0" office:value-type="string">
            <text:p>Pokey-pokey</text:p>
          </table:table-cell>
          <table:table-cell table:number-columns-repeated="1020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/>
          <table:table-cell table:style-name="ce0" office:value-type="string">
            <text:p>Exorcize her</text:p>
          </table:table-cell>
          <table:table-cell table:number-columns-repeated="1020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/>
          <table:table-cell table:style-name="ce0" office:value-type="string">
            <text:p>Nothing</text:p>
          </table:table-cell>
          <table:table-cell table:number-columns-repeated="1020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/>
          <table:table-cell table:style-name="ce0" office:value-type="string">
            <text:p>She doesn't have anything to let out...</text:p>
          </table:table-cell>
          <table:table-cell table:number-columns-repeated="1020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/>
          <table:table-cell table:style-name="ce0" office:value-type="string">
            <text:p>The Holy Water vial is full to the brim...!</text:p>
          </table:table-cell>
          <table:table-cell table:number-columns-repeated="1020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/>
          <table:table-cell table:style-name="ce0" office:value-type="string">
            <text:p>Really release her from possession? (You will
need to return to the nun to reassign.)</text:p>
          </table:table-cell>
          <table:table-cell table:number-columns-repeated="1020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/>
          <table:table-cell table:style-name="ce0" office:value-type="string">
            <text:p>Exorcize</text:p>
          </table:table-cell>
          <table:table-cell table:number-columns-repeated="1020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/>
          <table:table-cell table:style-name="ce0" office:value-type="string">
            <text:p>Don't exorcize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
(You managed to catch some in the vial.)</text:p>
          </table:table-cell>
          <table:table-cell table:number-columns-repeated="1020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Valkyrie】!</text:p>
          </table:table-cell>
          <table:table-cell table:number-columns-repeated="1020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uura】!</text:p>
          </table:table-cell>
          <table:table-cell table:number-columns-repeated="1020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le】!</text:p>
          </table:table-cell>
          <table:table-cell table:number-columns-repeated="1020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anaha】!</text:p>
          </table:table-cell>
          <table:table-cell table:number-columns-repeated="1020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sahi】!</text:p>
          </table:table-cell>
          <table:table-cell table:number-columns-repeated="1020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Yuuhi】!</text:p>
          </table:table-cell>
          <table:table-cell table:number-columns-repeated="1020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anta】!</text:p>
          </table:table-cell>
          <table:table-cell table:number-columns-repeated="1020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rometheus】!</text:p>
          </table:table-cell>
          <table:table-cell table:number-columns-repeated="1020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ptune】!</text:p>
          </table:table-cell>
          <table:table-cell table:number-columns-repeated="1020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Ria】!</text:p>
          </table:table-cell>
          <table:table-cell table:number-columns-repeated="1020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hīko】!</text:p>
          </table:table-cell>
          <table:table-cell table:number-columns-repeated="1020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airy】!</text:p>
          </table:table-cell>
          <table:table-cell table:number-columns-repeated="1020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ndragora】!</text:p>
          </table:table-cell>
          <table:table-cell table:number-columns-repeated="1020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kotama】!</text:p>
          </table:table-cell>
          <table:table-cell table:number-columns-repeated="1020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oenix】!</text:p>
          </table:table-cell>
          <table:table-cell table:number-columns-repeated="1020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Omori】!</text:p>
          </table:table-cell>
          <table:table-cell table:number-columns-repeated="1020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gasus】!</text:p>
          </table:table-cell>
          <table:table-cell table:number-columns-repeated="1020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Tekuto】!</text:p>
          </table:table-cell>
          <table:table-cell table:number-columns-repeated="1020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gical】!</text:p>
          </table:table-cell>
          <table:table-cell table:number-columns-repeated="1020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mainu】!</text:p>
          </table:table-cell>
          <table:table-cell table:number-columns-repeated="1020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ikan】!</text:p>
          </table:table-cell>
          <table:table-cell table:number-columns-repeated="1020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Dancer】!</text:p>
          </table:table-cell>
          <table:table-cell table:number-columns-repeated="1020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rle】!</text:p>
          </table:table-cell>
          <table:table-cell table:number-columns-repeated="1020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Hanon】!</text:p>
          </table:table-cell>
          <table:table-cell table:number-columns-repeated="1020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tobuki】!</text:p>
          </table:table-cell>
          <table:table-cell table:number-columns-repeated="1020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uccubus】!</text:p>
          </table:table-cell>
          <table:table-cell table:number-columns-repeated="1020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Carmine】!</text:p>
          </table:table-cell>
          <table:table-cell table:number-columns-repeated="1020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Ikaho】!</text:p>
          </table:table-cell>
          <table:table-cell table:number-columns-repeated="1020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ngel】!</text:p>
          </table:table-cell>
          <table:table-cell table:number-columns-repeated="1020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antom】!</text:p>
          </table:table-cell>
          <table:table-cell table:number-columns-repeated="1020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amu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Nyan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Tomocchi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ime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500 ren)</text:p>
          </table:table-cell>
          <table:table-cell table:number-columns-repeated="1020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'm afraid your inventory is completely full,
so I cannot give this to you.</text:p>
          </table:table-cell>
          <table:table-cell table:number-columns-repeated="1020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number-columns-repeated="1020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number-columns-repeated="1020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uch a bother... ////</text:p>
          </table:table-cell>
          <table:table-cell table:number-columns-repeated="1020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nlike the main characters, the support
character “Komu” will automatically target
enemies at random.</text:p>
          </table:table-cell>
          <table:table-cell table:number-columns-repeated="1020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owever, as she is not a Heavenly Maiden,
Komu can only decrease the foe's HP, but not
deliver the final blow.</text:p>
          </table:table-cell>
          <table:table-cell table:number-columns-repeated="1020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urthermore, as a back-line fighter, she
cannot be targeted by enemy attacks.</text:p>
          </table:table-cell>
          <table:table-cell table:number-columns-repeated="1020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is a natural deadeye with expert
technique, but keep in mind that her accuracy
will decline with her “condition”.</text:p>
          </table:table-cell>
          <table:table-cell table:number-columns-repeated="1020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gh, aa... aaah...!</text:p>
          </table:table-cell>
          <table:table-cell table:number-columns-repeated="1020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... at my limit...! N-No...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 am... so... sorr... ry...!</text:p>
          </table:table-cell>
          <table:table-cell table:number-columns-repeated="1020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number-columns-repeated="1020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number-columns-repeated="1020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 not... hold it in... Oooh... ////</text:p>
          </table:table-cell>
          <table:table-cell table:number-columns-repeated="1020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would like to wash my clothes first, if that is
all right... /////</text:p>
          </table:table-cell>
          <table:table-cell table:number-columns-repeated="1020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 will take you up on tha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 am just going to the toilet...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toilet...! ////</text:p>
          </table:table-cell>
          <table:table-cell table:number-columns-repeated="1020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... I'm gonna... wet myseeelf...!!</text:p>
          </table:table-cell>
          <table:table-cell table:number-columns-repeated="1020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 am fine, thank you.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 is all right, I do not need to go right now.</text:p>
          </table:table-cell>
          <table:table-cell table:number-columns-repeated="1020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quite all right, so please ask the others
first.</text:p>
          </table:table-cell>
          <table:table-cell table:number-columns-repeated="1020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 will take care of it now, just in
case...)</text:p>
          </table:table-cell>
          <table:table-cell table:number-columns-repeated="1020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being so thoughtful...</text:p>
          </table:table-cell>
          <table:table-cell table:number-columns-repeated="1020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do have a long road ahead, don't we? I
will take care of business.</text:p>
          </table:table-cell>
          <table:table-cell table:number-columns-repeated="1020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yes, I shall be back in just a moment... ///</text:p>
          </table:table-cell>
          <table:table-cell table:number-columns-repeated="1020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 will go to the toilet.)</text:p>
          </table:table-cell>
          <table:table-cell table:number-columns-repeated="1020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 am just... going to the toile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number-columns-repeated="1020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</text:p>
          </table:table-cell>
          <table:table-cell table:number-columns-repeated="1020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heavens... I was holding it for a
good while...)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</text:p>
          </table:table-cell>
          <table:table-cell table:number-columns-repeated="1020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... g-going to the toilet. ////</text:p>
          </table:table-cell>
          <table:table-cell table:number-columns-repeated="1020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the heavens... I am saved! ////)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number-columns-repeated="1020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
I am d-desperate! ////</text:p>
          </table:table-cell>
          <table:table-cell table:number-columns-repeated="1020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 am g-go-going to leak...!!)</text:p>
          </table:table-cell>
          <table:table-cell table:number-columns-repeated="1020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 is... ah, it's coming oooout!!!</text:p>
          </table:table-cell>
          <table:table-cell table:number-columns-repeated="1020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</text:p>
          </table:table-cell>
          <table:table-cell table:number-columns-repeated="1020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 it...!</text:p>
          </table:table-cell>
          <table:table-cell table:number-columns-repeated="1020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number-columns-repeated="1020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number-columns-repeated="1020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back.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 quite all right now... ////</text:p>
          </table:table-cell>
          <table:table-cell table:number-columns-repeated="1020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number-columns-repeated="1020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orry to trouble you... ////</text:p>
          </table:table-cell>
          <table:table-cell table:number-columns-repeated="1020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number-columns-repeated="1020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number-columns-repeated="1020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number-columns-repeated="1020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number-columns-repeated="1020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was
going to... /////</text:p>
          </table:table-cell>
          <table:table-cell table:number-columns-repeated="1020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such relief... ♪)</text:p>
          </table:table-cell>
          <table:table-cell table:number-columns-repeated="1020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 not
l-l-leak! No, not one bit... /////</text:p>
          </table:table-cell>
          <table:table-cell table:number-columns-repeated="1020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akoyaki's outdoor scene?</text:p>
          </table:table-cell>
          <table:table-cell table:number-columns-repeated="1020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at was really Clooose...</text:p>
          </table:table-cell>
          <table:table-cell table:number-columns-repeated="1020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But I feel so much better, Nooow! ////</text:p>
          </table:table-cell>
          <table:table-cell table:number-columns-repeated="1020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, uh... kh, n-no... Noooooo...!!</text:p>
          </table:table-cell>
          <table:table-cell table:number-columns-repeated="1020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aaaah, ah, AAAAAAHHH!!!</text:p>
          </table:table-cell>
          <table:table-cell table:number-columns-repeated="1020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l... leak... ing... ah, ah, AH!!!</text:p>
          </table:table-cell>
          <table:table-cell table:number-columns-repeated="1020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is is, well... s-some kind of Mistaaake...</text:p>
          </table:table-cell>
          <table:table-cell table:number-columns-repeated="1020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 office:value-type="string">
            <text:p>After wetting (field) 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uuu... now I've done Iiit...
I couldn't control Myseeelf... ////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t's because... I was holding it for ages and
Ageees...!</text:p>
          </table:table-cell>
          <table:table-cell table:number-columns-repeated="1020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ight now, I'd rather get these wet panties
off Meee...</text:p>
          </table:table-cell>
          <table:table-cell table:number-columns-repeated="1020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panties are sticking to my butt, it feels
Awfuuul!</text:p>
          </table:table-cell>
          <table:table-cell table:number-columns-repeated="1020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nna prioritize cleaning up after my
little Accideeent... c-can't I...?</text:p>
          </table:table-cell>
          <table:table-cell table:number-columns-repeated="1020"/>
        </table:table-row>
        <table:table-row>
          <table:table-cell table:style-name="ce0" office:value-type="string">
            <text:p>してくるヨー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ll be right Baaack...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just wanna use the Toileeet...</text:p>
          </table:table-cell>
          <table:table-cell table:number-columns-repeated="1020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Changing can Waaait! I've gotta pee, Nooow!</text:p>
          </table:table-cell>
          <table:table-cell table:number-columns-repeated="1020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o, I'm Leakiiing! Let me go ahead and pee,
Pleeeease!!</text:p>
          </table:table-cell>
          <table:table-cell table:number-columns-repeated="1020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nn? But I don't wanna go Pottyyy?</text:p>
          </table:table-cell>
          <table:table-cell table:number-columns-repeated="1020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e toilet? I'm still Fiiine.</text:p>
          </table:table-cell>
          <table:table-cell table:number-columns-repeated="1020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on't need to pee, Thaaanks.</text:p>
          </table:table-cell>
          <table:table-cell table:number-columns-repeated="1020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on't really need to, but I guess I'll go
Anywaaay.</text:p>
          </table:table-cell>
          <table:table-cell table:number-columns-repeated="1020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ime to Peeee? Okey-Dokeeey.</text:p>
          </table:table-cell>
          <table:table-cell table:number-columns-repeated="1020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think I'll use the toilet while I've got the
Chaaance.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Wait up, Okaaay? It's pee-pee Tiiime.</text:p>
          </table:table-cell>
          <table:table-cell table:number-columns-repeated="1020"/>
        </table:table-row>
        <table:table-row>
          <table:table-cell table:style-name="ce0" office:value-type="string">
            <text:p>トイレ行ってくるヨー！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just gonna visit the Toileeet!</text:p>
          </table:table-cell>
          <table:table-cell table:number-columns-repeated="1020"/>
        </table:table-row>
        <table:table-row>
          <table:table-cell table:style-name="ce0" office:value-type="string">
            <text:p>放尿してくるネー！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gonna go urinate, 'Kaaay?!</text:p>
          </table:table-cell>
          <table:table-cell table:number-columns-repeated="1020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Good timing, it just so happens that I needed
to Peeee!</text:p>
          </table:table-cell>
          <table:table-cell table:number-columns-repeated="1020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, I wanna go Peeee!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kinda wanna go to the toilet, so gimme just
a minute, Pleeease!</text:p>
          </table:table-cell>
          <table:table-cell table:number-columns-repeated="1020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eew, thank goodness this place has
a Bathrooom!</text:p>
          </table:table-cell>
          <table:table-cell table:number-columns-repeated="1020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s actually kinda holding it for a moment
Theeere! I'll be right Baaack!</text:p>
          </table:table-cell>
          <table:table-cell table:number-columns-repeated="1020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ank the Staaars, I was just looking for
a Toileeet!</text:p>
          </table:table-cell>
          <table:table-cell table:number-columns-repeated="1020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! I've been busting to pee for Ageees!
Gimme a Secooond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really gotta go to the Toileeet! I've been
holding it Foreveeer!</text:p>
          </table:table-cell>
          <table:table-cell table:number-columns-repeated="1020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tummy's already bulging out so much, I didn't
know what I was gonna Dooo! That was Clooose!</text:p>
          </table:table-cell>
          <table:table-cell table:number-columns-repeated="1020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-Hurry up, I've gotta Peeee...! I can't take
it Anymooore!!</text:p>
          </table:table-cell>
          <table:table-cell table:number-columns-repeated="1020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oilet!! I've gotta go to the Toilet!! I've
been holding it in way too Looong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'm gonna pee Myseeelf!! Peeeeee!!</text:p>
          </table:table-cell>
          <table:table-cell table:number-columns-repeated="1020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-I can't... I'm gonna Buuurst...!!</text:p>
          </table:table-cell>
          <table:table-cell table:number-columns-repeated="1020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most there, I-I can... almost... g-go Peeee...!!</text:p>
          </table:table-cell>
          <table:table-cell table:number-columns-repeated="1020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aaaaaagh! It's coming out!! It's already coming
Ooooout!!</text:p>
          </table:table-cell>
          <table:table-cell table:number-columns-repeated="1020"/>
        </table:table-row>
        <table:table-row>
          <table:table-cell table:style-name="ce0" office:value-type="string">
            <text:p>おわったヨー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Dooone...</text:p>
          </table:table-cell>
          <table:table-cell table:number-columns-repeated="1020"/>
        </table:table-row>
        <table:table-row>
          <table:table-cell table:style-name="ce0" office:value-type="string">
            <text:p>時間を取らせたネ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anks for your Tiiime!</text:p>
          </table:table-cell>
          <table:table-cell table:number-columns-repeated="1020"/>
        </table:table-row>
        <table:table-row>
          <table:table-cell table:style-name="ce0" office:value-type="string">
            <text:p>さあ、出発するヨ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l right, let's Gooo!</text:p>
          </table:table-cell>
          <table:table-cell table:number-columns-repeated="1020"/>
        </table:table-row>
        <table:table-row>
          <table:table-cell table:style-name="ce0" office:value-type="string">
            <text:p>おわったヨ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l Dooone!</text:p>
          </table:table-cell>
          <table:table-cell table:number-columns-repeated="1020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eew, sweet Relieeef!</text:p>
          </table:table-cell>
          <table:table-cell table:number-columns-repeated="1020"/>
        </table:table-row>
        <table:table-row>
          <table:table-cell table:style-name="ce0" office:value-type="string">
            <text:p>これでもう大丈夫ネ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in tip-top shape, Nooow!</text:p>
          </table:table-cell>
          <table:table-cell table:number-columns-repeated="1020"/>
        </table:table-row>
        <table:table-row>
          <table:table-cell table:style-name="ce0" office:value-type="string">
            <text:p>おしっこ完了だヨ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ee Compleeete!</text:p>
          </table:table-cell>
          <table:table-cell table:number-columns-repeated="1020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w...
It was kinda close, but I made Iiit!</text:p>
          </table:table-cell>
          <table:table-cell table:number-columns-repeated="1020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made it, just Abouuut! Well done, Meee!</text:p>
          </table:table-cell>
          <table:table-cell table:number-columns-repeated="1020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is was Baaad... but I can rest easy, Nooow!</text:p>
          </table:table-cell>
          <table:table-cell table:number-columns-repeated="1020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really thought I was done for, this Tiiime...!</text:p>
          </table:table-cell>
          <table:table-cell table:number-columns-repeated="1020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aah! If there was no toilet here, that woulda
been it for Meee...!</text:p>
          </table:table-cell>
          <table:table-cell table:number-columns-repeated="1020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hh, much Betteeer! My bladder was pretty
much at its Limiiit!</text:p>
          </table:table-cell>
          <table:table-cell table:number-columns-repeated="1020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... I think I got my panties a little Weeet...</text:p>
          </table:table-cell>
          <table:table-cell table:number-columns-repeated="1020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lost my cool so bad that it's totally
Embarrassiiing! Forget everything you just
saw, right Nooow!!</text:p>
          </table:table-cell>
          <table:table-cell table:number-columns-repeated="1020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(Peeing when I'm at my limit... feels kind of
Amaziiing... ////)</text:p>
          </table:table-cell>
          <table:table-cell table:number-columns-repeated="1020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ful
</text:p>
          </table:table-cell>
          <table:table-cell table:number-columns-repeated="1020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fuls
</text:p>
          </table:table-cell>
          <table:table-cell table:number-columns-repeated="1020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Water】 x4!</text:p>
          </table:table-cell>
          <table:table-cell table:number-columns-repeated="1020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toilet scene?</text:p>
          </table:table-cell>
          <table:table-cell table:number-columns-repeated="1020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toilet scene?</text:p>
          </table:table-cell>
          <table:table-cell table:number-columns-repeated="1020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akoyaki's toilet scene?</text:p>
          </table:table-cell>
          <table:table-cell table:number-columns-repeated="1020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Pick what you like, just 1 Spirit Orb each! ♪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/>
          <table:table-cell table:style-name="ce0" office:value-type="string">
            <text:p>Doping Item x4 (Random)</text:p>
          </table:table-cell>
          <table:table-cell table:number-columns-repeated="1020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/>
          <table:table-cell table:style-name="ce0" office:value-type="string">
            <text:p>Diuretic x2</text:p>
          </table:table-cell>
          <table:table-cell table:number-columns-repeated="1020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/>
          <table:table-cell table:style-name="ce0" office:value-type="string">
            <text:p>Liquidate (1000 ren)</text:p>
          </table:table-cell>
          <table:table-cell table:number-columns-repeated="1020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r inventory's totally full??</text:p>
          </table:table-cell>
          <table:table-cell table:number-columns-repeated="1020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 don't have a single Spirit Orb??</text:p>
          </table:table-cell>
          <table:table-cell table:number-columns-repeated="1020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number-columns-repeated="1020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number-columns-repeated="1020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number-columns-repeated="1020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number-columns-repeated="1020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 office:value-type="string">
            <text:p>*wiggle*... *fidget*...</text:p>
          </table:table-cell>
          <table:table-cell table:number-columns-repeated="1020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number-columns-repeated="1020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number-columns-repeated="1020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08T12:19:42+01:00</meta:creation-date>
    <dc:date>2020-03-08T12:19:4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